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7.6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25.14mm"/>
    </style:style>
    <style:style style:name="co12" style:family="table-column">
      <style:table-column-properties fo:break-before="auto" style:column-width="8.17mm"/>
    </style:style>
    <style:style style:name="co13" style:family="table-column">
      <style:table-column-properties fo:break-before="auto" style:column-width="7.34mm"/>
    </style:style>
    <style:style style:name="co14" style:family="table-column">
      <style:table-column-properties fo:break-before="auto" style:column-width="8.98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9.79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0.07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111111"/>
      <style:text-properties fo:color="#666666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style:text-underline-style="none" fo:font-weight="normal" style:font-weight-asian="normal" style:font-weight-complex="normal"/>
    </style:style>
    <style:style style:name="ce10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d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Conv1D → LSTM → Dense</text:p>
          </table:table-cell>
        </table:table-row>
        <table:table-row table:style-name="ro1">
          <table:table-cell office:value-type="string" calcext:value-type="string">
            <text:p>m3r</text:p>
          </table:table-cell>
          <table:table-cell office:value-type="string" calcext:value-type="string">
            <text:p>Conv1D → LSTM (regularizada) → Dense (regularizada)</text:p>
          </table:table-cell>
        </table:table-row>
        <table:table-row table:style-name="ro1">
          <table:table-cell office:value-type="string" calcext:value-type="string">
            <text:p>m3b</text:p>
          </table:table-cell>
          <table:table-cell office:value-type="string" calcext:value-type="string">
            <text:p>Conv1D → LSTM → Dense (Camadas maiores)</text:p>
          </table:table-cell>
        </table:table-row>
        <table:table-row table:style-name="ro1">
          <table:table-cell office:value-type="string" calcext:value-type="string">
            <text:p>m3br</text:p>
          </table:table-cell>
          <table:table-cell office:value-type="string" calcext:value-type="string">
            <text:p>Conv1D → ReLU →LSTM (regularizada) → ReLU → Dense (regularizada) <text:s/>(Camadas maiores)</text:p>
          </table:table-cell>
        </table:table-row>
        <table:table-row table:style-name="ro1">
          <table:table-cell office:value-type="string" calcext:value-type="string">
            <text:p>m3br (2)</text:p>
          </table:table-cell>
          <table:table-cell office:value-type="string" calcext:value-type="string">
            <text:p>Conv1D → LSTM (regularizada) → Dense (regularizada) <text:s/>(Camadas maiores)</text:p>
          </table:table-cell>
        </table:table-row>
        <table:table-row table:style-name="ro1">
          <table:table-cell office:value-type="string" calcext:value-type="string">
            <text:p>m32c</text:p>
          </table:table-cell>
          <table:table-cell office:value-type="string" calcext:value-type="string">
            <text:p>Conv1D → Conv1D → LSTM → Dens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Conv1D → Conv1D → LSTM → Dense → Dense</text:p>
          </table:table-cell>
        </table:table-row>
        <table:table-row table:style-name="ro1">
          <table:table-cell office:value-type="string" calcext:value-type="string">
            <text:p>m4r</text:p>
          </table:table-cell>
          <table:table-cell office:value-type="string" calcext:value-type="string">
            <text:p>Conv1D → Conv1D → LSTM (regularizada) → Dense (regularizada) → Dense (regularizada)</text:p>
          </table:table-cell>
        </table:table-row>
        <table:table-row table:style-name="ro1">
          <table:table-cell office:value-type="string" calcext:value-type="string">
            <text:p>m4d</text:p>
          </table:table-cell>
          <table:table-cell office:value-type="string" calcext:value-type="string">
            <text:p>Conv1D → Conv1D → LSTM → Dropout → Dense → Dropout → Dense</text:p>
          </table:table-cell>
        </table:table-row>
        <table:table-row table:style-name="ro1">
          <table:table-cell office:value-type="string" calcext:value-type="string">
            <text:p>m3s</text:p>
          </table:table-cell>
          <table:table-cell office:value-type="string" calcext:value-type="string">
            <text:p>Conv1D → LSTM → Dense</text:p>
          </table:table-cell>
        </table:table-row>
      </table:table>
      <table:table table:name="auc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office:value-type="string" calcext:value-type="string">
            <text:p>m3br</text:p>
          </table:table-cell>
          <table:table-cell table:number-columns-repeated="2"/>
          <table:table-cell office:value-type="string" calcext:value-type="string">
            <text:p>m3br (2)</text:p>
          </table:table-cell>
          <table:table-cell table:number-columns-repeated="2"/>
          <table:table-cell office:value-type="string" calcext:value-type="string">
            <text:p>m3r</text:p>
          </table:table-cell>
          <table:table-cell table:number-columns-repeated="2"/>
          <table:table-cell office:value-type="string" calcext:value-type="string">
            <text:p>m32c</text:p>
          </table:table-cell>
          <table:table-cell table:number-columns-repeated="2"/>
          <table:table-cell office:value-type="string" calcext:value-type="string">
            <text:p>m3br2</text:p>
          </table:table-cell>
          <table:table-cell table:number-columns-repeated="2"/>
          <table:table-cell office:value-type="string" calcext:value-type="string">
            <text:p>m3r</text:p>
          </table:table-cell>
          <table:table-cell table:number-columns-repeated="2"/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32c</text:p>
          </table:table-cell>
          <table:table-cell table:number-columns-repeated="2"/>
          <table:table-cell office:value-type="string" calcext:value-type="string">
            <text:p>m3r</text:p>
          </table:table-cell>
          <table:table-cell table:number-columns-repeated="2"/>
          <table:table-cell office:value-type="string" calcext:value-type="string">
            <text:p>m4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5 minutes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Fine Tunn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ed-Training</text:p>
          </table:table-cell>
          <table:table-cell office:value-type="float" office:value="0.758458" calcext:value-type="float">
            <text:p>0,758458</text:p>
          </table:table-cell>
          <table:table-cell table:number-columns-repeated="2"/>
          <table:table-cell office:value-type="float" office:value="0.794226" calcext:value-type="float">
            <text:p>0,794226</text:p>
          </table:table-cell>
          <table:table-cell table:number-columns-repeated="2"/>
          <table:table-cell office:value-type="float" office:value="0.771852" calcext:value-type="float">
            <text:p>0,771852</text:p>
          </table:table-cell>
          <table:table-cell table:number-columns-repeated="2"/>
          <table:table-cell office:value-type="float" office:value="0.763364" calcext:value-type="float">
            <text:p>0,763364</text:p>
          </table:table-cell>
          <table:table-cell table:number-columns-repeated="2"/>
          <table:table-cell office:value-type="float" office:value="0.740306" calcext:value-type="float">
            <text:p>0,740306</text:p>
          </table:table-cell>
          <table:table-cell table:number-columns-repeated="2"/>
          <table:table-cell office:value-type="float" office:value="0.779268" calcext:value-type="float">
            <text:p>0,779268</text:p>
          </table:table-cell>
          <table:table-cell table:number-columns-repeated="2"/>
          <table:table-cell office:value-type="float" office:value="0.748869" calcext:value-type="float">
            <text:p>0,748869</text:p>
          </table:table-cell>
          <table:table-cell table:number-columns-repeated="2"/>
          <table:table-cell office:value-type="float" office:value="0.692217" calcext:value-type="float">
            <text:p>0,692217</text:p>
          </table:table-cell>
          <table:table-cell table:number-columns-repeated="2"/>
          <table:table-cell office:value-type="float" office:value="0.722301" calcext:value-type="float">
            <text:p>0,722301</text:p>
          </table:table-cell>
          <table:table-cell table:number-columns-repeated="2"/>
          <table:table-cell office:value-type="float" office:value="0.794215" calcext:value-type="float">
            <text:p>0,7942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61652" calcext:value-type="float">
            <text:p>0,761652</text:p>
          </table:table-cell>
          <table:table-cell office:value-type="float" office:value="0.823014" calcext:value-type="float">
            <text:p>0,823014</text:p>
          </table:table-cell>
          <table:table-cell/>
          <table:table-cell office:value-type="float" office:value="0.798949" calcext:value-type="float">
            <text:p>0,798949</text:p>
          </table:table-cell>
          <table:table-cell office:value-type="float" office:value="0.793039" calcext:value-type="float">
            <text:p>0,793039</text:p>
          </table:table-cell>
          <table:table-cell/>
          <table:table-cell office:value-type="float" office:value="0.772344" calcext:value-type="float">
            <text:p>0,772344</text:p>
          </table:table-cell>
          <table:table-cell office:value-type="float" office:value="0.796972" calcext:value-type="float">
            <text:p>0,796972</text:p>
          </table:table-cell>
          <table:table-cell/>
          <table:table-cell office:value-type="float" office:value="0.736905" calcext:value-type="float">
            <text:p>0,736905</text:p>
          </table:table-cell>
          <table:table-cell office:value-type="float" office:value="0.77776" calcext:value-type="float">
            <text:p>0,77776</text:p>
          </table:table-cell>
          <table:table-cell/>
          <table:table-cell office:value-type="float" office:value="0.740938" calcext:value-type="float">
            <text:p>0,740938</text:p>
          </table:table-cell>
          <table:table-cell office:value-type="float" office:value="0.751149" calcext:value-type="float">
            <text:p>0,751149</text:p>
          </table:table-cell>
          <table:table-cell/>
          <table:table-cell office:value-type="float" office:value="0.782831" calcext:value-type="float">
            <text:p>0,782831</text:p>
          </table:table-cell>
          <table:table-cell office:value-type="float" office:value="0.798146" calcext:value-type="float">
            <text:p>0,798146</text:p>
          </table:table-cell>
          <table:table-cell/>
          <table:table-cell office:value-type="float" office:value="0.743131" calcext:value-type="float">
            <text:p>0,743131</text:p>
          </table:table-cell>
          <table:table-cell office:value-type="float" office:value="0.810895" calcext:value-type="float">
            <text:p>0,810895</text:p>
          </table:table-cell>
          <table:table-cell/>
          <table:table-cell office:value-type="float" office:value="0.676271" calcext:value-type="float">
            <text:p>0,676271</text:p>
          </table:table-cell>
          <table:table-cell office:value-type="float" office:value="0.692533" calcext:value-type="float">
            <text:p>0,692533</text:p>
          </table:table-cell>
          <table:table-cell/>
          <table:table-cell office:value-type="float" office:value="0.740303" calcext:value-type="float">
            <text:p>0,740303</text:p>
          </table:table-cell>
          <table:table-cell office:value-type="float" office:value="0.778279" calcext:value-type="float">
            <text:p>0,778279</text:p>
          </table:table-cell>
          <table:table-cell/>
          <table:table-cell office:value-type="float" office:value="0.759501" calcext:value-type="float">
            <text:p>0,759501</text:p>
          </table:table-cell>
          <table:table-cell office:value-type="float" office:value="0.729711" calcext:value-type="float">
            <text:p>0,7297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92023" calcext:value-type="float">
            <text:p>0,792023</text:p>
          </table:table-cell>
          <table:table-cell office:value-type="float" office:value="0.749453" calcext:value-type="float">
            <text:p>0,749453</text:p>
          </table:table-cell>
          <table:table-cell/>
          <table:table-cell office:value-type="float" office:value="0.846239" calcext:value-type="float">
            <text:p>0,846239</text:p>
          </table:table-cell>
          <table:table-cell office:value-type="float" office:value="0.822298" calcext:value-type="float">
            <text:p>0,822298</text:p>
          </table:table-cell>
          <table:table-cell/>
          <table:table-cell office:value-type="float" office:value="0.835375" calcext:value-type="float">
            <text:p>0,835375</text:p>
          </table:table-cell>
          <table:table-cell office:value-type="float" office:value="0.808028" calcext:value-type="float">
            <text:p>0,808028</text:p>
          </table:table-cell>
          <table:table-cell/>
          <table:table-cell office:value-type="float" office:value="0.7747" calcext:value-type="float">
            <text:p>0,7747</text:p>
          </table:table-cell>
          <table:table-cell office:value-type="float" office:value="0.594843" calcext:value-type="float">
            <text:p>0,594843</text:p>
          </table:table-cell>
          <table:table-cell/>
          <table:table-cell office:value-type="float" office:value="0.790893" calcext:value-type="float">
            <text:p>0,790893</text:p>
          </table:table-cell>
          <table:table-cell office:value-type="float" office:value="0.835291" calcext:value-type="float">
            <text:p>0,835291</text:p>
          </table:table-cell>
          <table:table-cell/>
          <table:table-cell office:value-type="float" office:value="0.842579" calcext:value-type="float">
            <text:p>0,842579</text:p>
          </table:table-cell>
          <table:table-cell office:value-type="float" office:value="0.824952" calcext:value-type="float">
            <text:p>0,824952</text:p>
          </table:table-cell>
          <table:table-cell/>
          <table:table-cell office:value-type="float" office:value="0.849225" calcext:value-type="float">
            <text:p>0,849225</text:p>
          </table:table-cell>
          <table:table-cell office:value-type="float" office:value="0.775309" calcext:value-type="float">
            <text:p>0,775309</text:p>
          </table:table-cell>
          <table:table-cell/>
          <table:table-cell office:value-type="float" office:value="0.628384" calcext:value-type="float">
            <text:p>0,628384</text:p>
          </table:table-cell>
          <table:table-cell office:value-type="float" office:value="0.465506" calcext:value-type="float">
            <text:p>0,465506</text:p>
          </table:table-cell>
          <table:table-cell/>
          <table:table-cell office:value-type="float" office:value="0.723765" calcext:value-type="float">
            <text:p>0,723765</text:p>
          </table:table-cell>
          <table:table-cell office:value-type="float" office:value="0.724757" calcext:value-type="float">
            <text:p>0,724757</text:p>
          </table:table-cell>
          <table:table-cell/>
          <table:table-cell office:value-type="float" office:value="0.821288" calcext:value-type="float">
            <text:p>0,821288</text:p>
          </table:table-cell>
          <table:table-cell office:value-type="float" office:value="0.857068" calcext:value-type="float">
            <text:p>0,85706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52902" calcext:value-type="float">
            <text:p>0,752902</text:p>
          </table:table-cell>
          <table:table-cell office:value-type="float" office:value="0.714246" calcext:value-type="float">
            <text:p>0,714246</text:p>
          </table:table-cell>
          <table:table-cell/>
          <table:table-cell office:value-type="float" office:value="0.744771" calcext:value-type="float">
            <text:p>0,744771</text:p>
          </table:table-cell>
          <table:table-cell office:value-type="float" office:value="0.752537" calcext:value-type="float">
            <text:p>0,752537</text:p>
          </table:table-cell>
          <table:table-cell/>
          <table:table-cell office:value-type="float" office:value="0.72732" calcext:value-type="float">
            <text:p>0,72732</text:p>
          </table:table-cell>
          <table:table-cell office:value-type="float" office:value="0.734433" calcext:value-type="float">
            <text:p>0,734433</text:p>
          </table:table-cell>
          <table:table-cell/>
          <table:table-cell office:value-type="float" office:value="0.721449" calcext:value-type="float">
            <text:p>0,721449</text:p>
          </table:table-cell>
          <table:table-cell office:value-type="float" office:value="0.744615" calcext:value-type="float">
            <text:p>0,744615</text:p>
          </table:table-cell>
          <table:table-cell/>
          <table:table-cell office:value-type="float" office:value="0.695707" calcext:value-type="float">
            <text:p>0,695707</text:p>
          </table:table-cell>
          <table:table-cell office:value-type="float" office:value="0.738722" calcext:value-type="float">
            <text:p>0,738722</text:p>
          </table:table-cell>
          <table:table-cell/>
          <table:table-cell office:value-type="float" office:value="0.735866" calcext:value-type="float">
            <text:p>0,735866</text:p>
          </table:table-cell>
          <table:table-cell office:value-type="float" office:value="0.743129" calcext:value-type="float">
            <text:p>0,743129</text:p>
          </table:table-cell>
          <table:table-cell/>
          <table:table-cell office:value-type="float" office:value="0.7349" calcext:value-type="float">
            <text:p>0,7349</text:p>
          </table:table-cell>
          <table:table-cell office:value-type="float" office:value="0.727556" calcext:value-type="float">
            <text:p>0,727556</text:p>
          </table:table-cell>
          <table:table-cell/>
          <table:table-cell office:value-type="float" office:value="0.67823" calcext:value-type="float">
            <text:p>0,67823</text:p>
          </table:table-cell>
          <table:table-cell office:value-type="float" office:value="0.647687" calcext:value-type="float">
            <text:p>0,647687</text:p>
          </table:table-cell>
          <table:table-cell/>
          <table:table-cell office:value-type="float" office:value="0.692887" calcext:value-type="float">
            <text:p>0,692887</text:p>
          </table:table-cell>
          <table:table-cell office:value-type="float" office:value="0.721463" calcext:value-type="float">
            <text:p>0,721463</text:p>
          </table:table-cell>
          <table:table-cell/>
          <table:table-cell office:value-type="float" office:value="0.74678" calcext:value-type="float">
            <text:p>0,74678</text:p>
          </table:table-cell>
          <table:table-cell office:value-type="float" office:value="0.73621" calcext:value-type="float">
            <text:p>0,7362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41342" calcext:value-type="float">
            <text:p>0,741342</text:p>
          </table:table-cell>
          <table:table-cell office:value-type="float" office:value="0.797471" calcext:value-type="float">
            <text:p>0,797471</text:p>
          </table:table-cell>
          <table:table-cell/>
          <table:table-cell office:value-type="float" office:value="0.766637" calcext:value-type="float">
            <text:p>0,766637</text:p>
          </table:table-cell>
          <table:table-cell office:value-type="float" office:value="0.762093" calcext:value-type="float">
            <text:p>0,762093</text:p>
          </table:table-cell>
          <table:table-cell/>
          <table:table-cell office:value-type="float" office:value="0.7456" calcext:value-type="float">
            <text:p>0,7456</text:p>
          </table:table-cell>
          <table:table-cell office:value-type="float" office:value="0.780622" calcext:value-type="float">
            <text:p>0,780622</text:p>
          </table:table-cell>
          <table:table-cell/>
          <table:table-cell office:value-type="float" office:value="0.741278" calcext:value-type="float">
            <text:p>0,741278</text:p>
          </table:table-cell>
          <table:table-cell office:value-type="float" office:value="0.767707" calcext:value-type="float">
            <text:p>0,767707</text:p>
          </table:table-cell>
          <table:table-cell/>
          <table:table-cell office:value-type="float" office:value="0.731107" calcext:value-type="float">
            <text:p>0,731107</text:p>
          </table:table-cell>
          <table:table-cell office:value-type="float" office:value="0.705788" calcext:value-type="float">
            <text:p>0,705788</text:p>
          </table:table-cell>
          <table:table-cell/>
          <table:table-cell office:value-type="float" office:value="0.726721" calcext:value-type="float">
            <text:p>0,726721</text:p>
          </table:table-cell>
          <table:table-cell office:value-type="float" office:value="0.754028" calcext:value-type="float">
            <text:p>0,754028</text:p>
          </table:table-cell>
          <table:table-cell/>
          <table:table-cell office:value-type="float" office:value="0.766666" calcext:value-type="float">
            <text:p>0,766666</text:p>
          </table:table-cell>
          <table:table-cell office:value-type="float" office:value="0.768741" calcext:value-type="float">
            <text:p>0,768741</text:p>
          </table:table-cell>
          <table:table-cell/>
          <table:table-cell office:value-type="float" office:value="0.602001" calcext:value-type="float">
            <text:p>0,602001</text:p>
          </table:table-cell>
          <table:table-cell office:value-type="float" office:value="0.674414" calcext:value-type="float">
            <text:p>0,674414</text:p>
          </table:table-cell>
          <table:table-cell/>
          <table:table-cell office:value-type="float" office:value="0.69431" calcext:value-type="float">
            <text:p>0,69431</text:p>
          </table:table-cell>
          <table:table-cell office:value-type="float" office:value="0.731155" calcext:value-type="float">
            <text:p>0,731155</text:p>
          </table:table-cell>
          <table:table-cell/>
          <table:table-cell office:value-type="float" office:value="0.768022" calcext:value-type="float">
            <text:p>0,768022</text:p>
          </table:table-cell>
          <table:table-cell office:value-type="float" office:value="0.770213" calcext:value-type="float">
            <text:p>0,770213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5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ed-Training</text:p>
          </table:table-cell>
          <table:table-cell office:value-type="float" office:value="0.771172" calcext:value-type="float">
            <text:p>0,771172</text:p>
          </table:table-cell>
          <table:table-cell table:number-columns-repeated="2"/>
          <table:table-cell office:value-type="float" office:value="0.797483" calcext:value-type="float">
            <text:p>0,797483</text:p>
          </table:table-cell>
          <table:table-cell table:number-columns-repeated="2"/>
          <table:table-cell office:value-type="float" office:value="0.799216" calcext:value-type="float">
            <text:p>0,799216</text:p>
          </table:table-cell>
          <table:table-cell table:number-columns-repeated="2"/>
          <table:table-cell office:value-type="float" office:value="0.777339" calcext:value-type="float">
            <text:p>0,777339</text:p>
          </table:table-cell>
          <table:table-cell table:number-columns-repeated="2"/>
          <table:table-cell office:value-type="float" office:value="0.739483" calcext:value-type="float">
            <text:p>0,739483</text:p>
          </table:table-cell>
          <table:table-cell table:number-columns-repeated="2"/>
          <table:table-cell office:value-type="float" office:value="0.788618" calcext:value-type="float">
            <text:p>0,788618</text:p>
          </table:table-cell>
          <table:table-cell table:number-columns-repeated="2"/>
          <table:table-cell office:value-type="float" office:value="0.774039" calcext:value-type="float">
            <text:p>0,774039</text:p>
          </table:table-cell>
          <table:table-cell table:number-columns-repeated="2"/>
          <table:table-cell office:value-type="float" office:value="0.546924" calcext:value-type="float">
            <text:p>0,546924</text:p>
          </table:table-cell>
          <table:table-cell table:number-columns-repeated="2"/>
          <table:table-cell office:value-type="float" office:value="0.729042" calcext:value-type="float">
            <text:p>0,729042</text:p>
          </table:table-cell>
          <table:table-cell table:number-columns-repeated="2"/>
          <table:table-cell office:value-type="float" office:value="0.786962" calcext:value-type="float">
            <text:p>0,7869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89958" calcext:value-type="float">
            <text:p>0,789958</text:p>
          </table:table-cell>
          <table:table-cell office:value-type="float" office:value="0.820111" calcext:value-type="float">
            <text:p>0,820111</text:p>
          </table:table-cell>
          <table:table-cell/>
          <table:table-cell office:value-type="float" office:value="0.765383" calcext:value-type="float">
            <text:p>0,765383</text:p>
          </table:table-cell>
          <table:table-cell office:value-type="float" office:value="0.80403" calcext:value-type="float">
            <text:p>0,80403</text:p>
          </table:table-cell>
          <table:table-cell/>
          <table:table-cell office:value-type="float" office:value="0.773399" calcext:value-type="float">
            <text:p>0,773399</text:p>
          </table:table-cell>
          <table:table-cell office:value-type="float" office:value="0.814759" calcext:value-type="float">
            <text:p>0,814759</text:p>
          </table:table-cell>
          <table:table-cell/>
          <table:table-cell office:value-type="float" office:value="0.774023" calcext:value-type="float">
            <text:p>0,774023</text:p>
          </table:table-cell>
          <table:table-cell office:value-type="float" office:value="0.805747" calcext:value-type="float">
            <text:p>0,805747</text:p>
          </table:table-cell>
          <table:table-cell/>
          <table:table-cell office:value-type="float" office:value="0.77626" calcext:value-type="float">
            <text:p>0,77626</text:p>
          </table:table-cell>
          <table:table-cell office:value-type="float" office:value="0.821666" calcext:value-type="float">
            <text:p>0,821666</text:p>
          </table:table-cell>
          <table:table-cell/>
          <table:table-cell office:value-type="float" office:value="0.765201" calcext:value-type="float">
            <text:p>0,765201</text:p>
          </table:table-cell>
          <table:table-cell office:value-type="float" office:value="0.766" calcext:value-type="float">
            <text:p>0,766</text:p>
          </table:table-cell>
          <table:table-cell/>
          <table:table-cell office:value-type="float" office:value="0.763356" calcext:value-type="float">
            <text:p>0,763356</text:p>
          </table:table-cell>
          <table:table-cell office:value-type="float" office:value="0.797212" calcext:value-type="float">
            <text:p>0,797212</text:p>
          </table:table-cell>
          <table:table-cell/>
          <table:table-cell office:value-type="float" office:value="0.718562" calcext:value-type="float">
            <text:p>0,718562</text:p>
          </table:table-cell>
          <table:table-cell office:value-type="float" office:value="0.664792" calcext:value-type="float">
            <text:p>0,664792</text:p>
          </table:table-cell>
          <table:table-cell/>
          <table:table-cell office:value-type="float" office:value="0.744136" calcext:value-type="float">
            <text:p>0,744136</text:p>
          </table:table-cell>
          <table:table-cell office:value-type="float" office:value="0.77092" calcext:value-type="float">
            <text:p>0,77092</text:p>
          </table:table-cell>
          <table:table-cell/>
          <table:table-cell office:value-type="float" office:value="0.73603" calcext:value-type="float">
            <text:p>0,73603</text:p>
          </table:table-cell>
          <table:table-cell office:value-type="float" office:value="0.78478" calcext:value-type="float">
            <text:p>0,7847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91113" calcext:value-type="float">
            <text:p>0,791113</text:p>
          </table:table-cell>
          <table:table-cell office:value-type="float" office:value="0.773797" calcext:value-type="float">
            <text:p>0,773797</text:p>
          </table:table-cell>
          <table:table-cell/>
          <table:table-cell office:value-type="float" office:value="0.852599" calcext:value-type="float">
            <text:p>0,852599</text:p>
          </table:table-cell>
          <table:table-cell office:value-type="float" office:value="0.843656" calcext:value-type="float">
            <text:p>0,843656</text:p>
          </table:table-cell>
          <table:table-cell/>
          <table:table-cell office:value-type="float" office:value="0.857652" calcext:value-type="float">
            <text:p>0,857652</text:p>
          </table:table-cell>
          <table:table-cell office:value-type="float" office:value="0.786236" calcext:value-type="float">
            <text:p>0,786236</text:p>
          </table:table-cell>
          <table:table-cell/>
          <table:table-cell office:value-type="float" office:value="0.8047" calcext:value-type="float">
            <text:p>0,8047</text:p>
          </table:table-cell>
          <table:table-cell office:value-type="float" office:value="0.744188" calcext:value-type="float">
            <text:p>0,744188</text:p>
          </table:table-cell>
          <table:table-cell/>
          <table:table-cell office:value-type="float" office:value="0.800374" calcext:value-type="float">
            <text:p>0,800374</text:p>
          </table:table-cell>
          <table:table-cell office:value-type="float" office:value="0.826157" calcext:value-type="float">
            <text:p>0,826157</text:p>
          </table:table-cell>
          <table:table-cell/>
          <table:table-cell office:value-type="float" office:value="0.874452" calcext:value-type="float">
            <text:p>0,874452</text:p>
          </table:table-cell>
          <table:table-cell office:value-type="float" office:value="0.845838" calcext:value-type="float">
            <text:p>0,845838</text:p>
          </table:table-cell>
          <table:table-cell/>
          <table:table-cell office:value-type="float" office:value="0.842651" calcext:value-type="float">
            <text:p>0,842651</text:p>
          </table:table-cell>
          <table:table-cell office:value-type="float" office:value="0.754954" calcext:value-type="float">
            <text:p>0,754954</text:p>
          </table:table-cell>
          <table:table-cell/>
          <table:table-cell office:value-type="float" office:value="0.532877" calcext:value-type="float">
            <text:p>0,532877</text:p>
          </table:table-cell>
          <table:table-cell office:value-type="float" office:value="0.745743" calcext:value-type="float">
            <text:p>0,745743</text:p>
          </table:table-cell>
          <table:table-cell/>
          <table:table-cell office:value-type="float" office:value="0.771574" calcext:value-type="float">
            <text:p>0,771574</text:p>
          </table:table-cell>
          <table:table-cell office:value-type="float" office:value="0.747723" calcext:value-type="float">
            <text:p>0,747723</text:p>
          </table:table-cell>
          <table:table-cell/>
          <table:table-cell office:value-type="float" office:value="0.81233" calcext:value-type="float">
            <text:p>0,81233</text:p>
          </table:table-cell>
          <table:table-cell office:value-type="float" office:value="0.798637" calcext:value-type="float">
            <text:p>0,7986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37619" calcext:value-type="float">
            <text:p>0,737619</text:p>
          </table:table-cell>
          <table:table-cell office:value-type="float" office:value="0.72302" calcext:value-type="float">
            <text:p>0,72302</text:p>
          </table:table-cell>
          <table:table-cell/>
          <table:table-cell office:value-type="float" office:value="0.7513" calcext:value-type="float">
            <text:p>0,7513</text:p>
          </table:table-cell>
          <table:table-cell office:value-type="float" office:value="0.756907" calcext:value-type="float">
            <text:p>0,756907</text:p>
          </table:table-cell>
          <table:table-cell/>
          <table:table-cell office:value-type="float" office:value="0.725402" calcext:value-type="float">
            <text:p>0,725402</text:p>
          </table:table-cell>
          <table:table-cell office:value-type="float" office:value="0.741934" calcext:value-type="float">
            <text:p>0,741934</text:p>
          </table:table-cell>
          <table:table-cell/>
          <table:table-cell office:value-type="float" office:value="0.743596" calcext:value-type="float">
            <text:p>0,743596</text:p>
          </table:table-cell>
          <table:table-cell office:value-type="float" office:value="0.725393" calcext:value-type="float">
            <text:p>0,725393</text:p>
          </table:table-cell>
          <table:table-cell/>
          <table:table-cell office:value-type="float" office:value="0.716383" calcext:value-type="float">
            <text:p>0,716383</text:p>
          </table:table-cell>
          <table:table-cell office:value-type="float" office:value="0.733491" calcext:value-type="float">
            <text:p>0,733491</text:p>
          </table:table-cell>
          <table:table-cell/>
          <table:table-cell office:value-type="float" office:value="0.733987" calcext:value-type="float">
            <text:p>0,733987</text:p>
          </table:table-cell>
          <table:table-cell office:value-type="float" office:value="0.741025" calcext:value-type="float">
            <text:p>0,741025</text:p>
          </table:table-cell>
          <table:table-cell/>
          <table:table-cell office:value-type="float" office:value="0.721791" calcext:value-type="float">
            <text:p>0,721791</text:p>
          </table:table-cell>
          <table:table-cell office:value-type="float" office:value="0.726221" calcext:value-type="float">
            <text:p>0,726221</text:p>
          </table:table-cell>
          <table:table-cell/>
          <table:table-cell office:value-type="float" office:value="0.655221" calcext:value-type="float">
            <text:p>0,655221</text:p>
          </table:table-cell>
          <table:table-cell office:value-type="float" office:value="0.491673" calcext:value-type="float">
            <text:p>0,491673</text:p>
          </table:table-cell>
          <table:table-cell/>
          <table:table-cell office:value-type="float" office:value="0.702843" calcext:value-type="float">
            <text:p>0,702843</text:p>
          </table:table-cell>
          <table:table-cell office:value-type="float" office:value="0.708722" calcext:value-type="float">
            <text:p>0,708722</text:p>
          </table:table-cell>
          <table:table-cell/>
          <table:table-cell office:value-type="float" office:value="0.725924" calcext:value-type="float">
            <text:p>0,725924</text:p>
          </table:table-cell>
          <table:table-cell office:value-type="float" office:value="0.718205" calcext:value-type="float">
            <text:p>0,7182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56375" calcext:value-type="float">
            <text:p>0,756375</text:p>
          </table:table-cell>
          <table:table-cell office:value-type="float" office:value="0.791004" calcext:value-type="float">
            <text:p>0,791004</text:p>
          </table:table-cell>
          <table:table-cell/>
          <table:table-cell office:value-type="float" office:value="0.768996" calcext:value-type="float">
            <text:p>0,768996</text:p>
          </table:table-cell>
          <table:table-cell office:value-type="float" office:value="0.778915" calcext:value-type="float">
            <text:p>0,778915</text:p>
          </table:table-cell>
          <table:table-cell/>
          <table:table-cell office:value-type="float" office:value="0.767052" calcext:value-type="float">
            <text:p>0,767052</text:p>
          </table:table-cell>
          <table:table-cell office:value-type="float" office:value="0.753569" calcext:value-type="float">
            <text:p>0,753569</text:p>
          </table:table-cell>
          <table:table-cell/>
          <table:table-cell office:value-type="float" office:value="0.750363" calcext:value-type="float">
            <text:p>0,750363</text:p>
          </table:table-cell>
          <table:table-cell office:value-type="float" office:value="0.758237" calcext:value-type="float">
            <text:p>0,758237</text:p>
          </table:table-cell>
          <table:table-cell/>
          <table:table-cell office:value-type="float" office:value="0.753819" calcext:value-type="float">
            <text:p>0,753819</text:p>
          </table:table-cell>
          <table:table-cell office:value-type="float" office:value="0.781561" calcext:value-type="float">
            <text:p>0,781561</text:p>
          </table:table-cell>
          <table:table-cell/>
          <table:table-cell office:value-type="float" office:value="0.731906" calcext:value-type="float">
            <text:p>0,731906</text:p>
          </table:table-cell>
          <table:table-cell office:value-type="float" office:value="0.768444" calcext:value-type="float">
            <text:p>0,768444</text:p>
          </table:table-cell>
          <table:table-cell/>
          <table:table-cell office:value-type="float" office:value="0.745121" calcext:value-type="float">
            <text:p>0,745121</text:p>
          </table:table-cell>
          <table:table-cell office:value-type="float" office:value="0.748777" calcext:value-type="float">
            <text:p>0,748777</text:p>
          </table:table-cell>
          <table:table-cell/>
          <table:table-cell office:value-type="float" office:value="0.583455" calcext:value-type="float">
            <text:p>0,583455</text:p>
          </table:table-cell>
          <table:table-cell office:value-type="float" office:value="0.599631" calcext:value-type="float">
            <text:p>0,599631</text:p>
          </table:table-cell>
          <table:table-cell/>
          <table:table-cell office:value-type="float" office:value="0.72759" calcext:value-type="float">
            <text:p>0,72759</text:p>
          </table:table-cell>
          <table:table-cell office:value-type="float" office:value="0.734599" calcext:value-type="float">
            <text:p>0,734599</text:p>
          </table:table-cell>
          <table:table-cell/>
          <table:table-cell office:value-type="float" office:value="0.740149" calcext:value-type="float">
            <text:p>0,740149</text:p>
          </table:table-cell>
          <table:table-cell office:value-type="float" office:value="0.749682" calcext:value-type="float">
            <text:p>0,749682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30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ed-Training</text:p>
          </table:table-cell>
          <table:table-cell office:value-type="float" office:value="0.764645" calcext:value-type="float">
            <text:p>0,764645</text:p>
          </table:table-cell>
          <table:table-cell table:number-columns-repeated="2"/>
          <table:table-cell office:value-type="float" office:value="0.795675" calcext:value-type="float">
            <text:p>0,795675</text:p>
          </table:table-cell>
          <table:table-cell table:number-columns-repeated="2"/>
          <table:table-cell office:value-type="float" office:value="0.793276" calcext:value-type="float">
            <text:p>0,793276</text:p>
          </table:table-cell>
          <table:table-cell table:number-columns-repeated="2"/>
          <table:table-cell office:value-type="float" office:value="0.756928" calcext:value-type="float">
            <text:p>0,756928</text:p>
          </table:table-cell>
          <table:table-cell table:number-columns-repeated="2"/>
          <table:table-cell office:value-type="float" office:value="0.771604" calcext:value-type="float">
            <text:p>0,771604</text:p>
          </table:table-cell>
          <table:table-cell table:number-columns-repeated="2"/>
          <table:table-cell office:value-type="float" office:value="0.770431" calcext:value-type="float">
            <text:p>0,770431</text:p>
          </table:table-cell>
          <table:table-cell table:number-columns-repeated="2"/>
          <table:table-cell office:value-type="float" office:value="0.782819" calcext:value-type="float">
            <text:p>0,782819</text:p>
          </table:table-cell>
          <table:table-cell table:number-columns-repeated="2"/>
          <table:table-cell office:value-type="float" office:value="0.720197" calcext:value-type="float">
            <text:p>0,720197</text:p>
          </table:table-cell>
          <table:table-cell table:number-columns-repeated="2"/>
          <table:table-cell office:value-type="float" office:value="0.722502" calcext:value-type="float">
            <text:p>0,722502</text:p>
          </table:table-cell>
          <table:table-cell table:number-columns-repeated="2"/>
          <table:table-cell office:value-type="float" office:value="0.783431" calcext:value-type="float">
            <text:p>0,7834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75668" calcext:value-type="float">
            <text:p>0,775668</text:p>
          </table:table-cell>
          <table:table-cell office:value-type="float" office:value="0.801722" calcext:value-type="float">
            <text:p>0,801722</text:p>
          </table:table-cell>
          <table:table-cell/>
          <table:table-cell office:value-type="float" office:value="0.783196" calcext:value-type="float">
            <text:p>0,783196</text:p>
          </table:table-cell>
          <table:table-cell office:value-type="float" office:value="0.782844" calcext:value-type="float">
            <text:p>0,782844</text:p>
          </table:table-cell>
          <table:table-cell/>
          <table:table-cell office:value-type="float" office:value="0.762278" calcext:value-type="float">
            <text:p>0,762278</text:p>
          </table:table-cell>
          <table:table-cell office:value-type="float" office:value="0.77454" calcext:value-type="float">
            <text:p>0,77454</text:p>
          </table:table-cell>
          <table:table-cell/>
          <table:table-cell office:value-type="float" office:value="0.770486" calcext:value-type="float">
            <text:p>0,770486</text:p>
          </table:table-cell>
          <table:table-cell office:value-type="float" office:value="0.805626" calcext:value-type="float">
            <text:p>0,805626</text:p>
          </table:table-cell>
          <table:table-cell/>
          <table:table-cell office:value-type="float" office:value="0.771014" calcext:value-type="float">
            <text:p>0,771014</text:p>
          </table:table-cell>
          <table:table-cell office:value-type="float" office:value="0.810966" calcext:value-type="float">
            <text:p>0,810966</text:p>
          </table:table-cell>
          <table:table-cell/>
          <table:table-cell office:value-type="float" office:value="0.785801" calcext:value-type="float">
            <text:p>0,785801</text:p>
          </table:table-cell>
          <table:table-cell office:value-type="float" office:value="0.781056" calcext:value-type="float">
            <text:p>0,781056</text:p>
          </table:table-cell>
          <table:table-cell/>
          <table:table-cell office:value-type="float" office:value="0.775154" calcext:value-type="float">
            <text:p>0,775154</text:p>
          </table:table-cell>
          <table:table-cell office:value-type="float" office:value="0.77662" calcext:value-type="float">
            <text:p>0,77662</text:p>
          </table:table-cell>
          <table:table-cell/>
          <table:table-cell office:value-type="float" office:value="0.642985" calcext:value-type="float">
            <text:p>0,642985</text:p>
          </table:table-cell>
          <table:table-cell office:value-type="float" office:value="0.571973" calcext:value-type="float">
            <text:p>0,571973</text:p>
          </table:table-cell>
          <table:table-cell/>
          <table:table-cell office:value-type="float" office:value="0.750672" calcext:value-type="float">
            <text:p>0,750672</text:p>
          </table:table-cell>
          <table:table-cell office:value-type="float" office:value="0.791421" calcext:value-type="float">
            <text:p>0,791421</text:p>
          </table:table-cell>
          <table:table-cell/>
          <table:table-cell office:value-type="float" office:value="0.751608" calcext:value-type="float">
            <text:p>0,751608</text:p>
          </table:table-cell>
          <table:table-cell office:value-type="float" office:value="0.813272" calcext:value-type="float">
            <text:p>0,8132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69284" calcext:value-type="float">
            <text:p>0,769284</text:p>
          </table:table-cell>
          <table:table-cell office:value-type="float" office:value="0.825633" calcext:value-type="float">
            <text:p>0,825633</text:p>
          </table:table-cell>
          <table:table-cell/>
          <table:table-cell office:value-type="float" office:value="0.849321" calcext:value-type="float">
            <text:p>0,849321</text:p>
          </table:table-cell>
          <table:table-cell office:value-type="float" office:value="0.872371" calcext:value-type="float">
            <text:p>0,872371</text:p>
          </table:table-cell>
          <table:table-cell/>
          <table:table-cell office:value-type="float" office:value="0.822689" calcext:value-type="float">
            <text:p>0,822689</text:p>
          </table:table-cell>
          <table:table-cell office:value-type="float" office:value="0.843622" calcext:value-type="float">
            <text:p>0,843622</text:p>
          </table:table-cell>
          <table:table-cell/>
          <table:table-cell office:value-type="float" office:value="0.775914" calcext:value-type="float">
            <text:p>0,775914</text:p>
          </table:table-cell>
          <table:table-cell office:value-type="float" office:value="0.849831" calcext:value-type="float">
            <text:p>0,849831</text:p>
          </table:table-cell>
          <table:table-cell/>
          <table:table-cell office:value-type="float" office:value="0.845062" calcext:value-type="float">
            <text:p>0,845062</text:p>
          </table:table-cell>
          <table:table-cell office:value-type="float" office:value="0.831389" calcext:value-type="float">
            <text:p>0,831389</text:p>
          </table:table-cell>
          <table:table-cell/>
          <table:table-cell office:value-type="float" office:value="0.859023" calcext:value-type="float">
            <text:p>0,859023</text:p>
          </table:table-cell>
          <table:table-cell office:value-type="float" office:value="0.816341" calcext:value-type="float">
            <text:p>0,816341</text:p>
          </table:table-cell>
          <table:table-cell/>
          <table:table-cell office:value-type="float" office:value="0.862951" calcext:value-type="float">
            <text:p>0,862951</text:p>
          </table:table-cell>
          <table:table-cell office:value-type="float" office:value="0.825522" calcext:value-type="float">
            <text:p>0,825522</text:p>
          </table:table-cell>
          <table:table-cell/>
          <table:table-cell office:value-type="float" office:value="0.610953" calcext:value-type="float">
            <text:p>0,610953</text:p>
          </table:table-cell>
          <table:table-cell office:value-type="float" office:value="0.656349" calcext:value-type="float">
            <text:p>0,656349</text:p>
          </table:table-cell>
          <table:table-cell/>
          <table:table-cell office:value-type="float" office:value="0.740279" calcext:value-type="float">
            <text:p>0,740279</text:p>
          </table:table-cell>
          <table:table-cell office:value-type="float" office:value="0.717798" calcext:value-type="float">
            <text:p>0,717798</text:p>
          </table:table-cell>
          <table:table-cell/>
          <table:table-cell office:value-type="float" office:value="0.766814" calcext:value-type="float">
            <text:p>0,766814</text:p>
          </table:table-cell>
          <table:table-cell office:value-type="float" office:value="0.776261" calcext:value-type="float">
            <text:p>0,7762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5933" calcext:value-type="float">
            <text:p>0,75933</text:p>
          </table:table-cell>
          <table:table-cell office:value-type="float" office:value="0.727718" calcext:value-type="float">
            <text:p>0,727718</text:p>
          </table:table-cell>
          <table:table-cell/>
          <table:table-cell office:value-type="float" office:value="0.754662" calcext:value-type="float">
            <text:p>0,754662</text:p>
          </table:table-cell>
          <table:table-cell office:value-type="float" office:value="0.737856" calcext:value-type="float">
            <text:p>0,737856</text:p>
          </table:table-cell>
          <table:table-cell/>
          <table:table-cell office:value-type="float" office:value="0.732494" calcext:value-type="float">
            <text:p>0,732494</text:p>
          </table:table-cell>
          <table:table-cell office:value-type="float" office:value="0.738101" calcext:value-type="float">
            <text:p>0,738101</text:p>
          </table:table-cell>
          <table:table-cell/>
          <table:table-cell office:value-type="float" office:value="0.737801" calcext:value-type="float">
            <text:p>0,737801</text:p>
          </table:table-cell>
          <table:table-cell office:value-type="float" office:value="0.749255" calcext:value-type="float">
            <text:p>0,749255</text:p>
          </table:table-cell>
          <table:table-cell/>
          <table:table-cell office:value-type="float" office:value="0.724968" calcext:value-type="float">
            <text:p>0,724968</text:p>
          </table:table-cell>
          <table:table-cell office:value-type="float" office:value="0.749474" calcext:value-type="float">
            <text:p>0,749474</text:p>
          </table:table-cell>
          <table:table-cell/>
          <table:table-cell office:value-type="float" office:value="0.722047" calcext:value-type="float">
            <text:p>0,722047</text:p>
          </table:table-cell>
          <table:table-cell office:value-type="float" office:value="0.742199" calcext:value-type="float">
            <text:p>0,742199</text:p>
          </table:table-cell>
          <table:table-cell/>
          <table:table-cell office:value-type="float" office:value="0.732106" calcext:value-type="float">
            <text:p>0,732106</text:p>
          </table:table-cell>
          <table:table-cell office:value-type="float" office:value="0.723196" calcext:value-type="float">
            <text:p>0,723196</text:p>
          </table:table-cell>
          <table:table-cell/>
          <table:table-cell office:value-type="float" office:value="0.699326" calcext:value-type="float">
            <text:p>0,699326</text:p>
          </table:table-cell>
          <table:table-cell office:value-type="float" office:value="0.703571" calcext:value-type="float">
            <text:p>0,703571</text:p>
          </table:table-cell>
          <table:table-cell/>
          <table:table-cell office:value-type="float" office:value="0.713124" calcext:value-type="float">
            <text:p>0,713124</text:p>
          </table:table-cell>
          <table:table-cell office:value-type="float" office:value="0.717639" calcext:value-type="float">
            <text:p>0,717639</text:p>
          </table:table-cell>
          <table:table-cell/>
          <table:table-cell office:value-type="float" office:value="0.726687" calcext:value-type="float">
            <text:p>0,726687</text:p>
          </table:table-cell>
          <table:table-cell office:value-type="float" office:value="0.720097" calcext:value-type="float">
            <text:p>0,72009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74298" calcext:value-type="float">
            <text:p>0,774298</text:p>
          </table:table-cell>
          <table:table-cell office:value-type="float" office:value="0.751877" calcext:value-type="float">
            <text:p>0,751877</text:p>
          </table:table-cell>
          <table:table-cell/>
          <table:table-cell office:value-type="float" office:value="0.75172" calcext:value-type="float">
            <text:p>0,75172</text:p>
          </table:table-cell>
          <table:table-cell office:value-type="float" office:value="0.753414" calcext:value-type="float">
            <text:p>0,753414</text:p>
          </table:table-cell>
          <table:table-cell/>
          <table:table-cell office:value-type="float" office:value="0.784184" calcext:value-type="float">
            <text:p>0,784184</text:p>
          </table:table-cell>
          <table:table-cell office:value-type="float" office:value="0.761222" calcext:value-type="float">
            <text:p>0,761222</text:p>
          </table:table-cell>
          <table:table-cell/>
          <table:table-cell office:value-type="float" office:value="0.731634" calcext:value-type="float">
            <text:p>0,731634</text:p>
          </table:table-cell>
          <table:table-cell office:value-type="float" office:value="0.730501" calcext:value-type="float">
            <text:p>0,730501</text:p>
          </table:table-cell>
          <table:table-cell/>
          <table:table-cell office:value-type="float" office:value="0.765959" calcext:value-type="float">
            <text:p>0,765959</text:p>
          </table:table-cell>
          <table:table-cell office:value-type="float" office:value="0.777705" calcext:value-type="float">
            <text:p>0,777705</text:p>
          </table:table-cell>
          <table:table-cell/>
          <table:table-cell office:value-type="float" office:value="0.748282" calcext:value-type="float">
            <text:p>0,748282</text:p>
          </table:table-cell>
          <table:table-cell office:value-type="float" office:value="0.758133" calcext:value-type="float">
            <text:p>0,758133</text:p>
          </table:table-cell>
          <table:table-cell/>
          <table:table-cell office:value-type="float" office:value="0.747441" calcext:value-type="float">
            <text:p>0,747441</text:p>
          </table:table-cell>
          <table:table-cell office:value-type="float" office:value="0.757442" calcext:value-type="float">
            <text:p>0,757442</text:p>
          </table:table-cell>
          <table:table-cell/>
          <table:table-cell office:value-type="float" office:value="0.504595" calcext:value-type="float">
            <text:p>0,504595</text:p>
          </table:table-cell>
          <table:table-cell office:value-type="float" office:value="0.642455" calcext:value-type="float">
            <text:p>0,642455</text:p>
          </table:table-cell>
          <table:table-cell/>
          <table:table-cell office:value-type="float" office:value="0.733355" calcext:value-type="float">
            <text:p>0,733355</text:p>
          </table:table-cell>
          <table:table-cell office:value-type="float" office:value="0.739397" calcext:value-type="float">
            <text:p>0,739397</text:p>
          </table:table-cell>
          <table:table-cell/>
          <table:table-cell office:value-type="float" office:value="0.760229" calcext:value-type="float">
            <text:p>0,760229</text:p>
          </table:table-cell>
          <table:table-cell office:value-type="float" office:value="0.736873" calcext:value-type="float">
            <text:p>0,736873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60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ed-Training</text:p>
          </table:table-cell>
          <table:table-cell office:value-type="float" office:value="0.791032" calcext:value-type="float">
            <text:p>0,791032</text:p>
          </table:table-cell>
          <table:table-cell table:number-columns-repeated="2"/>
          <table:table-cell office:value-type="float" office:value="0.780426" calcext:value-type="float">
            <text:p>0,780426</text:p>
          </table:table-cell>
          <table:table-cell table:number-columns-repeated="2"/>
          <table:table-cell office:value-type="float" office:value="0.797133" calcext:value-type="float">
            <text:p>0,797133</text:p>
          </table:table-cell>
          <table:table-cell table:number-columns-repeated="2"/>
          <table:table-cell office:value-type="float" office:value="0.781491" calcext:value-type="float">
            <text:p>0,781491</text:p>
          </table:table-cell>
          <table:table-cell table:number-columns-repeated="2"/>
          <table:table-cell office:value-type="float" office:value="0.760301" calcext:value-type="float">
            <text:p>0,760301</text:p>
          </table:table-cell>
          <table:table-cell table:number-columns-repeated="2"/>
          <table:table-cell office:value-type="float" office:value="0.771879" calcext:value-type="float">
            <text:p>0,771879</text:p>
          </table:table-cell>
          <table:table-cell table:number-columns-repeated="2"/>
          <table:table-cell office:value-type="float" office:value="0.776201" calcext:value-type="float">
            <text:p>0,776201</text:p>
          </table:table-cell>
          <table:table-cell table:number-columns-repeated="2"/>
          <table:table-cell office:value-type="float" office:value="0.647112" calcext:value-type="float">
            <text:p>0,647112</text:p>
          </table:table-cell>
          <table:table-cell table:number-columns-repeated="2"/>
          <table:table-cell office:value-type="float" office:value="0.759052" calcext:value-type="float">
            <text:p>0,759052</text:p>
          </table:table-cell>
          <table:table-cell table:number-columns-repeated="2"/>
          <table:table-cell office:value-type="float" office:value="0.777983" calcext:value-type="float">
            <text:p>0,7779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80051" calcext:value-type="float">
            <text:p>0,780051</text:p>
          </table:table-cell>
          <table:table-cell office:value-type="float" office:value="0.838056" calcext:value-type="float">
            <text:p>0,838056</text:p>
          </table:table-cell>
          <table:table-cell/>
          <table:table-cell office:value-type="float" office:value="0.758269" calcext:value-type="float">
            <text:p>0,758269</text:p>
          </table:table-cell>
          <table:table-cell office:value-type="float" office:value="0.784754" calcext:value-type="float">
            <text:p>0,784754</text:p>
          </table:table-cell>
          <table:table-cell/>
          <table:table-cell office:value-type="float" office:value="0.777167" calcext:value-type="float">
            <text:p>0,777167</text:p>
          </table:table-cell>
          <table:table-cell office:value-type="float" office:value="0.801865" calcext:value-type="float">
            <text:p>0,801865</text:p>
          </table:table-cell>
          <table:table-cell/>
          <table:table-cell office:value-type="float" office:value="0.769482" calcext:value-type="float">
            <text:p>0,769482</text:p>
          </table:table-cell>
          <table:table-cell office:value-type="float" office:value="0.776813" calcext:value-type="float">
            <text:p>0,776813</text:p>
          </table:table-cell>
          <table:table-cell/>
          <table:table-cell office:value-type="float" office:value="0.797282" calcext:value-type="float">
            <text:p>0,797282</text:p>
          </table:table-cell>
          <table:table-cell office:value-type="float" office:value="0.801413" calcext:value-type="float">
            <text:p>0,801413</text:p>
          </table:table-cell>
          <table:table-cell/>
          <table:table-cell office:value-type="float" office:value="0.777889" calcext:value-type="float">
            <text:p>0,777889</text:p>
          </table:table-cell>
          <table:table-cell office:value-type="float" office:value="0.808301" calcext:value-type="float">
            <text:p>0,808301</text:p>
          </table:table-cell>
          <table:table-cell/>
          <table:table-cell office:value-type="float" office:value="0.757842" calcext:value-type="float">
            <text:p>0,757842</text:p>
          </table:table-cell>
          <table:table-cell office:value-type="float" office:value="0.809599" calcext:value-type="float">
            <text:p>0,809599</text:p>
          </table:table-cell>
          <table:table-cell/>
          <table:table-cell office:value-type="float" office:value="0.730195" calcext:value-type="float">
            <text:p>0,730195</text:p>
          </table:table-cell>
          <table:table-cell office:value-type="float" office:value="0.415043" calcext:value-type="float">
            <text:p>0,415043</text:p>
          </table:table-cell>
          <table:table-cell/>
          <table:table-cell office:value-type="float" office:value="0.741967" calcext:value-type="float">
            <text:p>0,741967</text:p>
          </table:table-cell>
          <table:table-cell office:value-type="float" office:value="0.779681" calcext:value-type="float">
            <text:p>0,779681</text:p>
          </table:table-cell>
          <table:table-cell/>
          <table:table-cell office:value-type="float" office:value="0.758513" calcext:value-type="float">
            <text:p>0,758513</text:p>
          </table:table-cell>
          <table:table-cell office:value-type="float" office:value="0.787392" calcext:value-type="float">
            <text:p>0,7873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60664" calcext:value-type="float">
            <text:p>0,760664</text:p>
          </table:table-cell>
          <table:table-cell office:value-type="float" office:value="0.747268" calcext:value-type="float">
            <text:p>0,747268</text:p>
          </table:table-cell>
          <table:table-cell/>
          <table:table-cell office:value-type="float" office:value="0.844865" calcext:value-type="float">
            <text:p>0,844865</text:p>
          </table:table-cell>
          <table:table-cell office:value-type="float" office:value="0.878207" calcext:value-type="float">
            <text:p>0,878207</text:p>
          </table:table-cell>
          <table:table-cell/>
          <table:table-cell office:value-type="float" office:value="0.839939" calcext:value-type="float">
            <text:p>0,839939</text:p>
          </table:table-cell>
          <table:table-cell office:value-type="float" office:value="0.826842" calcext:value-type="float">
            <text:p>0,826842</text:p>
          </table:table-cell>
          <table:table-cell/>
          <table:table-cell office:value-type="float" office:value="0.781634" calcext:value-type="float">
            <text:p>0,781634</text:p>
          </table:table-cell>
          <table:table-cell office:value-type="float" office:value="0.769223" calcext:value-type="float">
            <text:p>0,769223</text:p>
          </table:table-cell>
          <table:table-cell/>
          <table:table-cell office:value-type="float" office:value="0.834275" calcext:value-type="float">
            <text:p>0,834275</text:p>
          </table:table-cell>
          <table:table-cell office:value-type="float" office:value="0.843302" calcext:value-type="float">
            <text:p>0,843302</text:p>
          </table:table-cell>
          <table:table-cell/>
          <table:table-cell office:value-type="float" office:value="0.819433" calcext:value-type="float">
            <text:p>0,819433</text:p>
          </table:table-cell>
          <table:table-cell office:value-type="float" office:value="0.842081" calcext:value-type="float">
            <text:p>0,842081</text:p>
          </table:table-cell>
          <table:table-cell/>
          <table:table-cell office:value-type="float" office:value="0.843325" calcext:value-type="float">
            <text:p>0,843325</text:p>
          </table:table-cell>
          <table:table-cell office:value-type="float" office:value="0.79133" calcext:value-type="float">
            <text:p>0,79133</text:p>
          </table:table-cell>
          <table:table-cell/>
          <table:table-cell office:value-type="float" office:value="0.473945" calcext:value-type="float">
            <text:p>0,473945</text:p>
          </table:table-cell>
          <table:table-cell office:value-type="float" office:value="0.518474" calcext:value-type="float">
            <text:p>0,518474</text:p>
          </table:table-cell>
          <table:table-cell/>
          <table:table-cell office:value-type="float" office:value="0.744563" calcext:value-type="float">
            <text:p>0,744563</text:p>
          </table:table-cell>
          <table:table-cell office:value-type="float" office:value="0.752633" calcext:value-type="float">
            <text:p>0,752633</text:p>
          </table:table-cell>
          <table:table-cell/>
          <table:table-cell office:value-type="float" office:value="0.827763" calcext:value-type="float">
            <text:p>0,827763</text:p>
          </table:table-cell>
          <table:table-cell office:value-type="float" office:value="0.778071" calcext:value-type="float">
            <text:p>0,77807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67159" calcext:value-type="float">
            <text:p>0,767159</text:p>
          </table:table-cell>
          <table:table-cell office:value-type="float" office:value="0.728935" calcext:value-type="float">
            <text:p>0,728935</text:p>
          </table:table-cell>
          <table:table-cell/>
          <table:table-cell office:value-type="float" office:value="0.759686" calcext:value-type="float">
            <text:p>0,759686</text:p>
          </table:table-cell>
          <table:table-cell office:value-type="float" office:value="0.747046" calcext:value-type="float">
            <text:p>0,747046</text:p>
          </table:table-cell>
          <table:table-cell/>
          <table:table-cell office:value-type="float" office:value="0.757759" calcext:value-type="float">
            <text:p>0,757759</text:p>
          </table:table-cell>
          <table:table-cell office:value-type="float" office:value="0.708803" calcext:value-type="float">
            <text:p>0,708803</text:p>
          </table:table-cell>
          <table:table-cell/>
          <table:table-cell office:value-type="float" office:value="0.730834" calcext:value-type="float">
            <text:p>0,730834</text:p>
          </table:table-cell>
          <table:table-cell office:value-type="float" office:value="0.739743" calcext:value-type="float">
            <text:p>0,739743</text:p>
          </table:table-cell>
          <table:table-cell/>
          <table:table-cell office:value-type="float" office:value="0.724538" calcext:value-type="float">
            <text:p>0,724538</text:p>
          </table:table-cell>
          <table:table-cell office:value-type="float" office:value="0.739649" calcext:value-type="float">
            <text:p>0,739649</text:p>
          </table:table-cell>
          <table:table-cell/>
          <table:table-cell office:value-type="float" office:value="0.734681" calcext:value-type="float">
            <text:p>0,734681</text:p>
          </table:table-cell>
          <table:table-cell office:value-type="float" office:value="0.746941" calcext:value-type="float">
            <text:p>0,746941</text:p>
          </table:table-cell>
          <table:table-cell/>
          <table:table-cell office:value-type="float" office:value="0.725789" calcext:value-type="float">
            <text:p>0,725789</text:p>
          </table:table-cell>
          <table:table-cell office:value-type="float" office:value="0.692484" calcext:value-type="float">
            <text:p>0,692484</text:p>
          </table:table-cell>
          <table:table-cell/>
          <table:table-cell office:value-type="float" office:value="0.709211" calcext:value-type="float">
            <text:p>0,709211</text:p>
          </table:table-cell>
          <table:table-cell office:value-type="float" office:value="0.70836" calcext:value-type="float">
            <text:p>0,70836</text:p>
          </table:table-cell>
          <table:table-cell/>
          <table:table-cell office:value-type="float" office:value="0.737272" calcext:value-type="float">
            <text:p>0,737272</text:p>
          </table:table-cell>
          <table:table-cell office:value-type="float" office:value="0.729694" calcext:value-type="float">
            <text:p>0,729694</text:p>
          </table:table-cell>
          <table:table-cell/>
          <table:table-cell office:value-type="float" office:value="0.729989" calcext:value-type="float">
            <text:p>0,729989</text:p>
          </table:table-cell>
          <table:table-cell office:value-type="float" office:value="0.724594" calcext:value-type="float">
            <text:p>0,7245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66286" calcext:value-type="float">
            <text:p>0,766286</text:p>
          </table:table-cell>
          <table:table-cell office:value-type="float" office:value="0.791184" calcext:value-type="float">
            <text:p>0,791184</text:p>
          </table:table-cell>
          <table:table-cell/>
          <table:table-cell office:value-type="float" office:value="0.771951" calcext:value-type="float">
            <text:p>0,771951</text:p>
          </table:table-cell>
          <table:table-cell office:value-type="float" office:value="0.756469" calcext:value-type="float">
            <text:p>0,756469</text:p>
          </table:table-cell>
          <table:table-cell/>
          <table:table-cell office:value-type="float" office:value="0.769612" calcext:value-type="float">
            <text:p>0,769612</text:p>
          </table:table-cell>
          <table:table-cell office:value-type="float" office:value="0.780594" calcext:value-type="float">
            <text:p>0,780594</text:p>
          </table:table-cell>
          <table:table-cell/>
          <table:table-cell office:value-type="float" office:value="0.782648" calcext:value-type="float">
            <text:p>0,782648</text:p>
          </table:table-cell>
          <table:table-cell office:value-type="float" office:value="0.736835" calcext:value-type="float">
            <text:p>0,736835</text:p>
          </table:table-cell>
          <table:table-cell/>
          <table:table-cell office:value-type="float" office:value="0.752078" calcext:value-type="float">
            <text:p>0,752078</text:p>
          </table:table-cell>
          <table:table-cell office:value-type="float" office:value="0.778166" calcext:value-type="float">
            <text:p>0,778166</text:p>
          </table:table-cell>
          <table:table-cell/>
          <table:table-cell office:value-type="float" office:value="0.765127" calcext:value-type="float">
            <text:p>0,765127</text:p>
          </table:table-cell>
          <table:table-cell office:value-type="float" office:value="0.728982" calcext:value-type="float">
            <text:p>0,728982</text:p>
          </table:table-cell>
          <table:table-cell/>
          <table:table-cell office:value-type="float" office:value="0.759449" calcext:value-type="float">
            <text:p>0,759449</text:p>
          </table:table-cell>
          <table:table-cell office:value-type="float" office:value="0.744621" calcext:value-type="float">
            <text:p>0,744621</text:p>
          </table:table-cell>
          <table:table-cell/>
          <table:table-cell office:value-type="float" office:value="0.588771" calcext:value-type="float">
            <text:p>0,588771</text:p>
          </table:table-cell>
          <table:table-cell office:value-type="float" office:value="0.62078" calcext:value-type="float">
            <text:p>0,62078</text:p>
          </table:table-cell>
          <table:table-cell/>
          <table:table-cell office:value-type="float" office:value="0.718349" calcext:value-type="float">
            <text:p>0,718349</text:p>
          </table:table-cell>
          <table:table-cell office:value-type="float" office:value="0.711472" calcext:value-type="float">
            <text:p>0,711472</text:p>
          </table:table-cell>
          <table:table-cell/>
          <table:table-cell office:value-type="float" office:value="0.766835" calcext:value-type="float">
            <text:p>0,766835</text:p>
          </table:table-cell>
          <table:table-cell office:value-type="float" office:value="0.739102" calcext:value-type="float">
            <text:p>0,739102</text:p>
          </table:table-cell>
          <table:table-cell table:number-columns-repeated="994"/>
        </table:table-row>
        <table:table-row table:style-name="ro1">
          <table:table-cell table:style-name="ce3" table:number-columns-repeated="21"/>
          <table:table-cell table:style-name="ce7"/>
          <table:table-cell table:style-name="ce3" table:number-columns-repeated="8"/>
          <table:table-cell table:style-name="ce7" table:number-columns-repeated="11"/>
          <table:table-cell table:style-name="ce3" table:number-columns-repeated="983"/>
        </table:table-row>
        <table:table-row table:style-name="ro1">
          <table:table-cell table:style-name="ce1" office:value-type="string" calcext:value-type="string">
            <text:p>Best</text:p>
          </table:table-cell>
          <table:table-cell table:number-columns-repeated="30"/>
          <table:table-cell table:style-name="ce1" office:value-type="string" calcext:value-type="string">
            <text:p>Bes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ixed-Training</text:p>
          </table:table-cell>
          <table:table-cell table:formula="of:=MAX([.B3];[.B10];;[.B17];[.B24])" office:value-type="float" office:value="0.791032" calcext:value-type="float">
            <text:p>0,791032</text:p>
          </table:table-cell>
          <table:table-cell table:number-columns-repeated="2"/>
          <table:table-cell table:formula="of:=MAX([.E3];[.E10];;[.E17];[.E24])" office:value-type="float" office:value="0.797483" calcext:value-type="float">
            <text:p>0,797483</text:p>
          </table:table-cell>
          <table:table-cell table:number-columns-repeated="2"/>
          <table:table-cell table:style-name="ce5" table:formula="of:=MAX([.H3];[.H10];;[.H17];[.H24])" office:value-type="float" office:value="0.799216" calcext:value-type="float">
            <text:p>0,799216</text:p>
          </table:table-cell>
          <table:table-cell table:number-columns-repeated="2"/>
          <table:table-cell table:formula="of:=MAX([.K3];[.K10];;[.K17];[.K24])" office:value-type="float" office:value="0.781491" calcext:value-type="float">
            <text:p>0,781491</text:p>
          </table:table-cell>
          <table:table-cell table:number-columns-repeated="2"/>
          <table:table-cell table:formula="of:=MAX([.N3];[.N10];;[.N17];[.N24])" office:value-type="float" office:value="0.771604" calcext:value-type="float">
            <text:p>0,771604</text:p>
          </table:table-cell>
          <table:table-cell table:number-columns-repeated="2"/>
          <table:table-cell table:formula="of:=MAX([.Q3];[.Q10];;[.Q17];[.Q24])" office:value-type="float" office:value="0.788618" calcext:value-type="float">
            <text:p>0,788618</text:p>
          </table:table-cell>
          <table:table-cell table:number-columns-repeated="2"/>
          <table:table-cell table:formula="of:=MAX([.T3];[.T10];;[.T17];[.T24])" office:value-type="float" office:value="0.782819" calcext:value-type="float">
            <text:p>0,782819</text:p>
          </table:table-cell>
          <table:table-cell table:number-columns-repeated="2"/>
          <table:table-cell table:formula="of:=MAX([.W3];[.W10];;[.W17];[.W24])" office:value-type="float" office:value="0.720197" calcext:value-type="float">
            <text:p>0,720197</text:p>
          </table:table-cell>
          <table:table-cell table:number-columns-repeated="2"/>
          <table:table-cell table:formula="of:=MAX([.Z3];[.Z10];;[.Z17];[.Z24])" office:value-type="float" office:value="0.759052" calcext:value-type="float">
            <text:p>0,759052</text:p>
          </table:table-cell>
          <table:table-cell table:number-columns-repeated="2"/>
          <table:table-cell table:formula="of:=MAX([.AC3];[.AC10];;[.AC17];[.AC24])" office:value-type="float" office:value="0.794215" calcext:value-type="float">
            <text:p>0,794215</text:p>
          </table:table-cell>
          <table:table-cell table:number-columns-repeated="2"/>
          <table:table-cell table:formula="of:=MAX([.B31:.AD31])" office:value-type="float" office:value="0.799216" calcext:value-type="float">
            <text:p>0,7992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ronary</text:p>
          </table:table-cell>
          <table:table-cell table:formula="of:=MAX([.B4];[.B11];;[.B18];[.B25])" office:value-type="float" office:value="0.789958" calcext:value-type="float">
            <text:p>0,789958</text:p>
          </table:table-cell>
          <table:table-cell table:style-name="ce5" table:formula="of:=MAX([.C4];[.C11];;[.C18];[.C25])" office:value-type="float" office:value="0.838056" calcext:value-type="float">
            <text:p>0,838056</text:p>
          </table:table-cell>
          <table:table-cell/>
          <table:table-cell table:formula="of:=MAX([.E4];[.E11];;[.E18];[.E25])" office:value-type="float" office:value="0.798949" calcext:value-type="float">
            <text:p>0,798949</text:p>
          </table:table-cell>
          <table:table-cell table:style-name="ce1" table:formula="of:=MAX([.F4];[.F11];;[.F18];[.F25])" office:value-type="float" office:value="0.80403" calcext:value-type="float">
            <text:p>0,80403</text:p>
          </table:table-cell>
          <table:table-cell/>
          <table:table-cell table:formula="of:=MAX([.H4];[.H11];;[.H18];[.H25])" office:value-type="float" office:value="0.777167" calcext:value-type="float">
            <text:p>0,777167</text:p>
          </table:table-cell>
          <table:table-cell table:style-name="ce1" table:formula="of:=MAX([.I4];[.I11];;[.I18];[.I25])" office:value-type="float" office:value="0.814759" calcext:value-type="float">
            <text:p>0,814759</text:p>
          </table:table-cell>
          <table:table-cell/>
          <table:table-cell table:formula="of:=MAX([.K4];[.K11];;[.K18];[.K25])" office:value-type="float" office:value="0.774023" calcext:value-type="float">
            <text:p>0,774023</text:p>
          </table:table-cell>
          <table:table-cell table:style-name="ce1" table:formula="of:=MAX([.L4];[.L11];;[.L18];[.L25])" office:value-type="float" office:value="0.805747" calcext:value-type="float">
            <text:p>0,805747</text:p>
          </table:table-cell>
          <table:table-cell/>
          <table:table-cell table:formula="of:=MAX([.N4];[.N11];;[.N18];[.N25])" office:value-type="float" office:value="0.797282" calcext:value-type="float">
            <text:p>0,797282</text:p>
          </table:table-cell>
          <table:table-cell table:style-name="ce1" table:formula="of:=MAX([.O4];[.O11];;[.O18];[.O25])" office:value-type="float" office:value="0.821666" calcext:value-type="float">
            <text:p>0,821666</text:p>
          </table:table-cell>
          <table:table-cell/>
          <table:table-cell table:formula="of:=MAX([.Q4];[.Q11];;[.Q18];[.Q25])" office:value-type="float" office:value="0.785801" calcext:value-type="float">
            <text:p>0,785801</text:p>
          </table:table-cell>
          <table:table-cell table:style-name="ce1" table:formula="of:=MAX([.R4];[.R11];;[.R18];[.R25])" office:value-type="float" office:value="0.808301" calcext:value-type="float">
            <text:p>0,808301</text:p>
          </table:table-cell>
          <table:table-cell/>
          <table:table-cell table:formula="of:=MAX([.T4];[.T11];;[.T18];[.T25])" office:value-type="float" office:value="0.775154" calcext:value-type="float">
            <text:p>0,775154</text:p>
          </table:table-cell>
          <table:table-cell table:style-name="ce1" table:formula="of:=MAX([.U4];[.U11];;[.U18];[.U25])" office:value-type="float" office:value="0.810895" calcext:value-type="float">
            <text:p>0,810895</text:p>
          </table:table-cell>
          <table:table-cell/>
          <table:table-cell table:style-name="ce1" table:formula="of:=MAX([.W4];[.W11];;[.W18];[.W25])" office:value-type="float" office:value="0.730195" calcext:value-type="float">
            <text:p>0,730195</text:p>
          </table:table-cell>
          <table:table-cell table:formula="of:=MAX([.X4];[.X11];;[.X18];[.X25])" office:value-type="float" office:value="0.692533" calcext:value-type="float">
            <text:p>0,692533</text:p>
          </table:table-cell>
          <table:table-cell/>
          <table:table-cell table:formula="of:=MAX([.Z4];[.Z11];;[.Z18];[.Z25])" office:value-type="float" office:value="0.750672" calcext:value-type="float">
            <text:p>0,750672</text:p>
          </table:table-cell>
          <table:table-cell table:style-name="ce1" table:formula="of:=MAX([.AA4];[.AA11];;[.AA18];[.AA25])" office:value-type="float" office:value="0.791421" calcext:value-type="float">
            <text:p>0,791421</text:p>
          </table:table-cell>
          <table:table-cell/>
          <table:table-cell table:formula="of:=MAX([.AC4];[.AC11];;[.AC18];[.AC25])" office:value-type="float" office:value="0.759501" calcext:value-type="float">
            <text:p>0,759501</text:p>
          </table:table-cell>
          <table:table-cell table:style-name="ce1" table:formula="of:=MAX([.AD4];[.AD11];;[.AD18];[.AD25])" office:value-type="float" office:value="0.813272" calcext:value-type="float">
            <text:p>0,813272</text:p>
          </table:table-cell>
          <table:table-cell/>
          <table:table-cell table:formula="of:=MAX([.B32:.AD32])" office:value-type="float" office:value="0.838056" calcext:value-type="float">
            <text:p>0,8380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rdiac</text:p>
          </table:table-cell>
          <table:table-cell table:formula="of:=MAX([.B5];[.B12];;[.B19];[.B26])" office:value-type="float" office:value="0.792023" calcext:value-type="float">
            <text:p>0,792023</text:p>
          </table:table-cell>
          <table:table-cell table:style-name="ce1" table:formula="of:=MAX([.C5];[.C12];;[.C19];[.C26])" office:value-type="float" office:value="0.825633" calcext:value-type="float">
            <text:p>0,825633</text:p>
          </table:table-cell>
          <table:table-cell/>
          <table:table-cell table:formula="of:=MAX([.E5];[.E12];;[.E19];[.E26])" office:value-type="float" office:value="0.852599" calcext:value-type="float">
            <text:p>0,852599</text:p>
          </table:table-cell>
          <table:table-cell table:style-name="ce5" table:formula="of:=MAX([.F5];[.F12];;[.F19];[.F26])" office:value-type="float" office:value="0.878207" calcext:value-type="float">
            <text:p>0,878207</text:p>
          </table:table-cell>
          <table:table-cell/>
          <table:table-cell table:style-name="ce1" table:formula="of:=MAX([.H5];[.H12];;[.H19];[.H26])" office:value-type="float" office:value="0.857652" calcext:value-type="float">
            <text:p>0,857652</text:p>
          </table:table-cell>
          <table:table-cell table:formula="of:=MAX([.I5];[.I12];;[.I19];[.I26])" office:value-type="float" office:value="0.843622" calcext:value-type="float">
            <text:p>0,843622</text:p>
          </table:table-cell>
          <table:table-cell/>
          <table:table-cell table:formula="of:=MAX([.K5];[.K12];;[.K19];[.K26])" office:value-type="float" office:value="0.8047" calcext:value-type="float">
            <text:p>0,8047</text:p>
          </table:table-cell>
          <table:table-cell table:style-name="ce1" table:formula="of:=MAX([.L5];[.L12];;[.L19];[.L26])" office:value-type="float" office:value="0.849831" calcext:value-type="float">
            <text:p>0,849831</text:p>
          </table:table-cell>
          <table:table-cell/>
          <table:table-cell table:style-name="ce1" table:formula="of:=MAX([.N5];[.N12];;[.N19];[.N26])" office:value-type="float" office:value="0.845062" calcext:value-type="float">
            <text:p>0,845062</text:p>
          </table:table-cell>
          <table:table-cell table:formula="of:=MAX([.O5];[.O12];;[.O19];[.O26])" office:value-type="float" office:value="0.843302" calcext:value-type="float">
            <text:p>0,843302</text:p>
          </table:table-cell>
          <table:table-cell/>
          <table:table-cell table:style-name="ce1" table:formula="of:=MAX([.Q5];[.Q12];;[.Q19];[.Q26])" office:value-type="float" office:value="0.874452" calcext:value-type="float">
            <text:p>0,874452</text:p>
          </table:table-cell>
          <table:table-cell table:formula="of:=MAX([.R5];[.R12];;[.R19];[.R26])" office:value-type="float" office:value="0.845838" calcext:value-type="float">
            <text:p>0,845838</text:p>
          </table:table-cell>
          <table:table-cell/>
          <table:table-cell table:style-name="ce1" table:formula="of:=MAX([.T5];[.T12];;[.T19];[.T26])" office:value-type="float" office:value="0.862951" calcext:value-type="float">
            <text:p>0,862951</text:p>
          </table:table-cell>
          <table:table-cell table:formula="of:=MAX([.U5];[.U12];;[.U19];[.U26])" office:value-type="float" office:value="0.825522" calcext:value-type="float">
            <text:p>0,825522</text:p>
          </table:table-cell>
          <table:table-cell/>
          <table:table-cell table:formula="of:=MAX([.W5];[.W12];;[.W19];[.W26])" office:value-type="float" office:value="0.628384" calcext:value-type="float">
            <text:p>0,628384</text:p>
          </table:table-cell>
          <table:table-cell table:style-name="ce1" table:formula="of:=MAX([.X5];[.X12];;[.X19];[.X26])" office:value-type="float" office:value="0.745743" calcext:value-type="float">
            <text:p>0,745743</text:p>
          </table:table-cell>
          <table:table-cell/>
          <table:table-cell table:style-name="ce1" table:formula="of:=MAX([.Z5];[.Z12];;[.Z19];[.Z26])" office:value-type="float" office:value="0.771574" calcext:value-type="float">
            <text:p>0,771574</text:p>
          </table:table-cell>
          <table:table-cell table:formula="of:=MAX([.AA5];[.AA12];;[.AA19];[.AA26])" office:value-type="float" office:value="0.752633" calcext:value-type="float">
            <text:p>0,752633</text:p>
          </table:table-cell>
          <table:table-cell/>
          <table:table-cell table:formula="of:=MAX([.AC5];[.AC12];;[.AC19];[.AC26])" office:value-type="float" office:value="0.827763" calcext:value-type="float">
            <text:p>0,827763</text:p>
          </table:table-cell>
          <table:table-cell table:style-name="ce1" table:formula="of:=MAX([.AD5];[.AD12];;[.AD19];[.AD26])" office:value-type="float" office:value="0.857068" calcext:value-type="float">
            <text:p>0,857068</text:p>
          </table:table-cell>
          <table:table-cell/>
          <table:table-cell table:formula="of:=MAX([.B33:.AD33])" office:value-type="float" office:value="0.878207" calcext:value-type="float">
            <text:p>0,87820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dical</text:p>
          </table:table-cell>
          <table:table-cell table:style-name="ce5" table:formula="of:=MAX([.B6];[.B13];;[.B20];[.B27])" office:value-type="float" office:value="0.767159" calcext:value-type="float">
            <text:p>0,767159</text:p>
          </table:table-cell>
          <table:table-cell table:formula="of:=MAX([.C6];[.C13];;[.C20];[.C27])" office:value-type="float" office:value="0.728935" calcext:value-type="float">
            <text:p>0,728935</text:p>
          </table:table-cell>
          <table:table-cell/>
          <table:table-cell table:style-name="ce1" table:formula="of:=MAX([.E6];[.E13];;[.E20];[.E27])" office:value-type="float" office:value="0.759686" calcext:value-type="float">
            <text:p>0,759686</text:p>
          </table:table-cell>
          <table:table-cell table:formula="of:=MAX([.F6];[.F13];;[.F20];[.F27])" office:value-type="float" office:value="0.756907" calcext:value-type="float">
            <text:p>0,756907</text:p>
          </table:table-cell>
          <table:table-cell/>
          <table:table-cell table:style-name="ce1" table:formula="of:=MAX([.H6];[.H13];;[.H20];[.H27])" office:value-type="float" office:value="0.757759" calcext:value-type="float">
            <text:p>0,757759</text:p>
          </table:table-cell>
          <table:table-cell table:formula="of:=MAX([.I6];[.I13];;[.I20];[.I27])" office:value-type="float" office:value="0.741934" calcext:value-type="float">
            <text:p>0,741934</text:p>
          </table:table-cell>
          <table:table-cell/>
          <table:table-cell table:formula="of:=MAX([.K6];[.K13];;[.K20];[.K27])" office:value-type="float" office:value="0.743596" calcext:value-type="float">
            <text:p>0,743596</text:p>
          </table:table-cell>
          <table:table-cell table:style-name="ce1" table:formula="of:=MAX([.L6];[.L13];;[.L20];[.L27])" office:value-type="float" office:value="0.749255" calcext:value-type="float">
            <text:p>0,749255</text:p>
          </table:table-cell>
          <table:table-cell/>
          <table:table-cell table:formula="of:=MAX([.N6];[.N13];;[.N20];[.N27])" office:value-type="float" office:value="0.724968" calcext:value-type="float">
            <text:p>0,724968</text:p>
          </table:table-cell>
          <table:table-cell table:style-name="ce1" table:formula="of:=MAX([.O6];[.O13];;[.O20];[.O27])" office:value-type="float" office:value="0.749474" calcext:value-type="float">
            <text:p>0,749474</text:p>
          </table:table-cell>
          <table:table-cell/>
          <table:table-cell table:formula="of:=MAX([.Q6];[.Q13];;[.Q20];[.Q27])" office:value-type="float" office:value="0.735866" calcext:value-type="float">
            <text:p>0,735866</text:p>
          </table:table-cell>
          <table:table-cell table:style-name="ce1" table:formula="of:=MAX([.R6];[.R13];;[.R20];[.R27])" office:value-type="float" office:value="0.746941" calcext:value-type="float">
            <text:p>0,746941</text:p>
          </table:table-cell>
          <table:table-cell/>
          <table:table-cell table:style-name="ce1" table:formula="of:=MAX([.T6];[.T13];;[.T20];[.T27])" office:value-type="float" office:value="0.7349" calcext:value-type="float">
            <text:p>0,7349</text:p>
          </table:table-cell>
          <table:table-cell table:formula="of:=MAX([.U6];[.U13];;[.U20];[.U27])" office:value-type="float" office:value="0.727556" calcext:value-type="float">
            <text:p>0,727556</text:p>
          </table:table-cell>
          <table:table-cell/>
          <table:table-cell table:style-name="ce1" table:formula="of:=MAX([.W6];[.W13];;[.W20];[.W27])" office:value-type="float" office:value="0.709211" calcext:value-type="float">
            <text:p>0,709211</text:p>
          </table:table-cell>
          <table:table-cell table:formula="of:=MAX([.X6];[.X13];;[.X20];[.X27])" office:value-type="float" office:value="0.70836" calcext:value-type="float">
            <text:p>0,70836</text:p>
          </table:table-cell>
          <table:table-cell/>
          <table:table-cell table:style-name="ce1" table:formula="of:=MAX([.Z6];[.Z13];;[.Z20];[.Z27])" office:value-type="float" office:value="0.737272" calcext:value-type="float">
            <text:p>0,737272</text:p>
          </table:table-cell>
          <table:table-cell table:formula="of:=MAX([.AA6];[.AA13];;[.AA20];[.AA27])" office:value-type="float" office:value="0.729694" calcext:value-type="float">
            <text:p>0,729694</text:p>
          </table:table-cell>
          <table:table-cell/>
          <table:table-cell table:style-name="ce1" table:formula="of:=MAX([.AC6];[.AC13];;[.AC20];[.AC27])" office:value-type="float" office:value="0.74678" calcext:value-type="float">
            <text:p>0,74678</text:p>
          </table:table-cell>
          <table:table-cell table:formula="of:=MAX([.AD6];[.AD13];;[.AD20];[.AD27])" office:value-type="float" office:value="0.73621" calcext:value-type="float">
            <text:p>0,73621</text:p>
          </table:table-cell>
          <table:table-cell/>
          <table:table-cell table:formula="of:=MAX([.B34:.AD34])" office:value-type="float" office:value="0.767159" calcext:value-type="float">
            <text:p>0,76715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urgical</text:p>
          </table:table-cell>
          <table:table-cell table:formula="of:=MAX([.B7];[.B14];;[.B21];[.B28])" office:value-type="float" office:value="0.774298" calcext:value-type="float">
            <text:p>0,774298</text:p>
          </table:table-cell>
          <table:table-cell table:style-name="ce5" table:formula="of:=MAX([.C7];[.C14];;[.C21];[.C28])" office:value-type="float" office:value="0.797471" calcext:value-type="float">
            <text:p>0,797471</text:p>
          </table:table-cell>
          <table:table-cell/>
          <table:table-cell table:formula="of:=MAX([.E7];[.E14];;[.E21];[.E28])" office:value-type="float" office:value="0.771951" calcext:value-type="float">
            <text:p>0,771951</text:p>
          </table:table-cell>
          <table:table-cell table:style-name="ce1" table:formula="of:=MAX([.F7];[.F14];;[.F21];[.F28])" office:value-type="float" office:value="0.778915" calcext:value-type="float">
            <text:p>0,778915</text:p>
          </table:table-cell>
          <table:table-cell/>
          <table:table-cell table:style-name="ce1" table:formula="of:=MAX([.H7];[.H14];;[.H21];[.H28])" office:value-type="float" office:value="0.784184" calcext:value-type="float">
            <text:p>0,784184</text:p>
          </table:table-cell>
          <table:table-cell table:formula="of:=MAX([.I7];[.I14];;[.I21];[.I28])" office:value-type="float" office:value="0.780622" calcext:value-type="float">
            <text:p>0,780622</text:p>
          </table:table-cell>
          <table:table-cell/>
          <table:table-cell table:style-name="ce1" table:formula="of:=MAX([.K7];[.K14];;[.K21];[.K28])" office:value-type="float" office:value="0.782648" calcext:value-type="float">
            <text:p>0,782648</text:p>
          </table:table-cell>
          <table:table-cell table:formula="of:=MAX([.L7];[.L14];;[.L21];[.L28])" office:value-type="float" office:value="0.767707" calcext:value-type="float">
            <text:p>0,767707</text:p>
          </table:table-cell>
          <table:table-cell/>
          <table:table-cell table:formula="of:=MAX([.N7];[.N14];;[.N21];[.N28])" office:value-type="float" office:value="0.765959" calcext:value-type="float">
            <text:p>0,765959</text:p>
          </table:table-cell>
          <table:table-cell table:style-name="ce1" table:formula="of:=MAX([.O7];[.O14];;[.O21];[.O28])" office:value-type="float" office:value="0.781561" calcext:value-type="float">
            <text:p>0,781561</text:p>
          </table:table-cell>
          <table:table-cell/>
          <table:table-cell table:formula="of:=MAX([.Q7];[.Q14];;[.Q21];[.Q28])" office:value-type="float" office:value="0.765127" calcext:value-type="float">
            <text:p>0,765127</text:p>
          </table:table-cell>
          <table:table-cell table:style-name="ce1" table:formula="of:=MAX([.R7];[.R14];;[.R21];[.R28])" office:value-type="float" office:value="0.768444" calcext:value-type="float">
            <text:p>0,768444</text:p>
          </table:table-cell>
          <table:table-cell/>
          <table:table-cell table:formula="of:=MAX([.T7];[.T14];;[.T21];[.T28])" office:value-type="float" office:value="0.766666" calcext:value-type="float">
            <text:p>0,766666</text:p>
          </table:table-cell>
          <table:table-cell table:style-name="ce1" table:formula="of:=MAX([.U7];[.U14];;[.U21];[.U28])" office:value-type="float" office:value="0.768741" calcext:value-type="float">
            <text:p>0,768741</text:p>
          </table:table-cell>
          <table:table-cell/>
          <table:table-cell table:formula="of:=MAX([.W7];[.W14];;[.W21];[.W28])" office:value-type="float" office:value="0.602001" calcext:value-type="float">
            <text:p>0,602001</text:p>
          </table:table-cell>
          <table:table-cell table:style-name="ce1" table:formula="of:=MAX([.X7];[.X14];;[.X21];[.X28])" office:value-type="float" office:value="0.674414" calcext:value-type="float">
            <text:p>0,674414</text:p>
          </table:table-cell>
          <table:table-cell/>
          <table:table-cell table:formula="of:=MAX([.Z7];[.Z14];;[.Z21];[.Z28])" office:value-type="float" office:value="0.733355" calcext:value-type="float">
            <text:p>0,733355</text:p>
          </table:table-cell>
          <table:table-cell table:style-name="ce1" table:formula="of:=MAX([.AA7];[.AA14];;[.AA21];[.AA28])" office:value-type="float" office:value="0.739397" calcext:value-type="float">
            <text:p>0,739397</text:p>
          </table:table-cell>
          <table:table-cell/>
          <table:table-cell table:formula="of:=MAX([.AC7];[.AC14];;[.AC21];[.AC28])" office:value-type="float" office:value="0.768022" calcext:value-type="float">
            <text:p>0,768022</text:p>
          </table:table-cell>
          <table:table-cell table:style-name="ce1" table:formula="of:=MAX([.AD7];[.AD14];;[.AD21];[.AD28])" office:value-type="float" office:value="0.770213" calcext:value-type="float">
            <text:p>0,770213</text:p>
          </table:table-cell>
          <table:table-cell/>
          <table:table-cell table:formula="of:=MAX([.B35:.AD35])" office:value-type="float" office:value="0.797471" calcext:value-type="float">
            <text:p>0,797471</text:p>
          </table:table-cell>
          <table:table-cell table:number-columns-repeated="99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an 5 minutes</text:p>
          </table:table-cell>
          <table:table-cell table:formula="of:=AVERAGE([.B4:.B7])" office:value-type="float" office:value="0.76197975" calcext:value-type="float">
            <text:p>0,76197975</text:p>
          </table:table-cell>
          <table:table-cell table:formula="of:=AVERAGE([.C4:.C7])" office:value-type="float" office:value="0.771046" calcext:value-type="float">
            <text:p>0,771046</text:p>
          </table:table-cell>
          <table:table-cell/>
          <table:table-cell table:formula="of:=AVERAGE([.E4:.E7])" office:value-type="float" office:value="0.789149" calcext:value-type="float">
            <text:p>0,789149</text:p>
          </table:table-cell>
          <table:table-cell table:formula="of:=AVERAGE([.F4:.F7])" office:value-type="float" office:value="0.78249175" calcext:value-type="float">
            <text:p>0,78249175</text:p>
          </table:table-cell>
          <table:table-cell/>
          <table:table-cell table:formula="of:=AVERAGE([.H4:.H7])" office:value-type="float" office:value="0.77015975" calcext:value-type="float">
            <text:p>0,77015975</text:p>
          </table:table-cell>
          <table:table-cell table:formula="of:=AVERAGE([.I4:.I7])" office:value-type="float" office:value="0.78001375" calcext:value-type="float">
            <text:p>0,78001375</text:p>
          </table:table-cell>
          <table:table-cell/>
          <table:table-cell table:formula="of:=AVERAGE([.K4:.K7])" office:value-type="float" office:value="0.743583" calcext:value-type="float">
            <text:p>0,743583</text:p>
          </table:table-cell>
          <table:table-cell table:formula="of:=AVERAGE([.L4:.L7])" office:value-type="float" office:value="0.72123125" calcext:value-type="float">
            <text:p>0,72123125</text:p>
          </table:table-cell>
          <table:table-cell/>
          <table:table-cell table:formula="of:=AVERAGE([.N4:.N7])" office:value-type="float" office:value="0.73966125" calcext:value-type="float">
            <text:p>0,73966125</text:p>
          </table:table-cell>
          <table:table-cell table:formula="of:=AVERAGE([.O4:.O7])" office:value-type="float" office:value="0.7577375" calcext:value-type="float">
            <text:p>0,7577375</text:p>
          </table:table-cell>
          <table:table-cell/>
          <table:table-cell table:formula="of:=AVERAGE([.Q4:.Q7])" office:value-type="float" office:value="0.77199925" calcext:value-type="float">
            <text:p>0,77199925</text:p>
          </table:table-cell>
          <table:table-cell table:formula="of:=AVERAGE([.R4:.R7])" office:value-type="float" office:value="0.78006375" calcext:value-type="float">
            <text:p>0,78006375</text:p>
          </table:table-cell>
          <table:table-cell/>
          <table:table-cell table:formula="of:=AVERAGE([.T4:.T7])" office:value-type="float" office:value="0.7734805" calcext:value-type="float">
            <text:p>0,7734805</text:p>
          </table:table-cell>
          <table:table-cell table:formula="of:=AVERAGE([.U4:.U7])" office:value-type="float" office:value="0.77062525" calcext:value-type="float">
            <text:p>0,77062525</text:p>
          </table:table-cell>
          <table:table-cell/>
          <table:table-cell table:formula="of:=AVERAGE([.W4:.W7])" office:value-type="float" office:value="0.6462215" calcext:value-type="float">
            <text:p>0,6462215</text:p>
          </table:table-cell>
          <table:table-cell table:formula="of:=AVERAGE([.X4:.X7])" office:value-type="float" office:value="0.620035" calcext:value-type="float">
            <text:p>0,620035</text:p>
          </table:table-cell>
          <table:table-cell/>
          <table:table-cell table:formula="of:=AVERAGE([.Z4:.Z7])" office:value-type="float" office:value="0.71281625" calcext:value-type="float">
            <text:p>0,71281625</text:p>
          </table:table-cell>
          <table:table-cell table:formula="of:=AVERAGE([.AA4:.AA7])" office:value-type="float" office:value="0.7389135" calcext:value-type="float">
            <text:p>0,7389135</text:p>
          </table:table-cell>
          <table:table-cell/>
          <table:table-cell table:formula="of:=AVERAGE([.AC4:.AC7])" office:value-type="float" office:value="0.77389775" calcext:value-type="float">
            <text:p>0,77389775</text:p>
          </table:table-cell>
          <table:table-cell table:formula="of:=AVERAGE([.AD4:.AD7])" office:value-type="float" office:value="0.7733005" calcext:value-type="float">
            <text:p>0,7733005</text:p>
          </table:table-cell>
          <table:table-cell/>
          <table:table-cell table:formula="of:=MAX([.B37:.AD37])" office:value-type="float" office:value="0.789149" calcext:value-type="float">
            <text:p>0,789149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Mean 15 minutes</text:p>
          </table:table-cell>
          <table:table-cell table:formula="of:=AVERAGE([.B11:.B14])" office:value-type="float" office:value="0.76876625" calcext:value-type="float">
            <text:p>0,76876625</text:p>
          </table:table-cell>
          <table:table-cell table:formula="of:=AVERAGE([.C11:.C14])" office:value-type="float" office:value="0.776983" calcext:value-type="float">
            <text:p>0,776983</text:p>
          </table:table-cell>
          <table:table-cell/>
          <table:table-cell table:formula="of:=AVERAGE([.E11:.E14])" office:value-type="float" office:value="0.7845695" calcext:value-type="float">
            <text:p>0,7845695</text:p>
          </table:table-cell>
          <table:table-cell table:formula="of:=AVERAGE([.F11:.F14])" office:value-type="float" office:value="0.795877" calcext:value-type="float">
            <text:p>0,795877</text:p>
          </table:table-cell>
          <table:table-cell/>
          <table:table-cell table:formula="of:=AVERAGE([.H11:.H14])" office:value-type="float" office:value="0.78087625" calcext:value-type="float">
            <text:p>0,78087625</text:p>
          </table:table-cell>
          <table:table-cell table:formula="of:=AVERAGE([.I11:.I14])" office:value-type="float" office:value="0.7741245" calcext:value-type="float">
            <text:p>0,7741245</text:p>
          </table:table-cell>
          <table:table-cell/>
          <table:table-cell table:formula="of:=AVERAGE([.K11:.K14])" office:value-type="float" office:value="0.7681705" calcext:value-type="float">
            <text:p>0,7681705</text:p>
          </table:table-cell>
          <table:table-cell table:formula="of:=AVERAGE([.L11:.L14])" office:value-type="float" office:value="0.75839125" calcext:value-type="float">
            <text:p>0,75839125</text:p>
          </table:table-cell>
          <table:table-cell/>
          <table:table-cell table:formula="of:=AVERAGE([.N11:.N14])" office:value-type="float" office:value="0.761709" calcext:value-type="float">
            <text:p>0,761709</text:p>
          </table:table-cell>
          <table:table-cell table:formula="of:=AVERAGE([.O11:.O14])" office:value-type="float" office:value="0.79071875" calcext:value-type="float">
            <text:p>0,79071875</text:p>
          </table:table-cell>
          <table:table-cell/>
          <table:table-cell table:formula="of:=AVERAGE([.Q11:.Q14])" office:value-type="float" office:value="0.7763865" calcext:value-type="float">
            <text:p>0,7763865</text:p>
          </table:table-cell>
          <table:table-cell table:formula="of:=AVERAGE([.R11:.R14])" office:value-type="float" office:value="0.78032675" calcext:value-type="float">
            <text:p>0,78032675</text:p>
          </table:table-cell>
          <table:table-cell/>
          <table:table-cell table:formula="of:=AVERAGE([.T11:.T14])" office:value-type="float" office:value="0.76822975" calcext:value-type="float">
            <text:p>0,76822975</text:p>
          </table:table-cell>
          <table:table-cell table:formula="of:=AVERAGE([.U11:.U14])" office:value-type="float" office:value="0.756791" calcext:value-type="float">
            <text:p>0,756791</text:p>
          </table:table-cell>
          <table:table-cell/>
          <table:table-cell table:formula="of:=AVERAGE([.W11:.W14])" office:value-type="float" office:value="0.62252875" calcext:value-type="float">
            <text:p>0,62252875</text:p>
          </table:table-cell>
          <table:table-cell table:formula="of:=AVERAGE([.X11:.X14])" office:value-type="float" office:value="0.62545975" calcext:value-type="float">
            <text:p>0,62545975</text:p>
          </table:table-cell>
          <table:table-cell/>
          <table:table-cell table:formula="of:=AVERAGE([.Z11:.Z14])" office:value-type="float" office:value="0.73653575" calcext:value-type="float">
            <text:p>0,73653575</text:p>
          </table:table-cell>
          <table:table-cell table:formula="of:=AVERAGE([.AA11:.AA14])" office:value-type="float" office:value="0.740491" calcext:value-type="float">
            <text:p>0,740491</text:p>
          </table:table-cell>
          <table:table-cell/>
          <table:table-cell table:formula="of:=AVERAGE([.AC11:.AC14])" office:value-type="float" office:value="0.75360825" calcext:value-type="float">
            <text:p>0,75360825</text:p>
          </table:table-cell>
          <table:table-cell table:formula="of:=AVERAGE([.AD11:.AD14])" office:value-type="float" office:value="0.762826" calcext:value-type="float">
            <text:p>0,762826</text:p>
          </table:table-cell>
          <table:table-cell/>
          <table:table-cell table:formula="of:=MAX([.B38:.AD38])" office:value-type="float" office:value="0.795877" calcext:value-type="float">
            <text:p>0,795877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Mean 30 minutes</text:p>
          </table:table-cell>
          <table:table-cell table:formula="of:=AVERAGE([.B18:.B21])" office:value-type="float" office:value="0.769645" calcext:value-type="float">
            <text:p>0,769645</text:p>
          </table:table-cell>
          <table:table-cell table:formula="of:=AVERAGE([.C18:.C21])" office:value-type="float" office:value="0.7767375" calcext:value-type="float">
            <text:p>0,7767375</text:p>
          </table:table-cell>
          <table:table-cell/>
          <table:table-cell table:formula="of:=AVERAGE([.E18:.E21])" office:value-type="float" office:value="0.78472475" calcext:value-type="float">
            <text:p>0,78472475</text:p>
          </table:table-cell>
          <table:table-cell table:formula="of:=AVERAGE([.F18:.F21])" office:value-type="float" office:value="0.78662125" calcext:value-type="float">
            <text:p>0,78662125</text:p>
          </table:table-cell>
          <table:table-cell/>
          <table:table-cell table:formula="of:=AVERAGE([.H18:.H21])" office:value-type="float" office:value="0.77541125" calcext:value-type="float">
            <text:p>0,77541125</text:p>
          </table:table-cell>
          <table:table-cell table:formula="of:=AVERAGE([.I18:.I21])" office:value-type="float" office:value="0.77937125" calcext:value-type="float">
            <text:p>0,77937125</text:p>
          </table:table-cell>
          <table:table-cell/>
          <table:table-cell table:formula="of:=AVERAGE([.K18:.K21])" office:value-type="float" office:value="0.75395875" calcext:value-type="float">
            <text:p>0,75395875</text:p>
          </table:table-cell>
          <table:table-cell table:formula="of:=AVERAGE([.L18:.L21])" office:value-type="float" office:value="0.78380325" calcext:value-type="float">
            <text:p>0,78380325</text:p>
          </table:table-cell>
          <table:table-cell/>
          <table:table-cell table:formula="of:=AVERAGE([.N18:.N21])" office:value-type="float" office:value="0.77675075" calcext:value-type="float">
            <text:p>0,77675075</text:p>
          </table:table-cell>
          <table:table-cell table:formula="of:=AVERAGE([.O18:.O21])" office:value-type="float" office:value="0.7923835" calcext:value-type="float">
            <text:p>0,7923835</text:p>
          </table:table-cell>
          <table:table-cell/>
          <table:table-cell table:formula="of:=AVERAGE([.Q18:.Q21])" office:value-type="float" office:value="0.77878825" calcext:value-type="float">
            <text:p>0,77878825</text:p>
          </table:table-cell>
          <table:table-cell table:formula="of:=AVERAGE([.R18:.R21])" office:value-type="float" office:value="0.77443225" calcext:value-type="float">
            <text:p>0,77443225</text:p>
          </table:table-cell>
          <table:table-cell/>
          <table:table-cell table:formula="of:=AVERAGE([.T18:.T21])" office:value-type="float" office:value="0.779413" calcext:value-type="float">
            <text:p>0,779413</text:p>
          </table:table-cell>
          <table:table-cell table:formula="of:=AVERAGE([.U18:.U21])" office:value-type="float" office:value="0.770695" calcext:value-type="float">
            <text:p>0,770695</text:p>
          </table:table-cell>
          <table:table-cell/>
          <table:table-cell table:formula="of:=AVERAGE([.W18:.W21])" office:value-type="float" office:value="0.61446475" calcext:value-type="float">
            <text:p>0,61446475</text:p>
          </table:table-cell>
          <table:table-cell table:formula="of:=AVERAGE([.X18:.X21])" office:value-type="float" office:value="0.643587" calcext:value-type="float">
            <text:p>0,643587</text:p>
          </table:table-cell>
          <table:table-cell/>
          <table:table-cell table:formula="of:=AVERAGE([.Z18:.Z21])" office:value-type="float" office:value="0.7343575" calcext:value-type="float">
            <text:p>0,7343575</text:p>
          </table:table-cell>
          <table:table-cell table:formula="of:=AVERAGE([.AA18:.AA21])" office:value-type="float" office:value="0.74156375" calcext:value-type="float">
            <text:p>0,74156375</text:p>
          </table:table-cell>
          <table:table-cell/>
          <table:table-cell table:formula="of:=AVERAGE([.AC18:.AC21])" office:value-type="float" office:value="0.7513345" calcext:value-type="float">
            <text:p>0,7513345</text:p>
          </table:table-cell>
          <table:table-cell table:formula="of:=AVERAGE([.AD18:.AD21])" office:value-type="float" office:value="0.76162575" calcext:value-type="float">
            <text:p>0,76162575</text:p>
          </table:table-cell>
          <table:table-cell/>
          <table:table-cell table:formula="of:=MAX([.B39:.AD39])" office:value-type="float" office:value="0.7923835" calcext:value-type="float">
            <text:p>0,7923835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Mean 60 minutes</text:p>
          </table:table-cell>
          <table:table-cell table:formula="of:=AVERAGE([.B25:.B28])" office:value-type="float" office:value="0.76854" calcext:value-type="float">
            <text:p>0,76854</text:p>
          </table:table-cell>
          <table:table-cell table:formula="of:=AVERAGE([.C25:.C28])" office:value-type="float" office:value="0.77636075" calcext:value-type="float">
            <text:p>0,77636075</text:p>
          </table:table-cell>
          <table:table-cell/>
          <table:table-cell table:formula="of:=AVERAGE([.E25:.E28])" office:value-type="float" office:value="0.78369275" calcext:value-type="float">
            <text:p>0,78369275</text:p>
          </table:table-cell>
          <table:table-cell table:formula="of:=AVERAGE([.F25:.F28])" office:value-type="float" office:value="0.791619" calcext:value-type="float">
            <text:p>0,791619</text:p>
          </table:table-cell>
          <table:table-cell/>
          <table:table-cell table:formula="of:=AVERAGE([.H25:.H28])" office:value-type="float" office:value="0.78611925" calcext:value-type="float">
            <text:p>0,78611925</text:p>
          </table:table-cell>
          <table:table-cell table:formula="of:=AVERAGE([.I25:.I28])" office:value-type="float" office:value="0.779526" calcext:value-type="float">
            <text:p>0,779526</text:p>
          </table:table-cell>
          <table:table-cell/>
          <table:table-cell table:formula="of:=AVERAGE([.K25:.K28])" office:value-type="float" office:value="0.7661495" calcext:value-type="float">
            <text:p>0,7661495</text:p>
          </table:table-cell>
          <table:table-cell table:formula="of:=AVERAGE([.L25:.L28])" office:value-type="float" office:value="0.7556535" calcext:value-type="float">
            <text:p>0,7556535</text:p>
          </table:table-cell>
          <table:table-cell/>
          <table:table-cell table:formula="of:=AVERAGE([.N25:.N28])" office:value-type="float" office:value="0.77704325" calcext:value-type="float">
            <text:p>0,77704325</text:p>
          </table:table-cell>
          <table:table-cell table:formula="of:=AVERAGE([.O25:.O28])" office:value-type="float" office:value="0.7906325" calcext:value-type="float">
            <text:p>0,7906325</text:p>
          </table:table-cell>
          <table:table-cell/>
          <table:table-cell table:formula="of:=AVERAGE([.Q25:.Q28])" office:value-type="float" office:value="0.7742825" calcext:value-type="float">
            <text:p>0,7742825</text:p>
          </table:table-cell>
          <table:table-cell table:formula="of:=AVERAGE([.R25:.R28])" office:value-type="float" office:value="0.78157625" calcext:value-type="float">
            <text:p>0,78157625</text:p>
          </table:table-cell>
          <table:table-cell/>
          <table:table-cell table:formula="of:=AVERAGE([.T25:.T28])" office:value-type="float" office:value="0.77160125" calcext:value-type="float">
            <text:p>0,77160125</text:p>
          </table:table-cell>
          <table:table-cell table:formula="of:=AVERAGE([.U25:.U28])" office:value-type="float" office:value="0.7595085" calcext:value-type="float">
            <text:p>0,7595085</text:p>
          </table:table-cell>
          <table:table-cell/>
          <table:table-cell table:formula="of:=AVERAGE([.W25:.W28])" office:value-type="float" office:value="0.6255305" calcext:value-type="float">
            <text:p>0,6255305</text:p>
          </table:table-cell>
          <table:table-cell table:formula="of:=AVERAGE([.X25:.X28])" office:value-type="float" office:value="0.56566425" calcext:value-type="float">
            <text:p>0,56566425</text:p>
          </table:table-cell>
          <table:table-cell/>
          <table:table-cell table:formula="of:=AVERAGE([.Z25:.Z28])" office:value-type="float" office:value="0.73553775" calcext:value-type="float">
            <text:p>0,73553775</text:p>
          </table:table-cell>
          <table:table-cell table:formula="of:=AVERAGE([.AA25:.AA28])" office:value-type="float" office:value="0.74337" calcext:value-type="float">
            <text:p>0,74337</text:p>
          </table:table-cell>
          <table:table-cell/>
          <table:table-cell table:formula="of:=AVERAGE([.AC25:.AC28])" office:value-type="float" office:value="0.770775" calcext:value-type="float">
            <text:p>0,770775</text:p>
          </table:table-cell>
          <table:table-cell table:formula="of:=AVERAGE([.AD25:.AD28])" office:value-type="float" office:value="0.75728975" calcext:value-type="float">
            <text:p>0,75728975</text:p>
          </table:table-cell>
          <table:table-cell/>
          <table:table-cell table:formula="of:=MAX([.B40:.AD40])" office:value-type="float" office:value="0.791619" calcext:value-type="float">
            <text:p>0,791619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genda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Negrito</text:p>
          </table:table-cell>
          <table:table-cell office:value-type="string" calcext:value-type="string">
            <text:p>Melhor na UTI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ublinhado</text:p>
          </table:table-cell>
          <table:table-cell office:value-type="string" calcext:value-type="string">
            <text:p>Melhor geral</text:p>
          </table:table-cell>
          <table:table-cell table:number-columns-repeated="1022"/>
        </table:table-row>
      </table:table>
      <table:table table:name="acc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1" table:default-cell-style-name="ce1"/>
        <table:table-column table:style-name="co11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7" table:default-cell-style-name="ce1"/>
        <table:table-column table:style-name="co7" table:default-cell-style-name="Default"/>
        <table:table-column table:style-name="co16" table:default-cell-style-name="Default"/>
        <table:table-column table:style-name="co7" table:default-cell-style-name="ce1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Focused</text:p>
          </table:table-cell>
          <table:table-cell table:style-name="ce1" office:value-type="string" calcext:value-type="string">
            <text:p>Fine Tunning</text:p>
          </table:table-cell>
          <table:table-cell table:style-name="ce1"/>
          <table:table-cell/>
          <table:table-cell table:style-name="ce1" table:number-columns-repeated="7"/>
          <table:table-cell/>
          <table:table-cell table:style-name="Default"/>
          <table:table-cell table:style-name="ce1"/>
          <table:table-cell/>
          <table:table-cell table:style-name="Default"/>
          <table:table-cell table:style-name="ce1" table:number-columns-repeated="2"/>
        </table:table-row>
        <table:table-row table:style-name="ro1">
          <table:table-cell office:value-type="string" calcext:value-type="string">
            <text:p>m3-5</text:p>
          </table:table-cell>
          <table:table-cell table:number-columns-repeated="3"/>
          <table:table-cell table:style-name="Default" office:value-type="string" calcext:value-type="string">
            <text:p>m3r-5</text:p>
          </table:table-cell>
          <table:table-cell table:number-columns-repeated="2"/>
          <table:table-cell office:value-type="string" calcext:value-type="string">
            <text:p>m3b-5</text:p>
          </table:table-cell>
          <table:table-cell table:number-columns-repeated="2"/>
          <table:table-cell office:value-type="string" calcext:value-type="string">
            <text:p>m4-5</text:p>
          </table:table-cell>
          <table:table-cell table:number-columns-repeated="2"/>
          <table:table-cell table:style-name="Default" office:value-type="string" calcext:value-type="string">
            <text:p>m4r-5</text:p>
          </table:table-cell>
          <table:table-cell table:number-columns-repeated="2"/>
          <table:table-cell table:style-name="Default" office:value-type="string" calcext:value-type="string">
            <text:p>m4d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0.7206005008" calcext:value-type="float">
            <text:p>0,720600500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764804005" calcext:value-type="float">
            <text:p>0,7764804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65368" calcext:value-type="float">
            <text:p>0,7653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0.8381984989" calcext:value-type="float">
            <text:p>0,838198498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756463722" calcext:value-type="float">
            <text:p>0,775646372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24574" calcext:value-type="float">
            <text:p>0,7245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19075151" calcext:value-type="float">
            <text:p>0,7919075151</text:p>
          </table:table-cell>
          <table:table-cell table:style-name="ce8" office:value-type="float" office:value="0.8554913305" calcext:value-type="float">
            <text:p>0,8554913305</text:p>
          </table:table-cell>
          <table:table-cell/>
          <table:table-cell office:value-type="float" office:value="0.8092485556" calcext:value-type="float">
            <text:p>0,8092485556</text:p>
          </table:table-cell>
          <table:table-cell office:value-type="float" office:value="0.7861271681" calcext:value-type="float">
            <text:p>0,7861271681</text:p>
          </table:table-cell>
          <table:table-cell/>
          <table:table-cell table:style-name="ce1" office:value-type="float" office:value="0.817431" calcext:value-type="float">
            <text:p>0,817431</text:p>
          </table:table-cell>
          <table:table-cell office:value-type="float" office:value="0.801628" calcext:value-type="float">
            <text:p>0,801628</text:p>
          </table:table-cell>
          <table:table-cell/>
          <table:table-cell office:value-type="float" office:value="0.8034682095" calcext:value-type="float">
            <text:p>0,8034682095</text:p>
          </table:table-cell>
          <table:table-cell table:style-name="ce1" office:value-type="float" office:value="0.8150289021" calcext:value-type="float">
            <text:p>0,8150289021</text:p>
          </table:table-cell>
          <table:table-cell/>
          <table:table-cell office:value-type="float" office:value="0.8034682088" calcext:value-type="float">
            <text:p>0,8034682088</text:p>
          </table:table-cell>
          <table:table-cell office:value-type="float" office:value="0.7167630063" calcext:value-type="float">
            <text:p>0,7167630063</text:p>
          </table:table-cell>
          <table:table-cell/>
          <table:table-cell office:value-type="float" office:value="0.812001" calcext:value-type="float">
            <text:p>0,812001</text:p>
          </table:table-cell>
          <table:table-cell office:value-type="float" office:value="0.746018" calcext:value-type="float">
            <text:p>0,7460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88973384" calcext:value-type="float">
            <text:p>0,8288973384</text:p>
          </table:table-cell>
          <table:table-cell table:style-name="ce1" office:value-type="float" office:value="0.8859315589" calcext:value-type="float">
            <text:p>0,8859315589</text:p>
          </table:table-cell>
          <table:table-cell/>
          <table:table-cell table:style-name="Default" office:value-type="float" office:value="0.8859315592" calcext:value-type="float">
            <text:p>0,8859315592</text:p>
          </table:table-cell>
          <table:table-cell table:style-name="ce1" office:value-type="float" office:value="0.9049429658" calcext:value-type="float">
            <text:p>0,9049429658</text:p>
          </table:table-cell>
          <table:table-cell/>
          <table:table-cell table:style-name="ce5" office:value-type="float" office:value="0.916537" calcext:value-type="float">
            <text:p>0,916537</text:p>
          </table:table-cell>
          <table:table-cell office:value-type="float" office:value="0.860517" calcext:value-type="float">
            <text:p>0,860517</text:p>
          </table:table-cell>
          <table:table-cell/>
          <table:table-cell office:value-type="float" office:value="0.7718631179" calcext:value-type="float">
            <text:p>0,7718631179</text:p>
          </table:table-cell>
          <table:table-cell table:style-name="ce1" office:value-type="float" office:value="0.8859315589" calcext:value-type="float">
            <text:p>0,8859315589</text:p>
          </table:table-cell>
          <table:table-cell/>
          <table:table-cell office:value-type="float" office:value="0.9087452474" calcext:value-type="float">
            <text:p>0,9087452474</text:p>
          </table:table-cell>
          <table:table-cell office:value-type="float" office:value="0.8897338403" calcext:value-type="float">
            <text:p>0,8897338403</text:p>
          </table:table-cell>
          <table:table-cell/>
          <table:table-cell table:style-name="Default" office:value-type="float" office:value="0.873056" calcext:value-type="float">
            <text:p>0,873056</text:p>
          </table:table-cell>
          <table:table-cell table:style-name="ce1" office:value-type="float" office:value="0.886757" calcext:value-type="float">
            <text:p>0,8867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7364864849" calcext:value-type="float">
            <text:p>0,7364864849</text:p>
          </table:table-cell>
          <table:table-cell office:value-type="float" office:value="0.6824324335" calcext:value-type="float">
            <text:p>0,6824324335</text:p>
          </table:table-cell>
          <table:table-cell/>
          <table:table-cell office:value-type="float" office:value="0.7882882894" calcext:value-type="float">
            <text:p>0,7882882894</text:p>
          </table:table-cell>
          <table:table-cell office:value-type="float" office:value="0.6824324308" calcext:value-type="float">
            <text:p>0,6824324308</text:p>
          </table:table-cell>
          <table:table-cell/>
          <table:table-cell office:value-type="float" office:value="0.72104" calcext:value-type="float">
            <text:p>0,72104</text:p>
          </table:table-cell>
          <table:table-cell table:style-name="ce1" office:value-type="float" office:value="0.735263" calcext:value-type="float">
            <text:p>0,735263</text:p>
          </table:table-cell>
          <table:table-cell/>
          <table:table-cell office:value-type="float" office:value="0.6891891897" calcext:value-type="float">
            <text:p>0,6891891897</text:p>
          </table:table-cell>
          <table:table-cell table:style-name="ce1" office:value-type="float" office:value="0.7162162168" calcext:value-type="float">
            <text:p>0,7162162168</text:p>
          </table:table-cell>
          <table:table-cell/>
          <table:table-cell table:style-name="ce5" office:value-type="float" office:value="0.7905405405" calcext:value-type="float">
            <text:p>0,7905405405</text:p>
          </table:table-cell>
          <table:table-cell office:value-type="float" office:value="0.7117117128" calcext:value-type="float">
            <text:p>0,7117117128</text:p>
          </table:table-cell>
          <table:table-cell/>
          <table:table-cell office:value-type="float" office:value="0.744757" calcext:value-type="float">
            <text:p>0,744757</text:p>
          </table:table-cell>
          <table:table-cell office:value-type="float" office:value="0.671606" calcext:value-type="float">
            <text:p>0,6716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8099688474" calcext:value-type="float">
            <text:p>0,8099688474</text:p>
          </table:table-cell>
          <table:table-cell office:value-type="float" office:value="0.7196261682" calcext:value-type="float">
            <text:p>0,7196261682</text:p>
          </table:table-cell>
          <table:table-cell/>
          <table:table-cell office:value-type="float" office:value="0.7912772586" calcext:value-type="float">
            <text:p>0,7912772586</text:p>
          </table:table-cell>
          <table:table-cell office:value-type="float" office:value="0.6666666667" calcext:value-type="float">
            <text:p>0,6666666667</text:p>
          </table:table-cell>
          <table:table-cell/>
          <table:table-cell office:value-type="float" office:value="0.766842" calcext:value-type="float">
            <text:p>0,766842</text:p>
          </table:table-cell>
          <table:table-cell table:style-name="ce1" office:value-type="float" office:value="0.771493" calcext:value-type="float">
            <text:p>0,771493</text:p>
          </table:table-cell>
          <table:table-cell/>
          <table:table-cell table:style-name="ce5" office:value-type="float" office:value="0.8473520249" calcext:value-type="float">
            <text:p>0,8473520249</text:p>
          </table:table-cell>
          <table:table-cell office:value-type="float" office:value="0.8130841122" calcext:value-type="float">
            <text:p>0,8130841122</text:p>
          </table:table-cell>
          <table:table-cell/>
          <table:table-cell office:value-type="float" office:value="0.7570093458" calcext:value-type="float">
            <text:p>0,7570093458</text:p>
          </table:table-cell>
          <table:table-cell office:value-type="float" office:value="0.6978193146" calcext:value-type="float">
            <text:p>0,6978193146</text:p>
          </table:table-cell>
          <table:table-cell/>
          <table:table-cell office:value-type="float" office:value="0.746255" calcext:value-type="float">
            <text:p>0,746255</text:p>
          </table:table-cell>
          <table:table-cell office:value-type="float" office:value="0.676951" calcext:value-type="float">
            <text:p>0,676951</text:p>
          </table:table-cell>
          <table:table-cell/>
        </table:table-row>
        <table:table-row table:style-name="ro1">
          <table:table-cell office:value-type="string" calcext:value-type="string">
            <text:p>m3-15</text:p>
          </table:table-cell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0.7506255215" calcext:value-type="float">
            <text:p>0,75062552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0.7848206841" calcext:value-type="float">
            <text:p>0,7848206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93695" calcext:value-type="float">
            <text:p>0,7936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155963305" calcext:value-type="float">
            <text:p>0,71559633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0.8190158467" calcext:value-type="float">
            <text:p>0,819015846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52623" calcext:value-type="float">
            <text:p>0,7526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23699429" calcext:value-type="float">
            <text:p>0,8323699429</text:p>
          </table:table-cell>
          <table:table-cell table:style-name="ce5" office:value-type="float" office:value="0.8439306365" calcext:value-type="float">
            <text:p>0,8439306365</text:p>
          </table:table-cell>
          <table:table-cell/>
          <table:table-cell table:style-name="Default" office:value-type="float" office:value="0.7861271694" calcext:value-type="float">
            <text:p>0,7861271694</text:p>
          </table:table-cell>
          <table:table-cell table:style-name="ce1" office:value-type="float" office:value="0.8150289024" calcext:value-type="float">
            <text:p>0,8150289024</text:p>
          </table:table-cell>
          <table:table-cell/>
          <table:table-cell table:style-name="ce2" office:value-type="float" office:value="0.824358" calcext:value-type="float">
            <text:p>0,824358</text:p>
          </table:table-cell>
          <table:table-cell table:style-name="ce1" office:value-type="float" office:value="0.831285" calcext:value-type="float">
            <text:p>0,831285</text:p>
          </table:table-cell>
          <table:table-cell/>
          <table:table-cell table:style-name="ce1" office:value-type="float" office:value="0.8092485556" calcext:value-type="float">
            <text:p>0,8092485556</text:p>
          </table:table-cell>
          <table:table-cell office:value-type="float" office:value="0.7861271683" calcext:value-type="float">
            <text:p>0,7861271683</text:p>
          </table:table-cell>
          <table:table-cell/>
          <table:table-cell office:value-type="float" office:value="0.8092485556" calcext:value-type="float">
            <text:p>0,8092485556</text:p>
          </table:table-cell>
          <table:table-cell office:value-type="float" office:value="0.710982661" calcext:value-type="float">
            <text:p>0,710982661</text:p>
          </table:table-cell>
          <table:table-cell/>
          <table:table-cell office:value-type="float" office:value="0.819291" calcext:value-type="float">
            <text:p>0,819291</text:p>
          </table:table-cell>
          <table:table-cell office:value-type="float" office:value="0.765255" calcext:value-type="float">
            <text:p>0,7652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9011406846" calcext:value-type="float">
            <text:p>0,9011406846</text:p>
          </table:table-cell>
          <table:table-cell office:value-type="float" office:value="0.8479087454" calcext:value-type="float">
            <text:p>0,8479087454</text:p>
          </table:table-cell>
          <table:table-cell/>
          <table:table-cell table:style-name="ce5" office:value-type="float" office:value="0.9429657795" calcext:value-type="float">
            <text:p>0,9429657795</text:p>
          </table:table-cell>
          <table:table-cell office:value-type="float" office:value="0.9049429658" calcext:value-type="float">
            <text:p>0,9049429658</text:p>
          </table:table-cell>
          <table:table-cell/>
          <table:table-cell table:style-name="ce1" office:value-type="float" office:value="0.924485" calcext:value-type="float">
            <text:p>0,924485</text:p>
          </table:table-cell>
          <table:table-cell office:value-type="float" office:value="0.886712" calcext:value-type="float">
            <text:p>0,886712</text:p>
          </table:table-cell>
          <table:table-cell/>
          <table:table-cell table:style-name="ce1" office:value-type="float" office:value="0.8288973386" calcext:value-type="float">
            <text:p>0,8288973386</text:p>
          </table:table-cell>
          <table:table-cell office:value-type="float" office:value="0.8212927759" calcext:value-type="float">
            <text:p>0,8212927759</text:p>
          </table:table-cell>
          <table:table-cell/>
          <table:table-cell office:value-type="float" office:value="0.8821292778" calcext:value-type="float">
            <text:p>0,8821292778</text:p>
          </table:table-cell>
          <table:table-cell office:value-type="float" office:value="0.8174904945" calcext:value-type="float">
            <text:p>0,8174904945</text:p>
          </table:table-cell>
          <table:table-cell/>
          <table:table-cell office:value-type="float" office:value="0.862763" calcext:value-type="float">
            <text:p>0,862763</text:p>
          </table:table-cell>
          <table:table-cell office:value-type="float" office:value="0.829606" calcext:value-type="float">
            <text:p>0,8296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8153153153" calcext:value-type="float">
            <text:p>0,8153153153</text:p>
          </table:table-cell>
          <table:table-cell office:value-type="float" office:value="0.7207207202" calcext:value-type="float">
            <text:p>0,7207207202</text:p>
          </table:table-cell>
          <table:table-cell/>
          <table:table-cell table:style-name="Default" office:value-type="float" office:value="0.7387387387" calcext:value-type="float">
            <text:p>0,7387387387</text:p>
          </table:table-cell>
          <table:table-cell table:style-name="ce1" office:value-type="float" office:value="0.7477477467" calcext:value-type="float">
            <text:p>0,7477477467</text:p>
          </table:table-cell>
          <table:table-cell/>
          <table:table-cell table:style-name="ce1" office:value-type="float" office:value="0.76374" calcext:value-type="float">
            <text:p>0,76374</text:p>
          </table:table-cell>
          <table:table-cell office:value-type="float" office:value="0.72642" calcext:value-type="float">
            <text:p>0,72642</text:p>
          </table:table-cell>
          <table:table-cell/>
          <table:table-cell table:style-name="ce5" office:value-type="float" office:value="0.822072071" calcext:value-type="float">
            <text:p>0,822072071</text:p>
          </table:table-cell>
          <table:table-cell office:value-type="float" office:value="0.7162162173" calcext:value-type="float">
            <text:p>0,7162162173</text:p>
          </table:table-cell>
          <table:table-cell/>
          <table:table-cell office:value-type="float" office:value="0.7477477477" calcext:value-type="float">
            <text:p>0,7477477477</text:p>
          </table:table-cell>
          <table:table-cell office:value-type="float" office:value="0.7319819809" calcext:value-type="float">
            <text:p>0,7319819809</text:p>
          </table:table-cell>
          <table:table-cell/>
          <table:table-cell office:value-type="float" office:value="0.771166" calcext:value-type="float">
            <text:p>0,771166</text:p>
          </table:table-cell>
          <table:table-cell office:value-type="float" office:value="0.70549" calcext:value-type="float">
            <text:p>0,705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7975077882" calcext:value-type="float">
            <text:p>0,7975077882</text:p>
          </table:table-cell>
          <table:table-cell office:value-type="float" office:value="0.769470405" calcext:value-type="float">
            <text:p>0,769470405</text:p>
          </table:table-cell>
          <table:table-cell/>
          <table:table-cell office:value-type="float" office:value="0.8317757009" calcext:value-type="float">
            <text:p>0,8317757009</text:p>
          </table:table-cell>
          <table:table-cell office:value-type="float" office:value="0.7975077882" calcext:value-type="float">
            <text:p>0,7975077882</text:p>
          </table:table-cell>
          <table:table-cell/>
          <table:table-cell office:value-type="float" office:value="0.749041" calcext:value-type="float">
            <text:p>0,749041</text:p>
          </table:table-cell>
          <table:table-cell table:style-name="ce1" office:value-type="float" office:value="0.772476" calcext:value-type="float">
            <text:p>0,772476</text:p>
          </table:table-cell>
          <table:table-cell/>
          <table:table-cell table:style-name="ce5" office:value-type="float" office:value="0.8473520249" calcext:value-type="float">
            <text:p>0,8473520249</text:p>
          </table:table-cell>
          <table:table-cell office:value-type="float" office:value="0.7757009346" calcext:value-type="float">
            <text:p>0,7757009346</text:p>
          </table:table-cell>
          <table:table-cell/>
          <table:table-cell office:value-type="float" office:value="0.8348909657" calcext:value-type="float">
            <text:p>0,8348909657</text:p>
          </table:table-cell>
          <table:table-cell office:value-type="float" office:value="0.6978193146" calcext:value-type="float">
            <text:p>0,6978193146</text:p>
          </table:table-cell>
          <table:table-cell/>
          <table:table-cell office:value-type="float" office:value="0.77617" calcext:value-type="float">
            <text:p>0,77617</text:p>
          </table:table-cell>
          <table:table-cell office:value-type="float" office:value="0.746207" calcext:value-type="float">
            <text:p>0,746207</text:p>
          </table:table-cell>
          <table:table-cell/>
        </table:table-row>
        <table:table-row table:style-name="ro1">
          <table:table-cell office:value-type="string" calcext:value-type="string">
            <text:p>m3-30</text:p>
          </table:table-cell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0.744787323" calcext:value-type="float">
            <text:p>0,74478732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8006672227" calcext:value-type="float">
            <text:p>0,8006672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80153" calcext:value-type="float">
            <text:p>0,7801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081734782" calcext:value-type="float">
            <text:p>0,808173478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764804005" calcext:value-type="float">
            <text:p>0,776480400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44368" calcext:value-type="float">
            <text:p>0,744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34682091" calcext:value-type="float">
            <text:p>0,8034682091</text:p>
          </table:table-cell>
          <table:table-cell table:style-name="ce1" office:value-type="float" office:value="0.8265895961" calcext:value-type="float">
            <text:p>0,8265895961</text:p>
          </table:table-cell>
          <table:table-cell/>
          <table:table-cell table:style-name="ce5" office:value-type="float" office:value="0.8323699432" calcext:value-type="float">
            <text:p>0,8323699432</text:p>
          </table:table-cell>
          <table:table-cell office:value-type="float" office:value="0.7630057814" calcext:value-type="float">
            <text:p>0,7630057814</text:p>
          </table:table-cell>
          <table:table-cell/>
          <table:table-cell office:value-type="float" office:value="0.799889" calcext:value-type="float">
            <text:p>0,799889</text:p>
          </table:table-cell>
          <table:table-cell table:style-name="ce1" office:value-type="float" office:value="0.832826" calcext:value-type="float">
            <text:p>0,832826</text:p>
          </table:table-cell>
          <table:table-cell/>
          <table:table-cell office:value-type="float" office:value="0.7341040473" calcext:value-type="float">
            <text:p>0,7341040473</text:p>
          </table:table-cell>
          <table:table-cell table:style-name="ce1" office:value-type="float" office:value="0.7803468218" calcext:value-type="float">
            <text:p>0,7803468218</text:p>
          </table:table-cell>
          <table:table-cell/>
          <table:table-cell office:value-type="float" office:value="0.8208092496" calcext:value-type="float">
            <text:p>0,8208092496</text:p>
          </table:table-cell>
          <table:table-cell office:value-type="float" office:value="0.7514450874" calcext:value-type="float">
            <text:p>0,7514450874</text:p>
          </table:table-cell>
          <table:table-cell/>
          <table:table-cell table:style-name="Default" office:value-type="float" office:value="0.767055" calcext:value-type="float">
            <text:p>0,767055</text:p>
          </table:table-cell>
          <table:table-cell table:style-name="ce1" office:value-type="float" office:value="0.796576" calcext:value-type="float">
            <text:p>0,7965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25475287" calcext:value-type="float">
            <text:p>0,9125475287</text:p>
          </table:table-cell>
          <table:table-cell table:style-name="ce5" office:value-type="float" office:value="0.9315589356" calcext:value-type="float">
            <text:p>0,9315589356</text:p>
          </table:table-cell>
          <table:table-cell/>
          <table:table-cell office:value-type="float" office:value="0.9125475285" calcext:value-type="float">
            <text:p>0,9125475285</text:p>
          </table:table-cell>
          <table:table-cell office:value-type="float" office:value="0.8897338408" calcext:value-type="float">
            <text:p>0,8897338408</text:p>
          </table:table-cell>
          <table:table-cell/>
          <table:table-cell table:style-name="ce1" office:value-type="float" office:value="0.917582" calcext:value-type="float">
            <text:p>0,917582</text:p>
          </table:table-cell>
          <table:table-cell office:value-type="float" office:value="0.827255" calcext:value-type="float">
            <text:p>0,827255</text:p>
          </table:table-cell>
          <table:table-cell/>
          <table:table-cell table:style-name="ce1" office:value-type="float" office:value="0.8859315589" calcext:value-type="float">
            <text:p>0,8859315589</text:p>
          </table:table-cell>
          <table:table-cell office:value-type="float" office:value="0.8783269964" calcext:value-type="float">
            <text:p>0,8783269964</text:p>
          </table:table-cell>
          <table:table-cell/>
          <table:table-cell office:value-type="float" office:value="0.9201520915" calcext:value-type="float">
            <text:p>0,9201520915</text:p>
          </table:table-cell>
          <table:table-cell office:value-type="float" office:value="0.8783269967" calcext:value-type="float">
            <text:p>0,8783269967</text:p>
          </table:table-cell>
          <table:table-cell/>
          <table:table-cell office:value-type="float" office:value="0.859132" calcext:value-type="float">
            <text:p>0,859132</text:p>
          </table:table-cell>
          <table:table-cell office:value-type="float" office:value="0.814749" calcext:value-type="float">
            <text:p>0,8147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8243243238" calcext:value-type="float">
            <text:p>0,8243243238</text:p>
          </table:table-cell>
          <table:table-cell office:value-type="float" office:value="0.7567567584" calcext:value-type="float">
            <text:p>0,7567567584</text:p>
          </table:table-cell>
          <table:table-cell/>
          <table:table-cell table:style-name="Default" office:value-type="float" office:value="0.7635135124" calcext:value-type="float">
            <text:p>0,7635135124</text:p>
          </table:table-cell>
          <table:table-cell table:style-name="ce1" office:value-type="float" office:value="0.7657657668" calcext:value-type="float">
            <text:p>0,7657657668</text:p>
          </table:table-cell>
          <table:table-cell/>
          <table:table-cell table:style-name="ce1" office:value-type="float" office:value="0.76235" calcext:value-type="float">
            <text:p>0,76235</text:p>
          </table:table-cell>
          <table:table-cell office:value-type="float" office:value="0.72784" calcext:value-type="float">
            <text:p>0,72784</text:p>
          </table:table-cell>
          <table:table-cell/>
          <table:table-cell table:style-name="ce1" office:value-type="float" office:value="0.7590090106" calcext:value-type="float">
            <text:p>0,7590090106</text:p>
          </table:table-cell>
          <table:table-cell office:value-type="float" office:value="0.6914414425" calcext:value-type="float">
            <text:p>0,6914414425</text:p>
          </table:table-cell>
          <table:table-cell/>
          <table:table-cell office:value-type="float" office:value="0.7477477488" calcext:value-type="float">
            <text:p>0,7477477488</text:p>
          </table:table-cell>
          <table:table-cell office:value-type="float" office:value="0.7342342326" calcext:value-type="float">
            <text:p>0,7342342326</text:p>
          </table:table-cell>
          <table:table-cell/>
          <table:table-cell office:value-type="float" office:value="0.761022" calcext:value-type="float">
            <text:p>0,761022</text:p>
          </table:table-cell>
          <table:table-cell office:value-type="float" office:value="0.713623" calcext:value-type="float">
            <text:p>0,7136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45482866" calcext:value-type="float">
            <text:p>0,7445482866</text:p>
          </table:table-cell>
          <table:table-cell table:style-name="ce1" office:value-type="float" office:value="0.7570093458" calcext:value-type="float">
            <text:p>0,7570093458</text:p>
          </table:table-cell>
          <table:table-cell/>
          <table:table-cell table:style-name="Default" office:value-type="float" office:value="0.7165109034" calcext:value-type="float">
            <text:p>0,7165109034</text:p>
          </table:table-cell>
          <table:table-cell table:style-name="ce1" office:value-type="float" office:value="0.7725856698" calcext:value-type="float">
            <text:p>0,7725856698</text:p>
          </table:table-cell>
          <table:table-cell/>
          <table:table-cell office:value-type="float" office:value="0.772507" calcext:value-type="float">
            <text:p>0,772507</text:p>
          </table:table-cell>
          <table:table-cell table:style-name="ce1" office:value-type="float" office:value="0.77714" calcext:value-type="float">
            <text:p>0,77714</text:p>
          </table:table-cell>
          <table:table-cell/>
          <table:table-cell office:value-type="float" office:value="0.738317757" calcext:value-type="float">
            <text:p>0,738317757</text:p>
          </table:table-cell>
          <table:table-cell table:style-name="ce5" office:value-type="float" office:value="0.8224299065" calcext:value-type="float">
            <text:p>0,8224299065</text:p>
          </table:table-cell>
          <table:table-cell/>
          <table:table-cell office:value-type="float" office:value="0.7912772586" calcext:value-type="float">
            <text:p>0,7912772586</text:p>
          </table:table-cell>
          <table:table-cell office:value-type="float" office:value="0.6604361371" calcext:value-type="float">
            <text:p>0,6604361371</text:p>
          </table:table-cell>
          <table:table-cell/>
          <table:table-cell office:value-type="float" office:value="0.775319" calcext:value-type="float">
            <text:p>0,775319</text:p>
          </table:table-cell>
          <table:table-cell office:value-type="float" office:value="0.71537" calcext:value-type="float">
            <text:p>0,71537</text:p>
          </table:table-cell>
          <table:table-cell/>
        </table:table-row>
        <table:table-row table:style-name="ro1">
          <table:table-cell office:value-type="string" calcext:value-type="string">
            <text:p>m3-60</text:p>
          </table:table-cell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xed</text:p>
          </table:table-cell>
          <table:table-cell table:style-name="ce4" office:value-type="float" office:value="0.8298582152" calcext:value-type="float">
            <text:p>0,829858215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781484572" calcext:value-type="float">
            <text:p>0,7781484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78678" calcext:value-type="float">
            <text:p>0,778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281067558" calcext:value-type="float">
            <text:p>0,728106755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781484572" calcext:value-type="float">
            <text:p>0,778148457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.775415" calcext:value-type="float">
            <text:p>0,775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30057821" calcext:value-type="float">
            <text:p>0,7630057821</text:p>
          </table:table-cell>
          <table:table-cell table:style-name="ce5" office:value-type="float" office:value="0.8612716773" calcext:value-type="float">
            <text:p>0,8612716773</text:p>
          </table:table-cell>
          <table:table-cell/>
          <table:table-cell office:value-type="float" office:value="0.8381502894" calcext:value-type="float">
            <text:p>0,8381502894</text:p>
          </table:table-cell>
          <table:table-cell office:value-type="float" office:value="0.7803468225" calcext:value-type="float">
            <text:p>0,7803468225</text:p>
          </table:table-cell>
          <table:table-cell/>
          <table:table-cell office:value-type="float" office:value="0.796455" calcext:value-type="float">
            <text:p>0,796455</text:p>
          </table:table-cell>
          <table:table-cell table:style-name="ce1" office:value-type="float" office:value="0.827807" calcext:value-type="float">
            <text:p>0,827807</text:p>
          </table:table-cell>
          <table:table-cell/>
          <table:table-cell office:value-type="float" office:value="0.8208092492" calcext:value-type="float">
            <text:p>0,8208092492</text:p>
          </table:table-cell>
          <table:table-cell table:style-name="ce1" office:value-type="float" office:value="0.849710984" calcext:value-type="float">
            <text:p>0,849710984</text:p>
          </table:table-cell>
          <table:table-cell/>
          <table:table-cell office:value-type="float" office:value="0.797687863" calcext:value-type="float">
            <text:p>0,797687863</text:p>
          </table:table-cell>
          <table:table-cell office:value-type="float" office:value="0.7225433533" calcext:value-type="float">
            <text:p>0,7225433533</text:p>
          </table:table-cell>
          <table:table-cell/>
          <table:table-cell table:style-name="Default" office:value-type="float" office:value="0.794822" calcext:value-type="float">
            <text:p>0,794822</text:p>
          </table:table-cell>
          <table:table-cell table:style-name="ce1" office:value-type="float" office:value="0.815525" calcext:value-type="float">
            <text:p>0,8155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8897338405" calcext:value-type="float">
            <text:p>0,8897338405</text:p>
          </table:table-cell>
          <table:table-cell office:value-type="float" office:value="0.8288973384" calcext:value-type="float">
            <text:p>0,8288973384</text:p>
          </table:table-cell>
          <table:table-cell/>
          <table:table-cell office:value-type="float" office:value="0.9163498101" calcext:value-type="float">
            <text:p>0,9163498101</text:p>
          </table:table-cell>
          <table:table-cell office:value-type="float" office:value="0.9125475287" calcext:value-type="float">
            <text:p>0,9125475287</text:p>
          </table:table-cell>
          <table:table-cell/>
          <table:table-cell table:style-name="ce1" office:value-type="float" office:value="0.900504" calcext:value-type="float">
            <text:p>0,900504</text:p>
          </table:table-cell>
          <table:table-cell office:value-type="float" office:value="0.854724" calcext:value-type="float">
            <text:p>0,854724</text:p>
          </table:table-cell>
          <table:table-cell/>
          <table:table-cell table:style-name="ce5" office:value-type="float" office:value="0.9543726236" calcext:value-type="float">
            <text:p>0,9543726236</text:p>
          </table:table-cell>
          <table:table-cell office:value-type="float" office:value="0.8935361217" calcext:value-type="float">
            <text:p>0,8935361217</text:p>
          </table:table-cell>
          <table:table-cell/>
          <table:table-cell office:value-type="float" office:value="0.935361217" calcext:value-type="float">
            <text:p>0,935361217</text:p>
          </table:table-cell>
          <table:table-cell office:value-type="float" office:value="0.8479087455" calcext:value-type="float">
            <text:p>0,8479087455</text:p>
          </table:table-cell>
          <table:table-cell/>
          <table:table-cell office:value-type="float" office:value="0.880886" calcext:value-type="float">
            <text:p>0,880886</text:p>
          </table:table-cell>
          <table:table-cell office:value-type="float" office:value="0.823827" calcext:value-type="float">
            <text:p>0,8238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7680180164" calcext:value-type="float">
            <text:p>0,7680180164</text:p>
          </table:table-cell>
          <table:table-cell office:value-type="float" office:value="0.7387387377" calcext:value-type="float">
            <text:p>0,7387387377</text:p>
          </table:table-cell>
          <table:table-cell/>
          <table:table-cell office:value-type="float" office:value="0.7792792787" calcext:value-type="float">
            <text:p>0,7792792787</text:p>
          </table:table-cell>
          <table:table-cell office:value-type="float" office:value="0.7409909899" calcext:value-type="float">
            <text:p>0,7409909899</text:p>
          </table:table-cell>
          <table:table-cell/>
          <table:table-cell office:value-type="float" office:value="0.748889" calcext:value-type="float">
            <text:p>0,748889</text:p>
          </table:table-cell>
          <table:table-cell table:style-name="ce1" office:value-type="float" office:value="0.761003" calcext:value-type="float">
            <text:p>0,761003</text:p>
          </table:table-cell>
          <table:table-cell/>
          <table:table-cell table:style-name="ce1" office:value-type="float" office:value="0.7680180196" calcext:value-type="float">
            <text:p>0,7680180196</text:p>
          </table:table-cell>
          <table:table-cell office:value-type="float" office:value="0.7657657658" calcext:value-type="float">
            <text:p>0,7657657658</text:p>
          </table:table-cell>
          <table:table-cell/>
          <table:table-cell office:value-type="float" office:value="0.7770270286" calcext:value-type="float">
            <text:p>0,7770270286</text:p>
          </table:table-cell>
          <table:table-cell office:value-type="float" office:value="0.7139639624" calcext:value-type="float">
            <text:p>0,7139639624</text:p>
          </table:table-cell>
          <table:table-cell/>
          <table:table-cell table:style-name="ce5" office:value-type="float" office:value="0.789416" calcext:value-type="float">
            <text:p>0,789416</text:p>
          </table:table-cell>
          <table:table-cell office:value-type="float" office:value="0.71432" calcext:value-type="float">
            <text:p>0,714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8130841122" calcext:value-type="float">
            <text:p>0,8130841122</text:p>
          </table:table-cell>
          <table:table-cell office:value-type="float" office:value="0.753894081" calcext:value-type="float">
            <text:p>0,753894081</text:p>
          </table:table-cell>
          <table:table-cell/>
          <table:table-cell table:style-name="Default" office:value-type="float" office:value="0.738317757" calcext:value-type="float">
            <text:p>0,738317757</text:p>
          </table:table-cell>
          <table:table-cell table:style-name="ce1" office:value-type="float" office:value="0.8037383178" calcext:value-type="float">
            <text:p>0,8037383178</text:p>
          </table:table-cell>
          <table:table-cell/>
          <table:table-cell office:value-type="float" office:value="0.748054" calcext:value-type="float">
            <text:p>0,748054</text:p>
          </table:table-cell>
          <table:table-cell table:style-name="ce1" office:value-type="float" office:value="0.810886" calcext:value-type="float">
            <text:p>0,810886</text:p>
          </table:table-cell>
          <table:table-cell/>
          <table:table-cell office:value-type="float" office:value="0.7663551402" calcext:value-type="float">
            <text:p>0,7663551402</text:p>
          </table:table-cell>
          <table:table-cell table:style-name="ce1" office:value-type="float" office:value="0.7912772586" calcext:value-type="float">
            <text:p>0,7912772586</text:p>
          </table:table-cell>
          <table:table-cell/>
          <table:table-cell office:value-type="float" office:value="0.7943925234" calcext:value-type="float">
            <text:p>0,7943925234</text:p>
          </table:table-cell>
          <table:table-cell office:value-type="float" office:value="0.753894081" calcext:value-type="float">
            <text:p>0,753894081</text:p>
          </table:table-cell>
          <table:table-cell/>
          <table:table-cell office:value-type="float" office:value="0.778035" calcext:value-type="float">
            <text:p>0,778035</text:p>
          </table:table-cell>
          <table:table-cell office:value-type="float" office:value="0.721917" calcext:value-type="float">
            <text:p>0,72191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B4:.B7])" office:value-type="float" office:value="0.79181504645" calcext:value-type="float">
            <text:p>0,7918150465</text:p>
          </table:table-cell>
          <table:table-cell table:style-name="ce1" table:formula="of:=AVERAGE([.C4:.C7])" office:value-type="float" office:value="0.785870372775" calcext:value-type="float">
            <text:p>0,7858703728</text:p>
          </table:table-cell>
          <table:table-cell/>
          <table:table-cell table:style-name="ce5" table:formula="of:=AVERAGE([.E4:.E7])" office:value-type="float" office:value="0.8186864157" calcext:value-type="float">
            <text:p>0,8186864157</text:p>
          </table:table-cell>
          <table:table-cell table:formula="of:=AVERAGE([.F4:.F7])" office:value-type="float" office:value="0.76004230785" calcext:value-type="float">
            <text:p>0,7600423079</text:p>
          </table:table-cell>
          <table:table-cell/>
          <table:table-cell table:style-name="ce1" table:formula="of:=AVERAGE([.H4:.H7])" office:value-type="float" office:value="0.8054625" calcext:value-type="float">
            <text:p>0,8054625</text:p>
          </table:table-cell>
          <table:table-cell table:style-name="ce2" table:formula="of:=AVERAGE([.I4:.I7])" office:value-type="float" office:value="0.79222525" calcext:value-type="float">
            <text:p>0,79222525</text:p>
          </table:table-cell>
          <table:table-cell/>
          <table:table-cell table:formula="of:=AVERAGE([.K4:.K7])" office:value-type="float" office:value="0.7779681355" calcext:value-type="float">
            <text:p>0,7779681355</text:p>
          </table:table-cell>
          <table:table-cell table:style-name="ce1" table:formula="of:=AVERAGE([.L4:.L7])" office:value-type="float" office:value="0.8075651975" calcext:value-type="float">
            <text:p>0,8075651975</text:p>
          </table:table-cell>
          <table:table-cell/>
          <table:table-cell table:formula="of:=AVERAGE([.N4:.N7])" office:value-type="float" office:value="0.814940835625" calcext:value-type="float">
            <text:p>0,8149408356</text:p>
          </table:table-cell>
          <table:table-cell table:formula="of:=AVERAGE([.O4:.O7])" office:value-type="float" office:value="0.7540069685" calcext:value-type="float">
            <text:p>0,7540069685</text:p>
          </table:table-cell>
          <table:table-cell/>
          <table:table-cell table:formula="of:=AVERAGE([.Q4:.Q7])" office:value-type="float" office:value="0.79401725" calcext:value-type="float">
            <text:p>0,79401725</text:p>
          </table:table-cell>
          <table:table-cell table:style-name="ce2" table:formula="of:=AVERAGE([.R4:.R7])" office:value-type="float" office:value="0.745333" calcext:value-type="float">
            <text:p>0,7453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AVERAGE([.B10:.B13])" office:value-type="float" office:value="0.83658343275" calcext:value-type="float">
            <text:p>0,8365834328</text:p>
          </table:table-cell>
          <table:table-cell table:formula="of:=AVERAGE([.C10:.C13])" office:value-type="float" office:value="0.795507626775" calcext:value-type="float">
            <text:p>0,7955076268</text:p>
          </table:table-cell>
          <table:table-cell/>
          <table:table-cell table:formula="of:=AVERAGE([.E10:.E13])" office:value-type="float" office:value="0.824901847125" calcext:value-type="float">
            <text:p>0,8249018471</text:p>
          </table:table-cell>
          <table:table-cell table:style-name="ce2" table:formula="of:=AVERAGE([.F10:.F13])" office:value-type="float" office:value="0.816306850775" calcext:value-type="float">
            <text:p>0,8163068508</text:p>
          </table:table-cell>
          <table:table-cell/>
          <table:table-cell table:style-name="ce1" table:formula="of:=AVERAGE([.H10:.H13])" office:value-type="float" office:value="0.815406" calcext:value-type="float">
            <text:p>0,815406</text:p>
          </table:table-cell>
          <table:table-cell table:formula="of:=AVERAGE([.I10:.I13])" office:value-type="float" office:value="0.80422325" calcext:value-type="float">
            <text:p>0,80422325</text:p>
          </table:table-cell>
          <table:table-cell/>
          <table:table-cell table:style-name="ce1" table:formula="of:=AVERAGE([.K10:.K13])" office:value-type="float" office:value="0.826892497525" calcext:value-type="float">
            <text:p>0,8268924975</text:p>
          </table:table-cell>
          <table:table-cell table:style-name="ce2" table:formula="of:=AVERAGE([.L10:.L13])" office:value-type="float" office:value="0.774834274025" calcext:value-type="float">
            <text:p>0,774834274</text:p>
          </table:table-cell>
          <table:table-cell/>
          <table:table-cell table:formula="of:=AVERAGE([.N10:.N13])" office:value-type="float" office:value="0.8185041367" calcext:value-type="float">
            <text:p>0,8185041367</text:p>
          </table:table-cell>
          <table:table-cell table:style-name="ce2" table:formula="of:=AVERAGE([.O10:.O13])" office:value-type="float" office:value="0.73956861275" calcext:value-type="float">
            <text:p>0,7395686128</text:p>
          </table:table-cell>
          <table:table-cell/>
          <table:table-cell table:formula="of:=AVERAGE([.Q10:.Q13])" office:value-type="float" office:value="0.8073475" calcext:value-type="float">
            <text:p>0,8073475</text:p>
          </table:table-cell>
          <table:table-cell table:style-name="ce2" table:formula="of:=AVERAGE([.R10:.R13])" office:value-type="float" office:value="0.7616395" calcext:value-type="float">
            <text:p>0,76163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AVERAGE([.B16:.B19])" office:value-type="float" office:value="0.82122208705" calcext:value-type="float">
            <text:p>0,8212220871</text:p>
          </table:table-cell>
          <table:table-cell table:formula="of:=AVERAGE([.C16:.C19])" office:value-type="float" office:value="0.817978658975" calcext:value-type="float">
            <text:p>0,817978659</text:p>
          </table:table-cell>
          <table:table-cell/>
          <table:table-cell table:formula="of:=AVERAGE([.E16:.E19])" office:value-type="float" office:value="0.806235471875" calcext:value-type="float">
            <text:p>0,8062354719</text:p>
          </table:table-cell>
          <table:table-cell table:style-name="ce2" table:formula="of:=AVERAGE([.F16:.F19])" office:value-type="float" office:value="0.7977727647" calcext:value-type="float">
            <text:p>0,7977727647</text:p>
          </table:table-cell>
          <table:table-cell/>
          <table:table-cell table:style-name="ce1" table:formula="of:=AVERAGE([.H16:.H19])" office:value-type="float" office:value="0.813082" calcext:value-type="float">
            <text:p>0,813082</text:p>
          </table:table-cell>
          <table:table-cell table:style-name="ce2" table:formula="of:=AVERAGE([.I16:.I19])" office:value-type="float" office:value="0.79126525" calcext:value-type="float">
            <text:p>0,79126525</text:p>
          </table:table-cell>
          <table:table-cell/>
          <table:table-cell table:formula="of:=AVERAGE([.K16:.K19])" office:value-type="float" office:value="0.77934059345" calcext:value-type="float">
            <text:p>0,7793405935</text:p>
          </table:table-cell>
          <table:table-cell table:style-name="ce1" table:formula="of:=AVERAGE([.L16:.L19])" office:value-type="float" office:value="0.7931362918" calcext:value-type="float">
            <text:p>0,7931362918</text:p>
          </table:table-cell>
          <table:table-cell/>
          <table:table-cell table:formula="of:=AVERAGE([.N16:.N19])" office:value-type="float" office:value="0.819996587125" calcext:value-type="float">
            <text:p>0,8199965871</text:p>
          </table:table-cell>
          <table:table-cell table:formula="of:=AVERAGE([.O16:.O19])" office:value-type="float" office:value="0.75611061345" calcext:value-type="float">
            <text:p>0,7561106135</text:p>
          </table:table-cell>
          <table:table-cell/>
          <table:table-cell table:formula="of:=AVERAGE([.Q16:.Q19])" office:value-type="float" office:value="0.790632" calcext:value-type="float">
            <text:p>0,790632</text:p>
          </table:table-cell>
          <table:table-cell table:style-name="ce2" table:formula="of:=AVERAGE([.R16:.R19])" office:value-type="float" office:value="0.7600795" calcext:value-type="float">
            <text:p>0,760079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table:formula="of:=AVERAGE([.B22:.B25])" office:value-type="float" office:value="0.8084604378" calcext:value-type="float">
            <text:p>0,8084604378</text:p>
          </table:table-cell>
          <table:table-cell table:style-name="ce2" table:formula="of:=AVERAGE([.C22:.C25])" office:value-type="float" office:value="0.7957004586" calcext:value-type="float">
            <text:p>0,7957004586</text:p>
          </table:table-cell>
          <table:table-cell/>
          <table:table-cell table:formula="of:=AVERAGE([.E22:.E25])" office:value-type="float" office:value="0.8180242838" calcext:value-type="float">
            <text:p>0,8180242838</text:p>
          </table:table-cell>
          <table:table-cell table:style-name="ce2" table:formula="of:=AVERAGE([.F22:.F25])" office:value-type="float" office:value="0.809405914725" calcext:value-type="float">
            <text:p>0,8094059147</text:p>
          </table:table-cell>
          <table:table-cell/>
          <table:table-cell table:formula="of:=AVERAGE([.H22:.H25])" office:value-type="float" office:value="0.7984755" calcext:value-type="float">
            <text:p>0,7984755</text:p>
          </table:table-cell>
          <table:table-cell table:style-name="ce1" table:formula="of:=AVERAGE([.I22:.I25])" office:value-type="float" office:value="0.813605" calcext:value-type="float">
            <text:p>0,813605</text:p>
          </table:table-cell>
          <table:table-cell/>
          <table:table-cell table:style-name="ce5" table:formula="of:=AVERAGE([.K22:.K25])" office:value-type="float" office:value="0.82738875815" calcext:value-type="float">
            <text:p>0,8273887582</text:p>
          </table:table-cell>
          <table:table-cell table:formula="of:=AVERAGE([.L22:.L25])" office:value-type="float" office:value="0.825072532525" calcext:value-type="float">
            <text:p>0,8250725325</text:p>
          </table:table-cell>
          <table:table-cell/>
          <table:table-cell table:formula="of:=AVERAGE([.N22:.N25])" office:value-type="float" office:value="0.826117158" calcext:value-type="float">
            <text:p>0,826117158</text:p>
          </table:table-cell>
          <table:table-cell table:style-name="ce2" table:formula="of:=AVERAGE([.O22:.O25])" office:value-type="float" office:value="0.75957753555" calcext:value-type="float">
            <text:p>0,7595775356</text:p>
          </table:table-cell>
          <table:table-cell/>
          <table:table-cell table:formula="of:=AVERAGE([.Q22:.Q25])" office:value-type="float" office:value="0.81078975" calcext:value-type="float">
            <text:p>0,81078975</text:p>
          </table:table-cell>
          <table:table-cell table:style-name="ce2" table:formula="of:=AVERAGE([.R22:.R25])" office:value-type="float" office:value="0.76889725" calcext:value-type="float">
            <text:p>0,7688972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4];[.B10];[.B16];[.B22];[.B27])" office:value-type="float" office:value="0.8323699429" calcext:value-type="float">
            <text:p>0,8323699429</text:p>
          </table:table-cell>
          <table:table-cell table:style-name="ce5" table:formula="of:=MAX([.C4];[.C10];[.C16];[.C22];[.C27])" office:value-type="float" office:value="0.8612716773" calcext:value-type="float">
            <text:p>0,8612716773</text:p>
          </table:table-cell>
          <table:table-cell/>
          <table:table-cell table:formula="of:=MAX([.E4];[.E10];[.E16];[.E22];[.E27])" office:value-type="float" office:value="0.8381502894" calcext:value-type="float">
            <text:p>0,8381502894</text:p>
          </table:table-cell>
          <table:table-cell table:formula="of:=MAX([.F4];[.F10];[.F16];[.F22];[.F27])" office:value-type="float" office:value="0.8150289024" calcext:value-type="float">
            <text:p>0,8150289024</text:p>
          </table:table-cell>
          <table:table-cell/>
          <table:table-cell table:formula="of:=MAX([.H4];[.H10];[.H16];[.H22];[.H27])" office:value-type="float" office:value="0.824358" calcext:value-type="float">
            <text:p>0,824358</text:p>
          </table:table-cell>
          <table:table-cell table:style-name="ce1" table:formula="of:=MAX([.I4];[.I10];[.I16];[.I22];[.I27])" office:value-type="float" office:value="0.832826" calcext:value-type="float">
            <text:p>0,832826</text:p>
          </table:table-cell>
          <table:table-cell/>
          <table:table-cell table:formula="of:=MAX([.K4];[.K10];[.K16];[.K22];[.K27])" office:value-type="float" office:value="0.8208092492" calcext:value-type="float">
            <text:p>0,8208092492</text:p>
          </table:table-cell>
          <table:table-cell table:style-name="ce1" table:formula="of:=MAX([.L4];[.L10];[.L16];[.L22];[.L27])" office:value-type="float" office:value="0.849710984" calcext:value-type="float">
            <text:p>0,849710984</text:p>
          </table:table-cell>
          <table:table-cell/>
          <table:table-cell table:formula="of:=MAX([.N4];[.N10];[.N16];[.N22];[.N27])" office:value-type="float" office:value="0.8208092496" calcext:value-type="float">
            <text:p>0,8208092496</text:p>
          </table:table-cell>
          <table:table-cell table:formula="of:=MAX([.O4];[.O10];[.O16];[.O22];[.O27])" office:value-type="float" office:value="0.7540069685" calcext:value-type="float">
            <text:p>0,7540069685</text:p>
          </table:table-cell>
          <table:table-cell/>
          <table:table-cell table:formula="of:=MAX([.Q4];[.Q10];[.Q16];[.Q22];[.Q27])" office:value-type="float" office:value="0.819291" calcext:value-type="float">
            <text:p>0,819291</text:p>
          </table:table-cell>
          <table:table-cell table:formula="of:=MAX([.R4];[.R10];[.R16];[.R22];[.R27])" office:value-type="float" office:value="0.815525" calcext:value-type="float">
            <text:p>0,8155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X([.B5];[.B11];[.B17];[.B23];[.B28])" office:value-type="float" office:value="0.9125475287" calcext:value-type="float">
            <text:p>0,9125475287</text:p>
          </table:table-cell>
          <table:table-cell table:style-name="ce1" table:formula="of:=MAX([.C5];[.C11];[.C17];[.C23];[.C28])" office:value-type="float" office:value="0.9315589356" calcext:value-type="float">
            <text:p>0,9315589356</text:p>
          </table:table-cell>
          <table:table-cell/>
          <table:table-cell table:formula="of:=MAX([.E5];[.E11];[.E17];[.E23];[.E28])" office:value-type="float" office:value="0.9429657795" calcext:value-type="float">
            <text:p>0,9429657795</text:p>
          </table:table-cell>
          <table:table-cell table:formula="of:=MAX([.F5];[.F11];[.F17];[.F23];[.F28])" office:value-type="float" office:value="0.9125475287" calcext:value-type="float">
            <text:p>0,9125475287</text:p>
          </table:table-cell>
          <table:table-cell/>
          <table:table-cell table:style-name="ce1" table:formula="of:=MAX([.H5];[.H11];[.H17];[.H23];[.H28])" office:value-type="float" office:value="0.924485" calcext:value-type="float">
            <text:p>0,924485</text:p>
          </table:table-cell>
          <table:table-cell table:formula="of:=MAX([.I5];[.I11];[.I17];[.I23];[.I28])" office:value-type="float" office:value="0.886712" calcext:value-type="float">
            <text:p>0,886712</text:p>
          </table:table-cell>
          <table:table-cell/>
          <table:table-cell table:style-name="ce5" table:formula="of:=MAX([.K5];[.K11];[.K17];[.K23];[.K28])" office:value-type="float" office:value="0.9543726236" calcext:value-type="float">
            <text:p>0,9543726236</text:p>
          </table:table-cell>
          <table:table-cell table:formula="of:=MAX([.L5];[.L11];[.L17];[.L23];[.L28])" office:value-type="float" office:value="0.8935361217" calcext:value-type="float">
            <text:p>0,8935361217</text:p>
          </table:table-cell>
          <table:table-cell/>
          <table:table-cell table:formula="of:=MAX([.N5];[.N11];[.N17];[.N23];[.N28])" office:value-type="float" office:value="0.935361217" calcext:value-type="float">
            <text:p>0,935361217</text:p>
          </table:table-cell>
          <table:table-cell table:formula="of:=MAX([.O5];[.O11];[.O17];[.O23];[.O28])" office:value-type="float" office:value="0.8897338403" calcext:value-type="float">
            <text:p>0,8897338403</text:p>
          </table:table-cell>
          <table:table-cell/>
          <table:table-cell table:style-name="Default" table:formula="of:=MAX([.Q5];[.Q11];[.Q17];[.Q23];[.Q28])" office:value-type="float" office:value="0.880886" calcext:value-type="float">
            <text:p>0,880886</text:p>
          </table:table-cell>
          <table:table-cell table:style-name="ce1" table:formula="of:=MAX([.R5];[.R11];[.R17];[.R23];[.R28])" office:value-type="float" office:value="0.886757" calcext:value-type="float">
            <text:p>0,8867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MAX([.B6];[.B12];[.B18];[.B24];[.B29])" office:value-type="float" office:value="0.8243243238" calcext:value-type="float">
            <text:p>0,8243243238</text:p>
          </table:table-cell>
          <table:table-cell table:formula="of:=MAX([.C6];[.C12];[.C18];[.C24];[.C29])" office:value-type="float" office:value="0.817978658975" calcext:value-type="float">
            <text:p>0,817978659</text:p>
          </table:table-cell>
          <table:table-cell/>
          <table:table-cell table:formula="of:=MAX([.E6];[.E12];[.E18];[.E24];[.E29])" office:value-type="float" office:value="0.806235471875" calcext:value-type="float">
            <text:p>0,8062354719</text:p>
          </table:table-cell>
          <table:table-cell table:formula="of:=MAX([.F6];[.F12];[.F18];[.F24];[.F29])" office:value-type="float" office:value="0.7977727647" calcext:value-type="float">
            <text:p>0,7977727647</text:p>
          </table:table-cell>
          <table:table-cell/>
          <table:table-cell table:style-name="ce1" table:formula="of:=MAX([.H6];[.H12];[.H18];[.H24];[.H29])" office:value-type="float" office:value="0.813082" calcext:value-type="float">
            <text:p>0,813082</text:p>
          </table:table-cell>
          <table:table-cell table:formula="of:=MAX([.I6];[.I12];[.I18];[.I24];[.I29])" office:value-type="float" office:value="0.79126525" calcext:value-type="float">
            <text:p>0,79126525</text:p>
          </table:table-cell>
          <table:table-cell/>
          <table:table-cell table:style-name="ce1" table:formula="of:=MAX([.K6];[.K12];[.K18];[.K24];[.K29])" office:value-type="float" office:value="0.822072071" calcext:value-type="float">
            <text:p>0,822072071</text:p>
          </table:table-cell>
          <table:table-cell table:formula="of:=MAX([.L6];[.L12];[.L18];[.L24];[.L29])" office:value-type="float" office:value="0.7931362918" calcext:value-type="float">
            <text:p>0,7931362918</text:p>
          </table:table-cell>
          <table:table-cell/>
          <table:table-cell table:formula="of:=MAX([.N6];[.N12];[.N18];[.N24];[.N29])" office:value-type="float" office:value="0.819996587125" calcext:value-type="float">
            <text:p>0,8199965871</text:p>
          </table:table-cell>
          <table:table-cell table:formula="of:=MAX([.O6];[.O12];[.O18];[.O24];[.O29])" office:value-type="float" office:value="0.75611061345" calcext:value-type="float">
            <text:p>0,7561106135</text:p>
          </table:table-cell>
          <table:table-cell/>
          <table:table-cell table:formula="of:=MAX([.Q6];[.Q12];[.Q18];[.Q24];[.Q29])" office:value-type="float" office:value="0.790632" calcext:value-type="float">
            <text:p>0,790632</text:p>
          </table:table-cell>
          <table:table-cell table:formula="of:=MAX([.R6];[.R12];[.R18];[.R24];[.R29])" office:value-type="float" office:value="0.7600795" calcext:value-type="float">
            <text:p>0,76007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MAX([.B7];[.B13];[.B19];[.B25];[.B30])" office:value-type="float" office:value="0.8130841122" calcext:value-type="float">
            <text:p>0,8130841122</text:p>
          </table:table-cell>
          <table:table-cell table:formula="of:=MAX([.C7];[.C13];[.C19];[.C25];[.C30])" office:value-type="float" office:value="0.7957004586" calcext:value-type="float">
            <text:p>0,7957004586</text:p>
          </table:table-cell>
          <table:table-cell/>
          <table:table-cell table:formula="of:=MAX([.E7];[.E13];[.E19];[.E25];[.E30])" office:value-type="float" office:value="0.8317757009" calcext:value-type="float">
            <text:p>0,8317757009</text:p>
          </table:table-cell>
          <table:table-cell table:formula="of:=MAX([.F7];[.F13];[.F19];[.F25];[.F30])" office:value-type="float" office:value="0.809405914725" calcext:value-type="float">
            <text:p>0,8094059147</text:p>
          </table:table-cell>
          <table:table-cell/>
          <table:table-cell table:formula="of:=MAX([.H7];[.H13];[.H19];[.H25];[.H30])" office:value-type="float" office:value="0.7984755" calcext:value-type="float">
            <text:p>0,7984755</text:p>
          </table:table-cell>
          <table:table-cell table:style-name="ce1" table:formula="of:=MAX([.I7];[.I13];[.I19];[.I25];[.I30])" office:value-type="float" office:value="0.813605" calcext:value-type="float">
            <text:p>0,813605</text:p>
          </table:table-cell>
          <table:table-cell/>
          <table:table-cell table:style-name="ce5" table:formula="of:=MAX([.K7];[.K13];[.K19];[.K25];[.K30])" office:value-type="float" office:value="0.8473520249" calcext:value-type="float">
            <text:p>0,8473520249</text:p>
          </table:table-cell>
          <table:table-cell table:formula="of:=MAX([.L7];[.L13];[.L19];[.L25];[.L30])" office:value-type="float" office:value="0.825072532525" calcext:value-type="float">
            <text:p>0,8250725325</text:p>
          </table:table-cell>
          <table:table-cell/>
          <table:table-cell table:formula="of:=MAX([.N7];[.N13];[.N19];[.N25];[.N30])" office:value-type="float" office:value="0.8348909657" calcext:value-type="float">
            <text:p>0,8348909657</text:p>
          </table:table-cell>
          <table:table-cell table:formula="of:=MAX([.O7];[.O13];[.O19];[.O25];[.O30])" office:value-type="float" office:value="0.75957753555" calcext:value-type="float">
            <text:p>0,7595775356</text:p>
          </table:table-cell>
          <table:table-cell/>
          <table:table-cell table:formula="of:=MAX([.Q7];[.Q13];[.Q19];[.Q25];[.Q30])" office:value-type="float" office:value="0.81078975" calcext:value-type="float">
            <text:p>0,81078975</text:p>
          </table:table-cell>
          <table:table-cell table:formula="of:=MAX([.R7];[.R13];[.R19];[.R25];[.R30])" office:value-type="float" office:value="0.76889725" calcext:value-type="float">
            <text:p>0,76889725</text:p>
          </table:table-cell>
          <table:table-cell/>
        </table:table-row>
      </table:table>
      <table:table table:name="f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default-cell-style-name="ce1"/>
        <table:table-column table:style-name="co15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1"/>
        <table:table-column table:style-name="co20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3-5</text:p>
          </table:table-cell>
          <table:table-cell table:number-columns-repeated="3"/>
          <table:table-cell office:value-type="string" calcext:value-type="string">
            <text:p>m3r-5</text:p>
          </table:table-cell>
          <table:table-cell table:number-columns-repeated="2"/>
          <table:table-cell office:value-type="string" calcext:value-type="string">
            <text:p>M3b-55</text:p>
          </table:table-cell>
          <table:table-cell table:style-name="Default"/>
          <table:table-cell/>
          <table:table-cell office:value-type="string" calcext:value-type="string">
            <text:p>M4-5</text:p>
          </table:table-cell>
          <table:table-cell table:number-columns-repeated="2"/>
          <table:table-cell office:value-type="string" calcext:value-type="string">
            <text:p>M4r-5</text:p>
          </table:table-cell>
          <table:table-cell table:number-columns-repeated="2"/>
          <table:table-cell office:value-type="string" calcext:value-type="string">
            <text:p>M4d-5</text:p>
          </table:table-cell>
          <table:table-cell table:style-name="Default"/>
          <table:table-cell/>
          <table:table-cell office:value-type="string" calcext:value-type="string">
            <text:p>M3s-5</text:p>
          </table:table-cell>
          <table:table-cell table:number-columns-repeated="2"/>
          <table:table-cell office:value-type="string" calcext:value-type="string">
            <text:p>M3s-5-2</text:p>
          </table:table-cell>
          <table:table-cell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0.365774794108" calcext:value-type="float">
            <text:p>0,3657747941</text:p>
          </table:table-cell>
          <table:table-cell table:number-columns-repeated="2"/>
          <table:table-cell office:value-type="float" office:value="0.36784243882" calcext:value-type="float">
            <text:p>0,3678424388</text:p>
          </table:table-cell>
          <table:table-cell table:number-columns-repeated="2"/>
          <table:table-cell office:value-type="float" office:value="0.323465" calcext:value-type="float">
            <text:p>0,323465</text:p>
          </table:table-cell>
          <table:table-cell table:style-name="Default"/>
          <table:table-cell/>
          <table:table-cell office:value-type="float" office:value="0.329048941392" calcext:value-type="float">
            <text:p>0,3290489414</text:p>
          </table:table-cell>
          <table:table-cell table:number-columns-repeated="2"/>
          <table:table-cell office:value-type="float" office:value="0.366264694203" calcext:value-type="float">
            <text:p>0,3662646942</text:p>
          </table:table-cell>
          <table:table-cell table:number-columns-repeated="2"/>
          <table:table-cell office:value-type="float" office:value="0.350652" calcext:value-type="float">
            <text:p>0,350652</text:p>
          </table:table-cell>
          <table:table-cell table:style-name="Default"/>
          <table:table-cell/>
          <table:table-cell office:value-type="float" office:value="0.398184" calcext:value-type="float">
            <text:p>0,398184</text:p>
          </table:table-cell>
          <table:table-cell table:number-columns-repeated="2"/>
          <table:table-cell office:value-type="float" office:value="0.428287" calcext:value-type="float">
            <text:p>0,4282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460375588409" calcext:value-type="float">
            <text:p>0,4603755884</text:p>
          </table:table-cell>
          <table:table-cell office:value-type="float" office:value="0.368070421191" calcext:value-type="float">
            <text:p>0,3680704212</text:p>
          </table:table-cell>
          <table:table-cell/>
          <table:table-cell office:value-type="float" office:value="0.425611127663" calcext:value-type="float">
            <text:p>0,4256111277</text:p>
          </table:table-cell>
          <table:table-cell table:style-name="ce1" office:value-type="float" office:value="0.512535194613" calcext:value-type="float">
            <text:p>0,5125351946</text:p>
          </table:table-cell>
          <table:table-cell/>
          <table:table-cell office:value-type="float" office:value="0.382263" calcext:value-type="float">
            <text:p>0,382263</text:p>
          </table:table-cell>
          <table:table-cell office:value-type="float" office:value="0.411257" calcext:value-type="float">
            <text:p>0,411257</text:p>
          </table:table-cell>
          <table:table-cell/>
          <table:table-cell office:value-type="float" office:value="0.365189409842" calcext:value-type="float">
            <text:p>0,3651894098</text:p>
          </table:table-cell>
          <table:table-cell table:style-name="ce1" office:value-type="float" office:value="0.369942141406" calcext:value-type="float">
            <text:p>0,3699421414</text:p>
          </table:table-cell>
          <table:table-cell/>
          <table:table-cell table:style-name="ce1" office:value-type="float" office:value="0.474379134316" calcext:value-type="float">
            <text:p>0,4743791343</text:p>
          </table:table-cell>
          <table:table-cell office:value-type="float" office:value="0.348702210395" calcext:value-type="float">
            <text:p>0,3487022104</text:p>
          </table:table-cell>
          <table:table-cell/>
          <table:table-cell office:value-type="float" office:value="0.331577" calcext:value-type="float">
            <text:p>0,331577</text:p>
          </table:table-cell>
          <table:table-cell office:value-type="float" office:value="0.409102" calcext:value-type="float">
            <text:p>0,409102</text:p>
          </table:table-cell>
          <table:table-cell/>
          <table:table-cell office:value-type="float" office:value="0.432306" calcext:value-type="float">
            <text:p>0,432306</text:p>
          </table:table-cell>
          <table:table-cell table:style-name="ce1" office:value-type="float" office:value="0.53357" calcext:value-type="float">
            <text:p>0,53357</text:p>
          </table:table-cell>
          <table:table-cell/>
          <table:table-cell office:value-type="float" office:value="0.473423" calcext:value-type="float">
            <text:p>0,473423</text:p>
          </table:table-cell>
          <table:table-cell table:style-name="ce1" office:value-type="float" office:value="0.544654" calcext:value-type="float">
            <text:p>0,544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0371462383" calcext:value-type="float">
            <text:p>0,3103714624</text:p>
          </table:table-cell>
          <table:table-cell table:style-name="ce1" office:value-type="float" office:value="0.313416583003" calcext:value-type="float">
            <text:p>0,313416583</text:p>
          </table:table-cell>
          <table:table-cell/>
          <table:table-cell table:style-name="ce1" office:value-type="float" office:value="0.314973729418" calcext:value-type="float">
            <text:p>0,3149737294</text:p>
          </table:table-cell>
          <table:table-cell office:value-type="float" office:value="0.263624800475" calcext:value-type="float">
            <text:p>0,2636248005</text:p>
          </table:table-cell>
          <table:table-cell/>
          <table:table-cell office:value-type="float" office:value="0.201913" calcext:value-type="float">
            <text:p>0,201913</text:p>
          </table:table-cell>
          <table:table-cell office:value-type="float" office:value="0.224053" calcext:value-type="float">
            <text:p>0,224053</text:p>
          </table:table-cell>
          <table:table-cell/>
          <table:table-cell office:value-type="float" office:value="0.175722865551" calcext:value-type="float">
            <text:p>0,1757228656</text:p>
          </table:table-cell>
          <table:table-cell table:style-name="ce1" office:value-type="float" office:value="0.267294307172" calcext:value-type="float">
            <text:p>0,2672943072</text:p>
          </table:table-cell>
          <table:table-cell/>
          <table:table-cell table:style-name="ce1" office:value-type="float" office:value="0.251457511699" calcext:value-type="float">
            <text:p>0,2514575117</text:p>
          </table:table-cell>
          <table:table-cell office:value-type="float" office:value="0.231178671688" calcext:value-type="float">
            <text:p>0,2311786717</text:p>
          </table:table-cell>
          <table:table-cell/>
          <table:table-cell office:value-type="float" office:value="0.173362" calcext:value-type="float">
            <text:p>0,173362</text:p>
          </table:table-cell>
          <table:table-cell office:value-type="float" office:value="0.262216" calcext:value-type="float">
            <text:p>0,262216</text:p>
          </table:table-cell>
          <table:table-cell/>
          <table:table-cell table:style-name="ce1" office:value-type="float" office:value="0.254443" calcext:value-type="float">
            <text:p>0,254443</text:p>
          </table:table-cell>
          <table:table-cell office:value-type="float" office:value="0.245118" calcext:value-type="float">
            <text:p>0,245118</text:p>
          </table:table-cell>
          <table:table-cell/>
          <table:table-cell table:style-name="ce1" office:value-type="float" office:value="0.287966" calcext:value-type="float">
            <text:p>0,287966</text:p>
          </table:table-cell>
          <table:table-cell office:value-type="float" office:value="0.25975" calcext:value-type="float">
            <text:p>0,25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2420617868" calcext:value-type="float">
            <text:p>0,3524206179</text:p>
          </table:table-cell>
          <table:table-cell table:style-name="ce1" office:value-type="float" office:value="0.39877334425" calcext:value-type="float">
            <text:p>0,3987733443</text:p>
          </table:table-cell>
          <table:table-cell/>
          <table:table-cell table:style-name="ce1" office:value-type="float" office:value="0.429320793968" calcext:value-type="float">
            <text:p>0,429320794</text:p>
          </table:table-cell>
          <table:table-cell office:value-type="float" office:value="0.410025410019" calcext:value-type="float">
            <text:p>0,41002541</text:p>
          </table:table-cell>
          <table:table-cell/>
          <table:table-cell office:value-type="float" office:value="0.355532" calcext:value-type="float">
            <text:p>0,355532</text:p>
          </table:table-cell>
          <table:table-cell office:value-type="float" office:value="0.383736" calcext:value-type="float">
            <text:p>0,383736</text:p>
          </table:table-cell>
          <table:table-cell/>
          <table:table-cell office:value-type="float" office:value="0.349140809731" calcext:value-type="float">
            <text:p>0,3491408097</text:p>
          </table:table-cell>
          <table:table-cell table:style-name="ce1" office:value-type="float" office:value="0.375578756805" calcext:value-type="float">
            <text:p>0,3755787568</text:p>
          </table:table-cell>
          <table:table-cell/>
          <table:table-cell office:value-type="float" office:value="0.346770262128" calcext:value-type="float">
            <text:p>0,3467702621</text:p>
          </table:table-cell>
          <table:table-cell table:style-name="ce1" office:value-type="float" office:value="0.382902861178" calcext:value-type="float">
            <text:p>0,3829028612</text:p>
          </table:table-cell>
          <table:table-cell/>
          <table:table-cell table:style-name="ce1" office:value-type="float" office:value="0.402929" calcext:value-type="float">
            <text:p>0,402929</text:p>
          </table:table-cell>
          <table:table-cell table:style-name="Default" office:value-type="float" office:value="0.401589" calcext:value-type="float">
            <text:p>0,401589</text:p>
          </table:table-cell>
          <table:table-cell/>
          <table:table-cell office:value-type="float" office:value="0.431131" calcext:value-type="float">
            <text:p>0,431131</text:p>
          </table:table-cell>
          <table:table-cell table:style-name="ce1" office:value-type="float" office:value="0.432283" calcext:value-type="float">
            <text:p>0,432283</text:p>
          </table:table-cell>
          <table:table-cell/>
          <table:table-cell office:value-type="float" office:value="0.434994" calcext:value-type="float">
            <text:p>0,434994</text:p>
          </table:table-cell>
          <table:table-cell table:style-name="ce1" office:value-type="float" office:value="0.45524" calcext:value-type="float">
            <text:p>0,45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347087141138" calcext:value-type="float">
            <text:p>0,3470871411</text:p>
          </table:table-cell>
          <table:table-cell office:value-type="float" office:value="0.320710188132" calcext:value-type="float">
            <text:p>0,3207101881</text:p>
          </table:table-cell>
          <table:table-cell/>
          <table:table-cell office:value-type="float" office:value="0.327559485614" calcext:value-type="float">
            <text:p>0,3275594856</text:p>
          </table:table-cell>
          <table:table-cell table:style-name="ce1" office:value-type="float" office:value="0.34508682857" calcext:value-type="float">
            <text:p>0,3450868286</text:p>
          </table:table-cell>
          <table:table-cell/>
          <table:table-cell office:value-type="float" office:value="0.30878" calcext:value-type="float">
            <text:p>0,30878</text:p>
          </table:table-cell>
          <table:table-cell office:value-type="float" office:value="0.322674" calcext:value-type="float">
            <text:p>0,322674</text:p>
          </table:table-cell>
          <table:table-cell/>
          <table:table-cell office:value-type="float" office:value="0.133867367777" calcext:value-type="float">
            <text:p>0,1338673678</text:p>
          </table:table-cell>
          <table:table-cell table:style-name="ce1" office:value-type="float" office:value="0.307567783605" calcext:value-type="float">
            <text:p>0,3075677836</text:p>
          </table:table-cell>
          <table:table-cell/>
          <table:table-cell office:value-type="float" office:value="0.340609648517" calcext:value-type="float">
            <text:p>0,3406096485</text:p>
          </table:table-cell>
          <table:table-cell table:style-name="ce1" office:value-type="float" office:value="0.379437104935" calcext:value-type="float">
            <text:p>0,3794371049</text:p>
          </table:table-cell>
          <table:table-cell/>
          <table:table-cell office:value-type="float" office:value="0.321996" calcext:value-type="float">
            <text:p>0,321996</text:p>
          </table:table-cell>
          <table:table-cell office:value-type="float" office:value="0.32982" calcext:value-type="float">
            <text:p>0,32982</text:p>
          </table:table-cell>
          <table:table-cell/>
          <table:table-cell office:value-type="float" office:value="0.377127" calcext:value-type="float">
            <text:p>0,377127</text:p>
          </table:table-cell>
          <table:table-cell table:style-name="ce1" office:value-type="float" office:value="0.414753" calcext:value-type="float">
            <text:p>0,414753</text:p>
          </table:table-cell>
          <table:table-cell/>
          <table:table-cell table:style-name="ce1" office:value-type="float" office:value="0.410913" calcext:value-type="float">
            <text:p>0,410913</text:p>
          </table:table-cell>
          <table:table-cell office:value-type="float" office:value="0.406687" calcext:value-type="float">
            <text:p>0,406687</text:p>
          </table:table-cell>
        </table:table-row>
        <table:table-row table:style-name="ro1">
          <table:table-cell office:value-type="string" calcext:value-type="string">
            <text:p>m3-30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0.374240759291" calcext:value-type="float">
            <text:p>0,3742407593</text:p>
          </table:table-cell>
          <table:table-cell table:number-columns-repeated="2"/>
          <table:table-cell table:style-name="ce4" office:value-type="float" office:value="0.405860958296" calcext:value-type="float">
            <text:p>0,4058609583</text:p>
          </table:table-cell>
          <table:table-cell table:number-columns-repeated="2"/>
          <table:table-cell office:value-type="float" office:value="0.375408" calcext:value-type="float">
            <text:p>0,375408</text:p>
          </table:table-cell>
          <table:table-cell table:style-name="Default"/>
          <table:table-cell/>
          <table:table-cell office:value-type="float" office:value="0.398765275387" calcext:value-type="float">
            <text:p>0,3987652754</text:p>
          </table:table-cell>
          <table:table-cell table:number-columns-repeated="2"/>
          <table:table-cell office:value-type="float" office:value="0.404714219664" calcext:value-type="float">
            <text:p>0,4047142197</text:p>
          </table:table-cell>
          <table:table-cell table:number-columns-repeated="2"/>
          <table:table-cell office:value-type="float" office:value="0.374453" calcext:value-type="float">
            <text:p>0,374453</text:p>
          </table:table-cell>
          <table:table-cell table:style-name="Default"/>
          <table:table-cell/>
          <table:table-cell office:value-type="float" office:value="0.389007" calcext:value-type="float">
            <text:p>0,389007</text:p>
          </table:table-cell>
          <table:table-cell table:number-columns-repeated="2"/>
          <table:table-cell office:value-type="float" office:value="0.438595" calcext:value-type="float">
            <text:p>0,4385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346884158994" calcext:value-type="float">
            <text:p>0,346884159</text:p>
          </table:table-cell>
          <table:table-cell office:value-type="float" office:value="0.342249886838" calcext:value-type="float">
            <text:p>0,3422498868</text:p>
          </table:table-cell>
          <table:table-cell/>
          <table:table-cell office:value-type="float" office:value="0.445094207119" calcext:value-type="float">
            <text:p>0,4450942071</text:p>
          </table:table-cell>
          <table:table-cell table:style-name="ce1" office:value-type="float" office:value="0.448495562366" calcext:value-type="float">
            <text:p>0,4484955624</text:p>
          </table:table-cell>
          <table:table-cell/>
          <table:table-cell office:value-type="float" office:value="0.404204" calcext:value-type="float">
            <text:p>0,404204</text:p>
          </table:table-cell>
          <table:table-cell office:value-type="float" office:value="0.391142" calcext:value-type="float">
            <text:p>0,391142</text:p>
          </table:table-cell>
          <table:table-cell/>
          <table:table-cell office:value-type="float" office:value="0.234406801317" calcext:value-type="float">
            <text:p>0,2344068013</text:p>
          </table:table-cell>
          <table:table-cell table:style-name="ce1" office:value-type="float" office:value="0.405738579055" calcext:value-type="float">
            <text:p>0,4057385791</text:p>
          </table:table-cell>
          <table:table-cell/>
          <table:table-cell table:style-name="ce1" office:value-type="float" office:value="0.395138548289" calcext:value-type="float">
            <text:p>0,3951385483</text:p>
          </table:table-cell>
          <table:table-cell office:value-type="float" office:value="0.365814580049" calcext:value-type="float">
            <text:p>0,36581458</text:p>
          </table:table-cell>
          <table:table-cell/>
          <table:table-cell office:value-type="float" office:value="0.350197" calcext:value-type="float">
            <text:p>0,350197</text:p>
          </table:table-cell>
          <table:table-cell office:value-type="float" office:value="0.415232" calcext:value-type="float">
            <text:p>0,415232</text:p>
          </table:table-cell>
          <table:table-cell/>
          <table:table-cell office:value-type="float" office:value="0.421469" calcext:value-type="float">
            <text:p>0,421469</text:p>
          </table:table-cell>
          <table:table-cell table:style-name="ce1" office:value-type="float" office:value="0.510573" calcext:value-type="float">
            <text:p>0,510573</text:p>
          </table:table-cell>
          <table:table-cell/>
          <table:table-cell office:value-type="float" office:value="0.445304" calcext:value-type="float">
            <text:p>0,445304</text:p>
          </table:table-cell>
          <table:table-cell table:style-name="ce1" office:value-type="float" office:value="0.525176" calcext:value-type="float">
            <text:p>0,525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52851686369" calcext:value-type="float">
            <text:p>0,3528516864</text:p>
          </table:table-cell>
          <table:table-cell office:value-type="float" office:value="0.296650353493" calcext:value-type="float">
            <text:p>0,2966503535</text:p>
          </table:table-cell>
          <table:table-cell/>
          <table:table-cell table:style-name="ce1" office:value-type="float" office:value="0.243345978595" calcext:value-type="float">
            <text:p>0,2433459786</text:p>
          </table:table-cell>
          <table:table-cell office:value-type="float" office:value="0.202788316705" calcext:value-type="float">
            <text:p>0,2027883167</text:p>
          </table:table-cell>
          <table:table-cell/>
          <table:table-cell table:style-name="ce1" office:value-type="float" office:value="0.259946" calcext:value-type="float">
            <text:p>0,259946</text:p>
          </table:table-cell>
          <table:table-cell table:style-name="Default" office:value-type="float" office:value="0.201187" calcext:value-type="float">
            <text:p>0,201187</text:p>
          </table:table-cell>
          <table:table-cell/>
          <table:table-cell office:value-type="float" office:value="0.09463454562" calcext:value-type="float">
            <text:p>0,0946345456</text:p>
          </table:table-cell>
          <table:table-cell table:style-name="ce1" office:value-type="float" office:value="0.314611598113" calcext:value-type="float">
            <text:p>0,3146115981</text:p>
          </table:table-cell>
          <table:table-cell/>
          <table:table-cell office:value-type="float" office:value="0.0608364873966" calcext:value-type="float">
            <text:p>0,0608364874</text:p>
          </table:table-cell>
          <table:table-cell table:style-name="ce1" office:value-type="float" office:value="0.328517079807" calcext:value-type="float">
            <text:p>0,3285170798</text:p>
          </table:table-cell>
          <table:table-cell/>
          <table:table-cell office:value-type="float" office:value="0.148823" calcext:value-type="float">
            <text:p>0,148823</text:p>
          </table:table-cell>
          <table:table-cell office:value-type="float" office:value="0.213646" calcext:value-type="float">
            <text:p>0,213646</text:p>
          </table:table-cell>
          <table:table-cell/>
          <table:table-cell office:value-type="float" office:value="0.215571" calcext:value-type="float">
            <text:p>0,215571</text:p>
          </table:table-cell>
          <table:table-cell table:style-name="ce1" office:value-type="float" office:value="0.31585" calcext:value-type="float">
            <text:p>0,31585</text:p>
          </table:table-cell>
          <table:table-cell/>
          <table:table-cell table:style-name="ce1" office:value-type="float" office:value="0.377335" calcext:value-type="float">
            <text:p>0,377335</text:p>
          </table:table-cell>
          <table:table-cell office:value-type="float" office:value="0.293829" calcext:value-type="float">
            <text:p>0,29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366663315812" calcext:value-type="float">
            <text:p>0,3666633158</text:p>
          </table:table-cell>
          <table:table-cell office:value-type="float" office:value="0.322048477493" calcext:value-type="float">
            <text:p>0,3220484775</text:p>
          </table:table-cell>
          <table:table-cell/>
          <table:table-cell office:value-type="float" office:value="0.389989331499" calcext:value-type="float">
            <text:p>0,3899893315</text:p>
          </table:table-cell>
          <table:table-cell table:style-name="ce1" office:value-type="float" office:value="0.47579551119" calcext:value-type="float">
            <text:p>0,4757955112</text:p>
          </table:table-cell>
          <table:table-cell/>
          <table:table-cell office:value-type="float" office:value="0.407495" calcext:value-type="float">
            <text:p>0,407495</text:p>
          </table:table-cell>
          <table:table-cell office:value-type="float" office:value="0.359616" calcext:value-type="float">
            <text:p>0,359616</text:p>
          </table:table-cell>
          <table:table-cell/>
          <table:table-cell table:style-name="ce1" office:value-type="float" office:value="0.421957504105" calcext:value-type="float">
            <text:p>0,4219575041</text:p>
          </table:table-cell>
          <table:table-cell office:value-type="float" office:value="0.335636255172" calcext:value-type="float">
            <text:p>0,3356362552</text:p>
          </table:table-cell>
          <table:table-cell/>
          <table:table-cell table:style-name="ce1" office:value-type="float" office:value="0.41169073238" calcext:value-type="float">
            <text:p>0,4116907324</text:p>
          </table:table-cell>
          <table:table-cell office:value-type="float" office:value="0.393149285703" calcext:value-type="float">
            <text:p>0,3931492857</text:p>
          </table:table-cell>
          <table:table-cell/>
          <table:table-cell office:value-type="float" office:value="0.393312" calcext:value-type="float">
            <text:p>0,393312</text:p>
          </table:table-cell>
          <table:table-cell office:value-type="float" office:value="0.406306" calcext:value-type="float">
            <text:p>0,406306</text:p>
          </table:table-cell>
          <table:table-cell/>
          <table:table-cell office:value-type="float" office:value="0.415248" calcext:value-type="float">
            <text:p>0,415248</text:p>
          </table:table-cell>
          <table:table-cell table:style-name="ce1" office:value-type="float" office:value="0.421622" calcext:value-type="float">
            <text:p>0,421622</text:p>
          </table:table-cell>
          <table:table-cell/>
          <table:table-cell table:style-name="ce1" office:value-type="float" office:value="0.444939" calcext:value-type="float">
            <text:p>0,444939</text:p>
          </table:table-cell>
          <table:table-cell office:value-type="float" office:value="0.433348" calcext:value-type="float">
            <text:p>0,433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295307284204" calcext:value-type="float">
            <text:p>0,2953072842</text:p>
          </table:table-cell>
          <table:table-cell office:value-type="float" office:value="0.208827895167" calcext:value-type="float">
            <text:p>0,2088278952</text:p>
          </table:table-cell>
          <table:table-cell/>
          <table:table-cell office:value-type="float" office:value="0.375892737201" calcext:value-type="float">
            <text:p>0,3758927372</text:p>
          </table:table-cell>
          <table:table-cell table:style-name="ce1" office:value-type="float" office:value="0.436161772113" calcext:value-type="float">
            <text:p>0,4361617721</text:p>
          </table:table-cell>
          <table:table-cell/>
          <table:table-cell office:value-type="float" office:value="0.350479" calcext:value-type="float">
            <text:p>0,350479</text:p>
          </table:table-cell>
          <table:table-cell office:value-type="float" office:value="0.37454" calcext:value-type="float">
            <text:p>0,37454</text:p>
          </table:table-cell>
          <table:table-cell/>
          <table:table-cell table:style-name="ce1" office:value-type="float" office:value="0.3765457902" calcext:value-type="float">
            <text:p>0,3765457902</text:p>
          </table:table-cell>
          <table:table-cell office:value-type="float" office:value="0.30274739518" calcext:value-type="float">
            <text:p>0,3027473952</text:p>
          </table:table-cell>
          <table:table-cell/>
          <table:table-cell office:value-type="float" office:value="0.269633542711" calcext:value-type="float">
            <text:p>0,2696335427</text:p>
          </table:table-cell>
          <table:table-cell table:style-name="ce1" office:value-type="float" office:value="0.333923968199" calcext:value-type="float">
            <text:p>0,3339239682</text:p>
          </table:table-cell>
          <table:table-cell/>
          <table:table-cell office:value-type="float" office:value="0.220382" calcext:value-type="float">
            <text:p>0,220382</text:p>
          </table:table-cell>
          <table:table-cell office:value-type="float" office:value="0.34008" calcext:value-type="float">
            <text:p>0,34008</text:p>
          </table:table-cell>
          <table:table-cell/>
          <table:table-cell office:value-type="float" office:value="0.367691" calcext:value-type="float">
            <text:p>0,367691</text:p>
          </table:table-cell>
          <table:table-cell table:style-name="ce1" office:value-type="float" office:value="0.384948" calcext:value-type="float">
            <text:p>0,384948</text:p>
          </table:table-cell>
          <table:table-cell/>
          <table:table-cell office:value-type="float" office:value="0.405087" calcext:value-type="float">
            <text:p>0,405087</text:p>
          </table:table-cell>
          <table:table-cell table:style-name="ce1" office:value-type="float" office:value="0.424675" calcext:value-type="float">
            <text:p>0,424675</text:p>
          </table:table-cell>
        </table:table-row>
        <table:table-row table:style-name="ro1">
          <table:table-cell office:value-type="string" calcext:value-type="string">
            <text:p>m3-15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0.388340448518" calcext:value-type="float">
            <text:p>0,3883404485</text:p>
          </table:table-cell>
          <table:table-cell table:number-columns-repeated="2"/>
          <table:table-cell office:value-type="float" office:value="0.376412672088" calcext:value-type="float">
            <text:p>0,3764126721</text:p>
          </table:table-cell>
          <table:table-cell table:number-columns-repeated="2"/>
          <table:table-cell office:value-type="float" office:value="0.340211" calcext:value-type="float">
            <text:p>0,340211</text:p>
          </table:table-cell>
          <table:table-cell table:style-name="Default"/>
          <table:table-cell/>
          <table:table-cell table:style-name="ce4" office:value-type="float" office:value="0.39279299793" calcext:value-type="float">
            <text:p>0,3927929979</text:p>
          </table:table-cell>
          <table:table-cell table:number-columns-repeated="2"/>
          <table:table-cell office:value-type="float" office:value="0.386881823337" calcext:value-type="float">
            <text:p>0,3868818233</text:p>
          </table:table-cell>
          <table:table-cell table:number-columns-repeated="2"/>
          <table:table-cell office:value-type="float" office:value="0.356261" calcext:value-type="float">
            <text:p>0,356261</text:p>
          </table:table-cell>
          <table:table-cell table:style-name="Default"/>
          <table:table-cell/>
          <table:table-cell office:value-type="float" office:value="0.40613" calcext:value-type="float">
            <text:p>0,40613</text:p>
          </table:table-cell>
          <table:table-cell table:number-columns-repeated="2"/>
          <table:table-cell office:value-type="float" office:value="0.436684" calcext:value-type="float">
            <text:p>0,4366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8598356523" calcext:value-type="float">
            <text:p>0,3785983565</text:p>
          </table:table-cell>
          <table:table-cell table:style-name="ce1" office:value-type="float" office:value="0.468336502941" calcext:value-type="float">
            <text:p>0,4683365029</text:p>
          </table:table-cell>
          <table:table-cell/>
          <table:table-cell office:value-type="float" office:value="0.429543955478" calcext:value-type="float">
            <text:p>0,4295439555</text:p>
          </table:table-cell>
          <table:table-cell table:style-name="ce5" office:value-type="float" office:value="0.55964762696" calcext:value-type="float">
            <text:p>0,559647627</text:p>
          </table:table-cell>
          <table:table-cell/>
          <table:table-cell office:value-type="float" office:value="0.39876" calcext:value-type="float">
            <text:p>0,39876</text:p>
          </table:table-cell>
          <table:table-cell office:value-type="float" office:value="0.415451" calcext:value-type="float">
            <text:p>0,415451</text:p>
          </table:table-cell>
          <table:table-cell/>
          <table:table-cell table:style-name="ce1" office:value-type="float" office:value="0.37442294056" calcext:value-type="float">
            <text:p>0,3744229406</text:p>
          </table:table-cell>
          <table:table-cell office:value-type="float" office:value="0.290761208948" calcext:value-type="float">
            <text:p>0,2907612089</text:p>
          </table:table-cell>
          <table:table-cell/>
          <table:table-cell table:style-name="ce1" office:value-type="float" office:value="0.462242209842" calcext:value-type="float">
            <text:p>0,4622422098</text:p>
          </table:table-cell>
          <table:table-cell office:value-type="float" office:value="0.242098981245" calcext:value-type="float">
            <text:p>0,2420989812</text:p>
          </table:table-cell>
          <table:table-cell/>
          <table:table-cell office:value-type="float" office:value="0.405239" calcext:value-type="float">
            <text:p>0,405239</text:p>
          </table:table-cell>
          <table:table-cell office:value-type="float" office:value="0.449681" calcext:value-type="float">
            <text:p>0,449681</text:p>
          </table:table-cell>
          <table:table-cell/>
          <table:table-cell office:value-type="float" office:value="0.417024" calcext:value-type="float">
            <text:p>0,417024</text:p>
          </table:table-cell>
          <table:table-cell table:style-name="ce1" office:value-type="float" office:value="0.445356" calcext:value-type="float">
            <text:p>0,445356</text:p>
          </table:table-cell>
          <table:table-cell/>
          <table:table-cell office:value-type="float" office:value="0.458428" calcext:value-type="float">
            <text:p>0,458428</text:p>
          </table:table-cell>
          <table:table-cell table:style-name="ce1" office:value-type="float" office:value="0.486282" calcext:value-type="float">
            <text:p>0,486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56002043227" calcext:value-type="float">
            <text:p>0,0956002043</text:p>
          </table:table-cell>
          <table:table-cell table:style-name="ce1" office:value-type="float" office:value="0.105081220997" calcext:value-type="float">
            <text:p>0,105081221</text:p>
          </table:table-cell>
          <table:table-cell/>
          <table:table-cell table:style-name="ce5" office:value-type="float" office:value="0.344740131509" calcext:value-type="float">
            <text:p>0,3447401315</text:p>
          </table:table-cell>
          <table:table-cell office:value-type="float" office:value="0.0834329082939" calcext:value-type="float">
            <text:p>0,0834329083</text:p>
          </table:table-cell>
          <table:table-cell/>
          <table:table-cell office:value-type="float" office:value="0.202329" calcext:value-type="float">
            <text:p>0,202329</text:p>
          </table:table-cell>
          <table:table-cell office:value-type="float" office:value="0.230906" calcext:value-type="float">
            <text:p>0,230906</text:p>
          </table:table-cell>
          <table:table-cell/>
          <table:table-cell office:value-type="float" office:value="0.139555231247" calcext:value-type="float">
            <text:p>0,1395552312</text:p>
          </table:table-cell>
          <table:table-cell table:style-name="ce1" office:value-type="float" office:value="0.206966973076" calcext:value-type="float">
            <text:p>0,2069669731</text:p>
          </table:table-cell>
          <table:table-cell/>
          <table:table-cell table:style-name="ce1" office:value-type="float" office:value="0.193131736929" calcext:value-type="float">
            <text:p>0,1931317369</text:p>
          </table:table-cell>
          <table:table-cell office:value-type="float" office:value="0.105449921278" calcext:value-type="float">
            <text:p>0,1054499213</text:p>
          </table:table-cell>
          <table:table-cell/>
          <table:table-cell table:style-name="ce1" office:value-type="float" office:value="0.269727" calcext:value-type="float">
            <text:p>0,269727</text:p>
          </table:table-cell>
          <table:table-cell table:style-name="Default" office:value-type="float" office:value="0.246276" calcext:value-type="float">
            <text:p>0,246276</text:p>
          </table:table-cell>
          <table:table-cell/>
          <table:table-cell table:style-name="ce1" office:value-type="float" office:value="0.274387" calcext:value-type="float">
            <text:p>0,274387</text:p>
          </table:table-cell>
          <table:table-cell office:value-type="float" office:value="0.230635" calcext:value-type="float">
            <text:p>0,230635</text:p>
          </table:table-cell>
          <table:table-cell/>
          <table:table-cell table:style-name="ce1" office:value-type="float" office:value="0.334861" calcext:value-type="float">
            <text:p>0,334861</text:p>
          </table:table-cell>
          <table:table-cell office:value-type="float" office:value="0.258303" calcext:value-type="float">
            <text:p>0,2583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483524013747" calcext:value-type="float">
            <text:p>0,4835240137</text:p>
          </table:table-cell>
          <table:table-cell office:value-type="float" office:value="0.450345037488" calcext:value-type="float">
            <text:p>0,4503450375</text:p>
          </table:table-cell>
          <table:table-cell/>
          <table:table-cell office:value-type="float" office:value="0.375762957173" calcext:value-type="float">
            <text:p>0,3757629572</text:p>
          </table:table-cell>
          <table:table-cell table:style-name="ce1" office:value-type="float" office:value="0.388649235438" calcext:value-type="float">
            <text:p>0,3886492354</text:p>
          </table:table-cell>
          <table:table-cell/>
          <table:table-cell office:value-type="float" office:value="0.374984" calcext:value-type="float">
            <text:p>0,374984</text:p>
          </table:table-cell>
          <table:table-cell office:value-type="float" office:value="0.396559" calcext:value-type="float">
            <text:p>0,396559</text:p>
          </table:table-cell>
          <table:table-cell/>
          <table:table-cell office:value-type="float" office:value="0.216112184095" calcext:value-type="float">
            <text:p>0,2161121841</text:p>
          </table:table-cell>
          <table:table-cell table:style-name="ce1" office:value-type="float" office:value="0.364908425121" calcext:value-type="float">
            <text:p>0,3649084251</text:p>
          </table:table-cell>
          <table:table-cell/>
          <table:table-cell table:style-name="ce1" office:value-type="float" office:value="0.465998270759" calcext:value-type="float">
            <text:p>0,4659982708</text:p>
          </table:table-cell>
          <table:table-cell office:value-type="float" office:value="0.367924910945" calcext:value-type="float">
            <text:p>0,3679249109</text:p>
          </table:table-cell>
          <table:table-cell/>
          <table:table-cell office:value-type="float" office:value="0.309512" calcext:value-type="float">
            <text:p>0,309512</text:p>
          </table:table-cell>
          <table:table-cell office:value-type="float" office:value="0.388757" calcext:value-type="float">
            <text:p>0,388757</text:p>
          </table:table-cell>
          <table:table-cell/>
          <table:table-cell office:value-type="float" office:value="0.445079" calcext:value-type="float">
            <text:p>0,445079</text:p>
          </table:table-cell>
          <table:table-cell table:style-name="ce1" office:value-type="float" office:value="0.445576" calcext:value-type="float">
            <text:p>0,445576</text:p>
          </table:table-cell>
          <table:table-cell/>
          <table:table-cell table:style-name="ce1" office:value-type="float" office:value="0.45715" calcext:value-type="float">
            <text:p>0,45715</text:p>
          </table:table-cell>
          <table:table-cell office:value-type="float" office:value="0.449035" calcext:value-type="float">
            <text:p>0,4490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28062483232" calcext:value-type="float">
            <text:p>0,2806248323</text:p>
          </table:table-cell>
          <table:table-cell office:value-type="float" office:value="0.278484782697" calcext:value-type="float">
            <text:p>0,2784847827</text:p>
          </table:table-cell>
          <table:table-cell/>
          <table:table-cell office:value-type="float" office:value="0.295663316673" calcext:value-type="float">
            <text:p>0,2956633167</text:p>
          </table:table-cell>
          <table:table-cell table:style-name="ce1" office:value-type="float" office:value="0.404549916585" calcext:value-type="float">
            <text:p>0,4045499166</text:p>
          </table:table-cell>
          <table:table-cell/>
          <table:table-cell office:value-type="float" office:value="0.331201" calcext:value-type="float">
            <text:p>0,331201</text:p>
          </table:table-cell>
          <table:table-cell office:value-type="float" office:value="0.351575" calcext:value-type="float">
            <text:p>0,351575</text:p>
          </table:table-cell>
          <table:table-cell/>
          <table:table-cell office:value-type="float" office:value="0.153092981499" calcext:value-type="float">
            <text:p>0,1530929815</text:p>
          </table:table-cell>
          <table:table-cell table:style-name="ce1" office:value-type="float" office:value="0.276719084039" calcext:value-type="float">
            <text:p>0,276719084</text:p>
          </table:table-cell>
          <table:table-cell/>
          <table:table-cell table:style-name="ce5" office:value-type="float" office:value="0.419767100492" calcext:value-type="float">
            <text:p>0,4197671005</text:p>
          </table:table-cell>
          <table:table-cell office:value-type="float" office:value="0.327985980429" calcext:value-type="float">
            <text:p>0,3279859804</text:p>
          </table:table-cell>
          <table:table-cell/>
          <table:table-cell office:value-type="float" office:value="0.363968" calcext:value-type="float">
            <text:p>0,363968</text:p>
          </table:table-cell>
          <table:table-cell office:value-type="float" office:value="0.390963" calcext:value-type="float">
            <text:p>0,390963</text:p>
          </table:table-cell>
          <table:table-cell/>
          <table:table-cell office:value-type="float" office:value="0.411409" calcext:value-type="float">
            <text:p>0,411409</text:p>
          </table:table-cell>
          <table:table-cell table:style-name="ce1" office:value-type="float" office:value="0.434159" calcext:value-type="float">
            <text:p>0,434159</text:p>
          </table:table-cell>
          <table:table-cell/>
          <table:table-cell office:value-type="float" office:value="0.415974" calcext:value-type="float">
            <text:p>0,415974</text:p>
          </table:table-cell>
          <table:table-cell table:style-name="ce1" office:value-type="float" office:value="0.435241" calcext:value-type="float">
            <text:p>0,435241</text:p>
          </table:table-cell>
        </table:table-row>
        <table:table-row table:style-name="ro1">
          <table:table-cell office:value-type="string" calcext:value-type="string">
            <text:p>m3-60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0.455506039372" calcext:value-type="float">
            <text:p>0,4555060394</text:p>
          </table:table-cell>
          <table:table-cell table:number-columns-repeated="2"/>
          <table:table-cell office:value-type="float" office:value="0.424588674078" calcext:value-type="float">
            <text:p>0,4245886741</text:p>
          </table:table-cell>
          <table:table-cell table:number-columns-repeated="2"/>
          <table:table-cell office:value-type="float" office:value="0.369244" calcext:value-type="float">
            <text:p>0,369244</text:p>
          </table:table-cell>
          <table:table-cell table:style-name="Default"/>
          <table:table-cell/>
          <table:table-cell office:value-type="float" office:value="0.413341526591" calcext:value-type="float">
            <text:p>0,4133415266</text:p>
          </table:table-cell>
          <table:table-cell table:number-columns-repeated="2"/>
          <table:table-cell office:value-type="float" office:value="0.447046451761" calcext:value-type="float">
            <text:p>0,4470464518</text:p>
          </table:table-cell>
          <table:table-cell table:number-columns-repeated="2"/>
          <table:table-cell office:value-type="float" office:value="0.384435" calcext:value-type="float">
            <text:p>0,384435</text:p>
          </table:table-cell>
          <table:table-cell table:style-name="Default"/>
          <table:table-cell/>
          <table:table-cell office:value-type="float" office:value="0.405797" calcext:value-type="float">
            <text:p>0,405797</text:p>
          </table:table-cell>
          <table:table-cell table:number-columns-repeated="2"/>
          <table:table-cell office:value-type="float" office:value="0.412333" calcext:value-type="float">
            <text:p>0,4123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370018883075" calcext:value-type="float">
            <text:p>0,3700188831</text:p>
          </table:table-cell>
          <table:table-cell office:value-type="float" office:value="0.330195400067" calcext:value-type="float">
            <text:p>0,3301954001</text:p>
          </table:table-cell>
          <table:table-cell/>
          <table:table-cell table:style-name="ce1" office:value-type="float" office:value="0.413912796905" calcext:value-type="float">
            <text:p>0,4139127969</text:p>
          </table:table-cell>
          <table:table-cell office:value-type="float" office:value="0.390411858442" calcext:value-type="float">
            <text:p>0,3904118584</text:p>
          </table:table-cell>
          <table:table-cell/>
          <table:table-cell office:value-type="float" office:value="0.323749" calcext:value-type="float">
            <text:p>0,323749</text:p>
          </table:table-cell>
          <table:table-cell office:value-type="float" office:value="0.354805" calcext:value-type="float">
            <text:p>0,354805</text:p>
          </table:table-cell>
          <table:table-cell/>
          <table:table-cell office:value-type="float" office:value="0.234874716384" calcext:value-type="float">
            <text:p>0,2348747164</text:p>
          </table:table-cell>
          <table:table-cell table:style-name="ce1" office:value-type="float" office:value="0.352270802494" calcext:value-type="float">
            <text:p>0,3522708025</text:p>
          </table:table-cell>
          <table:table-cell/>
          <table:table-cell table:style-name="ce1" office:value-type="float" office:value="0.369551778356" calcext:value-type="float">
            <text:p>0,3695517784</text:p>
          </table:table-cell>
          <table:table-cell office:value-type="float" office:value="0.35617941997" calcext:value-type="float">
            <text:p>0,35617942</text:p>
          </table:table-cell>
          <table:table-cell/>
          <table:table-cell office:value-type="float" office:value="0.329693" calcext:value-type="float">
            <text:p>0,329693</text:p>
          </table:table-cell>
          <table:table-cell office:value-type="float" office:value="0.45345" calcext:value-type="float">
            <text:p>0,45345</text:p>
          </table:table-cell>
          <table:table-cell/>
          <table:table-cell office:value-type="float" office:value="0.41708" calcext:value-type="float">
            <text:p>0,41708</text:p>
          </table:table-cell>
          <table:table-cell table:style-name="ce1" office:value-type="float" office:value="0.483559" calcext:value-type="float">
            <text:p>0,483559</text:p>
          </table:table-cell>
          <table:table-cell/>
          <table:table-cell table:style-name="ce1" office:value-type="float" office:value="0.471611" calcext:value-type="float">
            <text:p>0,471611</text:p>
          </table:table-cell>
          <table:table-cell office:value-type="float" office:value="0.453399" calcext:value-type="float">
            <text:p>0,453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257613587969" calcext:value-type="float">
            <text:p>0,257613588</text:p>
          </table:table-cell>
          <table:table-cell office:value-type="float" office:value="0.188882824133" calcext:value-type="float">
            <text:p>0,1888828241</text:p>
          </table:table-cell>
          <table:table-cell/>
          <table:table-cell office:value-type="float" office:value="0.231178682567" calcext:value-type="float">
            <text:p>0,2311786826</text:p>
          </table:table-cell>
          <table:table-cell table:style-name="ce1" office:value-type="float" office:value="0.27714402594" calcext:value-type="float">
            <text:p>0,2771440259</text:p>
          </table:table-cell>
          <table:table-cell/>
          <table:table-cell office:value-type="float" office:value="0.105028" calcext:value-type="float">
            <text:p>0,105028</text:p>
          </table:table-cell>
          <table:table-cell office:value-type="float" office:value="0.216454" calcext:value-type="float">
            <text:p>0,216454</text:p>
          </table:table-cell>
          <table:table-cell/>
          <table:table-cell table:style-name="ce1" office:value-type="float" office:value="0.263624822232" calcext:value-type="float">
            <text:p>0,2636248222</text:p>
          </table:table-cell>
          <table:table-cell office:value-type="float" office:value="0.101394156539" calcext:value-type="float">
            <text:p>0,1013941565</text:p>
          </table:table-cell>
          <table:table-cell/>
          <table:table-cell office:value-type="float" office:value="0.202788313079" calcext:value-type="float">
            <text:p>0,2027883131</text:p>
          </table:table-cell>
          <table:table-cell table:style-name="ce1" office:value-type="float" office:value="0.252036903294" calcext:value-type="float">
            <text:p>0,2520369033</text:p>
          </table:table-cell>
          <table:table-cell/>
          <table:table-cell office:value-type="float" office:value="0.217651" calcext:value-type="float">
            <text:p>0,217651</text:p>
          </table:table-cell>
          <table:table-cell office:value-type="float" office:value="0.250142" calcext:value-type="float">
            <text:p>0,250142</text:p>
          </table:table-cell>
          <table:table-cell/>
          <table:table-cell table:style-name="ce1" office:value-type="float" office:value="0.286337" calcext:value-type="float">
            <text:p>0,286337</text:p>
          </table:table-cell>
          <table:table-cell office:value-type="float" office:value="0.213116" calcext:value-type="float">
            <text:p>0,213116</text:p>
          </table:table-cell>
          <table:table-cell/>
          <table:table-cell table:style-name="ce1" office:value-type="float" office:value="0.32241" calcext:value-type="float">
            <text:p>0,32241</text:p>
          </table:table-cell>
          <table:table-cell office:value-type="float" office:value="0.231576" calcext:value-type="float">
            <text:p>0,231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2934124513" calcext:value-type="float">
            <text:p>0,3329341245</text:p>
          </table:table-cell>
          <table:table-cell table:style-name="ce1" office:value-type="float" office:value="0.408158942654" calcext:value-type="float">
            <text:p>0,4081589427</text:p>
          </table:table-cell>
          <table:table-cell/>
          <table:table-cell table:style-name="ce1" office:value-type="float" office:value="0.424771489861" calcext:value-type="float">
            <text:p>0,4247714899</text:p>
          </table:table-cell>
          <table:table-cell office:value-type="float" office:value="0.373010174111" calcext:value-type="float">
            <text:p>0,3730101741</text:p>
          </table:table-cell>
          <table:table-cell/>
          <table:table-cell office:value-type="float" office:value="0.402316" calcext:value-type="float">
            <text:p>0,402316</text:p>
          </table:table-cell>
          <table:table-cell office:value-type="float" office:value="0.419695" calcext:value-type="float">
            <text:p>0,419695</text:p>
          </table:table-cell>
          <table:table-cell/>
          <table:table-cell office:value-type="float" office:value="0.378066919408" calcext:value-type="float">
            <text:p>0,3780669194</text:p>
          </table:table-cell>
          <table:table-cell table:style-name="ce1" office:value-type="float" office:value="0.464293497371" calcext:value-type="float">
            <text:p>0,4642934974</text:p>
          </table:table-cell>
          <table:table-cell/>
          <table:table-cell office:value-type="float" office:value="0.387049107401" calcext:value-type="float">
            <text:p>0,3870491074</text:p>
          </table:table-cell>
          <table:table-cell table:style-name="ce1" office:value-type="float" office:value="0.453477255933" calcext:value-type="float">
            <text:p>0,4534772559</text:p>
          </table:table-cell>
          <table:table-cell/>
          <table:table-cell office:value-type="float" office:value="0.307963" calcext:value-type="float">
            <text:p>0,307963</text:p>
          </table:table-cell>
          <table:table-cell office:value-type="float" office:value="0.396122" calcext:value-type="float">
            <text:p>0,396122</text:p>
          </table:table-cell>
          <table:table-cell/>
          <table:table-cell office:value-type="float" office:value="0.463084" calcext:value-type="float">
            <text:p>0,463084</text:p>
          </table:table-cell>
          <table:table-cell table:style-name="ce1" office:value-type="float" office:value="0.474164" calcext:value-type="float">
            <text:p>0,474164</text:p>
          </table:table-cell>
          <table:table-cell/>
          <table:table-cell table:style-name="ce1" office:value-type="float" office:value="0.463978" calcext:value-type="float">
            <text:p>0,463978</text:p>
          </table:table-cell>
          <table:table-cell office:value-type="float" office:value="0.447393" calcext:value-type="float">
            <text:p>0,447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6189598844" calcext:value-type="float">
            <text:p>0,2561895988</text:p>
          </table:table-cell>
          <table:table-cell table:style-name="ce1" office:value-type="float" office:value="0.401538195268" calcext:value-type="float">
            <text:p>0,4015381953</text:p>
          </table:table-cell>
          <table:table-cell/>
          <table:table-cell office:value-type="float" office:value="0.297379879937" calcext:value-type="float">
            <text:p>0,2973798799</text:p>
          </table:table-cell>
          <table:table-cell table:style-name="ce1" office:value-type="float" office:value="0.427956552892" calcext:value-type="float">
            <text:p>0,4279565529</text:p>
          </table:table-cell>
          <table:table-cell/>
          <table:table-cell office:value-type="float" office:value="0.331382" calcext:value-type="float">
            <text:p>0,331382</text:p>
          </table:table-cell>
          <table:table-cell office:value-type="float" office:value="0.338153" calcext:value-type="float">
            <text:p>0,338153</text:p>
          </table:table-cell>
          <table:table-cell/>
          <table:table-cell table:style-name="ce1" office:value-type="float" office:value="0.379025284004" calcext:value-type="float">
            <text:p>0,379025284</text:p>
          </table:table-cell>
          <table:table-cell office:value-type="float" office:value="0.268433297163" calcext:value-type="float">
            <text:p>0,2684332972</text:p>
          </table:table-cell>
          <table:table-cell/>
          <table:table-cell office:value-type="float" office:value="0.360011056205" calcext:value-type="float">
            <text:p>0,3600110562</text:p>
          </table:table-cell>
          <table:table-cell table:style-name="ce1" office:value-type="float" office:value="0.436210795726" calcext:value-type="float">
            <text:p>0,4362107957</text:p>
          </table:table-cell>
          <table:table-cell/>
          <table:table-cell office:value-type="float" office:value="0.327967" calcext:value-type="float">
            <text:p>0,327967</text:p>
          </table:table-cell>
          <table:table-cell office:value-type="float" office:value="0.357856" calcext:value-type="float">
            <text:p>0,357856</text:p>
          </table:table-cell>
          <table:table-cell/>
          <table:table-cell table:style-name="ce1" office:value-type="float" office:value="0.396269" calcext:value-type="float">
            <text:p>0,396269</text:p>
          </table:table-cell>
          <table:table-cell office:value-type="float" office:value="0.395986" calcext:value-type="float">
            <text:p>0,395986</text:p>
          </table:table-cell>
          <table:table-cell/>
          <table:table-cell table:style-name="ce1" office:value-type="float" office:value="0.390065" calcext:value-type="float">
            <text:p>0,390065</text:p>
          </table:table-cell>
          <table:table-cell office:value-type="float" office:value="0.370192" calcext:value-type="float">
            <text:p>0,370192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AVERAGE([.B3:.B6])" office:value-type="float" office:value="0.3675637024495" calcext:value-type="float">
            <text:p>0,3675637024</text:p>
          </table:table-cell>
          <table:table-cell table:formula="of:=AVERAGE([.C3:.C6])" office:value-type="float" office:value="0.350242634144" calcext:value-type="float">
            <text:p>0,3502426341</text:p>
          </table:table-cell>
          <table:table-cell/>
          <table:table-cell table:formula="of:=AVERAGE([.E3:.E6])" office:value-type="float" office:value="0.37436628416575" calcext:value-type="float">
            <text:p>0,3743662842</text:p>
          </table:table-cell>
          <table:table-cell table:style-name="ce10" table:formula="of:=AVERAGE([.F3:.F6])" office:value-type="float" office:value="0.38281805841925" calcext:value-type="float">
            <text:p>0,3828180584</text:p>
          </table:table-cell>
          <table:table-cell/>
          <table:table-cell table:formula="of:=AVERAGE([.H3:.H6])" office:value-type="float" office:value="0.312122" calcext:value-type="float">
            <text:p>0,312122</text:p>
          </table:table-cell>
          <table:table-cell table:formula="of:=AVERAGE([.I3:.I6])" office:value-type="float" office:value="0.33543" calcext:value-type="float">
            <text:p>0,33543</text:p>
          </table:table-cell>
          <table:table-cell/>
          <table:table-cell table:formula="of:=AVERAGE([.K3:.K6])" office:value-type="float" office:value="0.25598011322525" calcext:value-type="float">
            <text:p>0,2559801132</text:p>
          </table:table-cell>
          <table:table-cell table:style-name="ce1" table:formula="of:=AVERAGE([.L3:.L6])" office:value-type="float" office:value="0.330095747247" calcext:value-type="float">
            <text:p>0,3300957472</text:p>
          </table:table-cell>
          <table:table-cell/>
          <table:table-cell table:style-name="ce1" table:formula="of:=AVERAGE([.N3:.N6])" office:value-type="float" office:value="0.353304139165" calcext:value-type="float">
            <text:p>0,3533041392</text:p>
          </table:table-cell>
          <table:table-cell table:formula="of:=AVERAGE([.O3:.O6])" office:value-type="float" office:value="0.335555212049" calcext:value-type="float">
            <text:p>0,335555212</text:p>
          </table:table-cell>
          <table:table-cell/>
          <table:table-cell table:formula="of:=AVERAGE([.Q3:.Q6])" office:value-type="float" office:value="0.307466" calcext:value-type="float">
            <text:p>0,307466</text:p>
          </table:table-cell>
          <table:table-cell table:formula="of:=AVERAGE([.R3:.R6])" office:value-type="float" office:value="0.35068175" calcext:value-type="float">
            <text:p>0,35068175</text:p>
          </table:table-cell>
          <table:table-cell/>
          <table:table-cell table:style-name="ce2" table:formula="of:=AVERAGE([.T3:.T6])" office:value-type="float" office:value="0.37375175" calcext:value-type="float">
            <text:p>0,37375175</text:p>
          </table:table-cell>
          <table:table-cell table:style-name="ce10" table:formula="of:=AVERAGE([.U3:.U6])" office:value-type="float" office:value="0.406431" calcext:value-type="float">
            <text:p>0,406431</text:p>
          </table:table-cell>
          <table:table-cell table:style-name="ce2"/>
          <table:table-cell table:style-name="ce9" table:formula="of:=AVERAGE([.W3:.W6])" office:value-type="float" office:value="0.401824" calcext:value-type="float">
            <text:p>0,401824</text:p>
          </table:table-cell>
          <table:table-cell table:style-name="ce5" table:formula="of:=AVERAGE([.X3:.X6])" office:value-type="float" office:value="0.41658275" calcext:value-type="float">
            <text:p>0,41658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AVERAGE([.B9:.B12])" office:value-type="float" office:value="0.34042661134475" calcext:value-type="float">
            <text:p>0,3404266113</text:p>
          </table:table-cell>
          <table:table-cell table:formula="of:=AVERAGE([.C9:.C12])" office:value-type="float" office:value="0.29244415324775" calcext:value-type="float">
            <text:p>0,2924441532</text:p>
          </table:table-cell>
          <table:table-cell/>
          <table:table-cell table:formula="of:=AVERAGE([.E9:.E12])" office:value-type="float" office:value="0.3635805636035" calcext:value-type="float">
            <text:p>0,3635805636</text:p>
          </table:table-cell>
          <table:table-cell table:style-name="ce10" table:formula="of:=AVERAGE([.F9:.F12])" office:value-type="float" office:value="0.3908102905935" calcext:value-type="float">
            <text:p>0,3908102906</text:p>
          </table:table-cell>
          <table:table-cell/>
          <table:table-cell table:style-name="ce1" table:formula="of:=AVERAGE([.H9:.H12])" office:value-type="float" office:value="0.355531" calcext:value-type="float">
            <text:p>0,355531</text:p>
          </table:table-cell>
          <table:table-cell table:style-name="Default" table:formula="of:=AVERAGE([.I9:.I12])" office:value-type="float" office:value="0.33162125" calcext:value-type="float">
            <text:p>0,33162125</text:p>
          </table:table-cell>
          <table:table-cell/>
          <table:table-cell table:formula="of:=AVERAGE([.K9:.K12])" office:value-type="float" office:value="0.2818861603105" calcext:value-type="float">
            <text:p>0,2818861603</text:p>
          </table:table-cell>
          <table:table-cell table:style-name="ce1" table:formula="of:=AVERAGE([.L9:.L12])" office:value-type="float" office:value="0.33968345688" calcext:value-type="float">
            <text:p>0,3396834569</text:p>
          </table:table-cell>
          <table:table-cell/>
          <table:table-cell table:formula="of:=AVERAGE([.N9:.N12])" office:value-type="float" office:value="0.28432482769415" calcext:value-type="float">
            <text:p>0,2843248277</text:p>
          </table:table-cell>
          <table:table-cell table:style-name="ce1" table:formula="of:=AVERAGE([.O9:.O12])" office:value-type="float" office:value="0.3553512284395" calcext:value-type="float">
            <text:p>0,3553512284</text:p>
          </table:table-cell>
          <table:table-cell/>
          <table:table-cell table:formula="of:=AVERAGE([.Q9:.Q12])" office:value-type="float" office:value="0.2781785" calcext:value-type="float">
            <text:p>0,2781785</text:p>
          </table:table-cell>
          <table:table-cell table:formula="of:=AVERAGE([.R9:.R12])" office:value-type="float" office:value="0.343816" calcext:value-type="float">
            <text:p>0,343816</text:p>
          </table:table-cell>
          <table:table-cell/>
          <table:table-cell table:style-name="ce2" table:formula="of:=AVERAGE([.T9:.T12])" office:value-type="float" office:value="0.35499475" calcext:value-type="float">
            <text:p>0,35499475</text:p>
          </table:table-cell>
          <table:table-cell table:style-name="ce10" table:formula="of:=AVERAGE([.U9:.U12])" office:value-type="float" office:value="0.40824825" calcext:value-type="float">
            <text:p>0,40824825</text:p>
          </table:table-cell>
          <table:table-cell table:style-name="ce2"/>
          <table:table-cell table:style-name="ce9" table:formula="of:=AVERAGE([.W9:.W12])" office:value-type="float" office:value="0.41816625" calcext:value-type="float">
            <text:p>0,41816625</text:p>
          </table:table-cell>
          <table:table-cell table:style-name="ce5" table:formula="of:=AVERAGE([.X9:.X12])" office:value-type="float" office:value="0.419257" calcext:value-type="float">
            <text:p>0,4192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B15:.B18])" office:value-type="float" office:value="0.309586851728175" calcext:value-type="float">
            <text:p>0,3095868517</text:p>
          </table:table-cell>
          <table:table-cell table:style-name="ce1" table:formula="of:=AVERAGE([.C15:.C18])" office:value-type="float" office:value="0.32556188603075" calcext:value-type="float">
            <text:p>0,325561886</text:p>
          </table:table-cell>
          <table:table-cell/>
          <table:table-cell table:style-name="ce1" table:formula="of:=AVERAGE([.E15:.E18])" office:value-type="float" office:value="0.36142759020825" calcext:value-type="float">
            <text:p>0,3614275902</text:p>
          </table:table-cell>
          <table:table-cell table:formula="of:=AVERAGE([.F15:.F18])" office:value-type="float" office:value="0.359069921819225" calcext:value-type="float">
            <text:p>0,3590699218</text:p>
          </table:table-cell>
          <table:table-cell/>
          <table:table-cell table:formula="of:=AVERAGE([.H15:.H18])" office:value-type="float" office:value="0.3268185" calcext:value-type="float">
            <text:p>0,3268185</text:p>
          </table:table-cell>
          <table:table-cell table:formula="of:=AVERAGE([.I15:.I18])" office:value-type="float" office:value="0.34862275" calcext:value-type="float">
            <text:p>0,34862275</text:p>
          </table:table-cell>
          <table:table-cell/>
          <table:table-cell table:formula="of:=AVERAGE([.K15:.K18])" office:value-type="float" office:value="0.22079583435025" calcext:value-type="float">
            <text:p>0,2207958344</text:p>
          </table:table-cell>
          <table:table-cell table:style-name="ce1" table:formula="of:=AVERAGE([.L15:.L18])" office:value-type="float" office:value="0.284838922796" calcext:value-type="float">
            <text:p>0,2848389228</text:p>
          </table:table-cell>
          <table:table-cell/>
          <table:table-cell table:style-name="ce10" table:formula="of:=AVERAGE([.N15:.N18])" office:value-type="float" office:value="0.3852848295055" calcext:value-type="float">
            <text:p>0,3852848295</text:p>
          </table:table-cell>
          <table:table-cell table:formula="of:=AVERAGE([.O15:.O18])" office:value-type="float" office:value="0.26086494847425" calcext:value-type="float">
            <text:p>0,2608649485</text:p>
          </table:table-cell>
          <table:table-cell/>
          <table:table-cell table:formula="of:=AVERAGE([.Q15:.Q18])" office:value-type="float" office:value="0.3371115" calcext:value-type="float">
            <text:p>0,3371115</text:p>
          </table:table-cell>
          <table:table-cell table:formula="of:=AVERAGE([.R15:.R18])" office:value-type="float" office:value="0.36891925" calcext:value-type="float">
            <text:p>0,36891925</text:p>
          </table:table-cell>
          <table:table-cell/>
          <table:table-cell table:style-name="ce2" table:formula="of:=AVERAGE([.T15:.T18])" office:value-type="float" office:value="0.38697475" calcext:value-type="float">
            <text:p>0,38697475</text:p>
          </table:table-cell>
          <table:table-cell table:style-name="ce10" table:formula="of:=AVERAGE([.U15:.U18])" office:value-type="float" office:value="0.3889315" calcext:value-type="float">
            <text:p>0,3889315</text:p>
          </table:table-cell>
          <table:table-cell table:style-name="ce2"/>
          <table:table-cell table:style-name="ce5" table:formula="of:=AVERAGE([.W15:.W18])" office:value-type="float" office:value="0.41660325" calcext:value-type="float">
            <text:p>0,41660325</text:p>
          </table:table-cell>
          <table:table-cell table:style-name="ce2" table:formula="of:=AVERAGE([.X15:.X18])" office:value-type="float" office:value="0.40721525" calcext:value-type="float">
            <text:p>0,407215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[.B21:.B24])" office:value-type="float" office:value="0.30418904860025" calcext:value-type="float">
            <text:p>0,3041890486</text:p>
          </table:table-cell>
          <table:table-cell table:style-name="ce1" table:formula="of:=AVERAGE([.C21:.C24])" office:value-type="float" office:value="0.3321938405305" calcext:value-type="float">
            <text:p>0,3321938405</text:p>
          </table:table-cell>
          <table:table-cell/>
          <table:table-cell table:formula="of:=AVERAGE([.E21:.E24])" office:value-type="float" office:value="0.3418107123175" calcext:value-type="float">
            <text:p>0,3418107123</text:p>
          </table:table-cell>
          <table:table-cell table:style-name="ce1" table:formula="of:=AVERAGE([.F21:.F24])" office:value-type="float" office:value="0.36713065284625" calcext:value-type="float">
            <text:p>0,3671306528</text:p>
          </table:table-cell>
          <table:table-cell/>
          <table:table-cell table:formula="of:=AVERAGE([.H21:.H24])" office:value-type="float" office:value="0.29061875" calcext:value-type="float">
            <text:p>0,29061875</text:p>
          </table:table-cell>
          <table:table-cell table:formula="of:=AVERAGE([.I21:.I24])" office:value-type="float" office:value="0.33227675" calcext:value-type="float">
            <text:p>0,33227675</text:p>
          </table:table-cell>
          <table:table-cell/>
          <table:table-cell table:style-name="ce1" table:formula="of:=AVERAGE([.K21:.K24])" office:value-type="float" office:value="0.313897935507" calcext:value-type="float">
            <text:p>0,3138979355</text:p>
          </table:table-cell>
          <table:table-cell table:formula="of:=AVERAGE([.L21:.L24])" office:value-type="float" office:value="0.29659793839175" calcext:value-type="float">
            <text:p>0,2965979384</text:p>
          </table:table-cell>
          <table:table-cell/>
          <table:table-cell table:formula="of:=AVERAGE([.N21:.N24])" office:value-type="float" office:value="0.32985006376025" calcext:value-type="float">
            <text:p>0,3298500638</text:p>
          </table:table-cell>
          <table:table-cell table:style-name="ce10" table:formula="of:=AVERAGE([.O21:.O24])" office:value-type="float" office:value="0.37447609373075" calcext:value-type="float">
            <text:p>0,3744760937</text:p>
          </table:table-cell>
          <table:table-cell/>
          <table:table-cell table:formula="of:=AVERAGE([.Q21:.Q24])" office:value-type="float" office:value="0.2958185" calcext:value-type="float">
            <text:p>0,2958185</text:p>
          </table:table-cell>
          <table:table-cell table:formula="of:=AVERAGE([.R21:.R24])" office:value-type="float" office:value="0.3643925" calcext:value-type="float">
            <text:p>0,3643925</text:p>
          </table:table-cell>
          <table:table-cell/>
          <table:table-cell table:style-name="ce2" table:formula="of:=AVERAGE([.T21:.T24])" office:value-type="float" office:value="0.3906925" calcext:value-type="float">
            <text:p>0,3906925</text:p>
          </table:table-cell>
          <table:table-cell table:style-name="ce10" table:formula="of:=AVERAGE([.U21:.U24])" office:value-type="float" office:value="0.39170625" calcext:value-type="float">
            <text:p>0,39170625</text:p>
          </table:table-cell>
          <table:table-cell table:style-name="ce2"/>
          <table:table-cell table:style-name="ce5" table:formula="of:=AVERAGE([.W21:.W24])" office:value-type="float" office:value="0.412016" calcext:value-type="float">
            <text:p>0,412016</text:p>
          </table:table-cell>
          <table:table-cell table:style-name="ce2" table:formula="of:=AVERAGE([.X21:.X24])" office:value-type="float" office:value="0.37564" calcext:value-type="float">
            <text:p>0,37564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  <table:table-cell table:style-name="Default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5];[.B9];[.B3];[.B21];[.B29])" office:value-type="float" office:value="0.460375588409" calcext:value-type="float">
            <text:p>0,4603755884</text:p>
          </table:table-cell>
          <table:table-cell table:style-name="ce10" table:formula="of:=MAX([.C15];[.C9];[.C3];[.C21];[.C29])" office:value-type="float" office:value="0.468336502941" calcext:value-type="float">
            <text:p>0,4683365029</text:p>
          </table:table-cell>
          <table:table-cell/>
          <table:table-cell table:style-name="ce2" table:formula="of:=MAX([.E15];[.E9];[.E3];[.E21];[.E29])" office:value-type="float" office:value="0.445094207119" calcext:value-type="float">
            <text:p>0,4450942071</text:p>
          </table:table-cell>
          <table:table-cell table:style-name="ce5" table:formula="of:=MAX([.F15];[.F9];[.F3];[.F21];[.F29])" office:value-type="float" office:value="0.55964762696" calcext:value-type="float">
            <text:p>0,559647627</text:p>
          </table:table-cell>
          <table:table-cell/>
          <table:table-cell table:formula="of:=MAX([.H15];[.H9];[.H3];[.H21];[.H29])" office:value-type="float" office:value="0.404204" calcext:value-type="float">
            <text:p>0,404204</text:p>
          </table:table-cell>
          <table:table-cell table:formula="of:=MAX([.I15];[.I9];[.I3];[.I21];[.I29])" office:value-type="float" office:value="0.415451" calcext:value-type="float">
            <text:p>0,415451</text:p>
          </table:table-cell>
          <table:table-cell/>
          <table:table-cell table:formula="of:=MAX([.K15];[.K9];[.K3];[.K21];[.K29])" office:value-type="float" office:value="0.37442294056" calcext:value-type="float">
            <text:p>0,3744229406</text:p>
          </table:table-cell>
          <table:table-cell table:style-name="ce1" table:formula="of:=MAX([.L15];[.L9];[.L3];[.L21];[.L29])" office:value-type="float" office:value="0.405738579055" calcext:value-type="float">
            <text:p>0,4057385791</text:p>
          </table:table-cell>
          <table:table-cell/>
          <table:table-cell table:style-name="ce1" table:formula="of:=MAX([.N15];[.N9];[.N3];[.N21];[.N29])" office:value-type="float" office:value="0.474379134316" calcext:value-type="float">
            <text:p>0,4743791343</text:p>
          </table:table-cell>
          <table:table-cell table:formula="of:=MAX([.O15];[.O9];[.O3];[.O21];[.O29])" office:value-type="float" office:value="0.365814580049" calcext:value-type="float">
            <text:p>0,36581458</text:p>
          </table:table-cell>
          <table:table-cell/>
          <table:table-cell table:style-name="ce2" table:formula="of:=MAX([.Q15];[.Q9];[.Q3];[.Q21];[.Q29])" office:value-type="float" office:value="0.405239" calcext:value-type="float">
            <text:p>0,405239</text:p>
          </table:table-cell>
          <table:table-cell table:formula="of:=MAX([.R15];[.R9];[.R3];[.R21];[.R29])" office:value-type="float" office:value="0.45345" calcext:value-type="float">
            <text:p>0,45345</text:p>
          </table:table-cell>
          <table:table-cell table:style-name="ce2"/>
          <table:table-cell table:style-name="ce2" table:formula="of:=MAX([.T15];[.T9];[.T3];[.T21];[.T29])" office:value-type="float" office:value="0.432306" calcext:value-type="float">
            <text:p>0,432306</text:p>
          </table:table-cell>
          <table:table-cell table:style-name="ce1" table:formula="of:=MAX([.U15];[.U9];[.U3];[.U21];[.U29])" office:value-type="float" office:value="0.53357" calcext:value-type="float">
            <text:p>0,53357</text:p>
          </table:table-cell>
          <table:table-cell table:style-name="ce2"/>
          <table:table-cell table:style-name="ce2" table:formula="of:=MAX([.W15];[.W9];[.W3];[.W21];[.W29])" office:value-type="float" office:value="0.473423" calcext:value-type="float">
            <text:p>0,473423</text:p>
          </table:table-cell>
          <table:table-cell table:style-name="ce1" table:formula="of:=MAX([.X15];[.X9];[.X3];[.X21];[.X29])" office:value-type="float" office:value="0.544654" calcext:value-type="float">
            <text:p>0,544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MAX([.B16];[.B10];[.B4];[.B22];[.B28])" office:value-type="float" office:value="0.352851686369" calcext:value-type="float">
            <text:p>0,3528516864</text:p>
          </table:table-cell>
          <table:table-cell table:style-name="ce2" table:formula="of:=MAX([.C16];[.C10];[.C4];[.C22];[.C28])" office:value-type="float" office:value="0.313416583003" calcext:value-type="float">
            <text:p>0,313416583</text:p>
          </table:table-cell>
          <table:table-cell/>
          <table:table-cell table:style-name="ce2" table:formula="of:=MAX([.E16];[.E10];[.E4];[.E22];[.E28])" office:value-type="float" office:value="0.3635805636035" calcext:value-type="float">
            <text:p>0,3635805636</text:p>
          </table:table-cell>
          <table:table-cell table:style-name="ce10" table:formula="of:=MAX([.F16];[.F10];[.F4];[.F22];[.F28])" office:value-type="float" office:value="0.3908102905935" calcext:value-type="float">
            <text:p>0,3908102906</text:p>
          </table:table-cell>
          <table:table-cell/>
          <table:table-cell table:style-name="ce1" table:formula="of:=MAX([.H16];[.H10];[.H4];[.H22];[.H28])" office:value-type="float" office:value="0.355531" calcext:value-type="float">
            <text:p>0,355531</text:p>
          </table:table-cell>
          <table:table-cell table:style-name="Default" table:formula="of:=MAX([.I16];[.I10];[.I4];[.I22];[.I28])" office:value-type="float" office:value="0.33162125" calcext:value-type="float">
            <text:p>0,33162125</text:p>
          </table:table-cell>
          <table:table-cell/>
          <table:table-cell table:style-name="ce9" table:formula="of:=MAX([.K16];[.K10];[.K4];[.K22];[.K28])" office:value-type="float" office:value="0.2818861603105" calcext:value-type="float">
            <text:p>0,2818861603</text:p>
          </table:table-cell>
          <table:table-cell table:style-name="ce1" table:formula="of:=MAX([.L16];[.L10];[.L4];[.L22];[.L28])" office:value-type="float" office:value="0.33968345688" calcext:value-type="float">
            <text:p>0,3396834569</text:p>
          </table:table-cell>
          <table:table-cell/>
          <table:table-cell table:style-name="ce2" table:formula="of:=MAX([.N16];[.N10];[.N4];[.N22];[.N28])" office:value-type="float" office:value="0.28432482769415" calcext:value-type="float">
            <text:p>0,2843248277</text:p>
          </table:table-cell>
          <table:table-cell table:style-name="ce1" table:formula="of:=MAX([.O16];[.O10];[.O4];[.O22];[.O28])" office:value-type="float" office:value="0.3553512284395" calcext:value-type="float">
            <text:p>0,3553512284</text:p>
          </table:table-cell>
          <table:table-cell/>
          <table:table-cell table:formula="of:=MAX([.Q16];[.Q10];[.Q4];[.Q22];[.Q28])" office:value-type="float" office:value="0.2781785" calcext:value-type="float">
            <text:p>0,2781785</text:p>
          </table:table-cell>
          <table:table-cell table:formula="of:=MAX([.R16];[.R10];[.R4];[.R22];[.R28])" office:value-type="float" office:value="0.343816" calcext:value-type="float">
            <text:p>0,343816</text:p>
          </table:table-cell>
          <table:table-cell/>
          <table:table-cell table:style-name="ce2" table:formula="of:=MAX([.T16];[.T10];[.T4];[.T22];[.T28])" office:value-type="float" office:value="0.35499475" calcext:value-type="float">
            <text:p>0,35499475</text:p>
          </table:table-cell>
          <table:table-cell table:style-name="ce10" table:formula="of:=MAX([.U16];[.U10];[.U4];[.U22];[.U28])" office:value-type="float" office:value="0.40824825" calcext:value-type="float">
            <text:p>0,40824825</text:p>
          </table:table-cell>
          <table:table-cell table:style-name="ce2"/>
          <table:table-cell table:style-name="ce9" table:formula="of:=MAX([.W16];[.W10];[.W4];[.W22];[.W28])" office:value-type="float" office:value="0.41816625" calcext:value-type="float">
            <text:p>0,41816625</text:p>
          </table:table-cell>
          <table:table-cell table:style-name="ce5" table:formula="of:=MAX([.X16];[.X10];[.X4];[.X22];[.X28])" office:value-type="float" office:value="0.419257" calcext:value-type="float">
            <text:p>0,419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MAX([.B17];[.B11];[.B5];[.B23];[.B27])" office:value-type="float" office:value="0.483524013747" calcext:value-type="float">
            <text:p>0,4835240137</text:p>
          </table:table-cell>
          <table:table-cell table:formula="of:=MAX([.C17];[.C11];[.C5];[.C23];[.C27])" office:value-type="float" office:value="0.450345037488" calcext:value-type="float">
            <text:p>0,4503450375</text:p>
          </table:table-cell>
          <table:table-cell/>
          <table:table-cell table:style-name="ce2" table:formula="of:=MAX([.E17];[.E11];[.E5];[.E23];[.E27])" office:value-type="float" office:value="0.429320793968" calcext:value-type="float">
            <text:p>0,429320794</text:p>
          </table:table-cell>
          <table:table-cell table:style-name="ce1" table:formula="of:=MAX([.F17];[.F11];[.F5];[.F23];[.F27])" office:value-type="float" office:value="0.47579551119" calcext:value-type="float">
            <text:p>0,4757955112</text:p>
          </table:table-cell>
          <table:table-cell/>
          <table:table-cell table:style-name="ce2" table:formula="of:=MAX([.H17];[.H11];[.H5];[.H23];[.H27])" office:value-type="float" office:value="0.407495" calcext:value-type="float">
            <text:p>0,407495</text:p>
          </table:table-cell>
          <table:table-cell table:formula="of:=MAX([.I17];[.I11];[.I5];[.I23];[.I27])" office:value-type="float" office:value="0.419695" calcext:value-type="float">
            <text:p>0,419695</text:p>
          </table:table-cell>
          <table:table-cell/>
          <table:table-cell table:style-name="ce2" table:formula="of:=MAX([.K17];[.K11];[.K5];[.K23];[.K27])" office:value-type="float" office:value="0.421957504105" calcext:value-type="float">
            <text:p>0,4219575041</text:p>
          </table:table-cell>
          <table:table-cell table:style-name="ce1" table:formula="of:=MAX([.L17];[.L11];[.L5];[.L23];[.L27])" office:value-type="float" office:value="0.464293497371" calcext:value-type="float">
            <text:p>0,4642934974</text:p>
          </table:table-cell>
          <table:table-cell/>
          <table:table-cell table:style-name="ce1" table:formula="of:=MAX([.N17];[.N11];[.N5];[.N23];[.N27])" office:value-type="float" office:value="0.465998270759" calcext:value-type="float">
            <text:p>0,4659982708</text:p>
          </table:table-cell>
          <table:table-cell table:formula="of:=MAX([.O17];[.O11];[.O5];[.O23];[.O27])" office:value-type="float" office:value="0.453477255933" calcext:value-type="float">
            <text:p>0,4534772559</text:p>
          </table:table-cell>
          <table:table-cell/>
          <table:table-cell table:style-name="ce2" table:formula="of:=MAX([.Q17];[.Q11];[.Q5];[.Q23];[.Q27])" office:value-type="float" office:value="0.402929" calcext:value-type="float">
            <text:p>0,402929</text:p>
          </table:table-cell>
          <table:table-cell table:formula="of:=MAX([.R17];[.R11];[.R5];[.R23];[.R27])" office:value-type="float" office:value="0.406306" calcext:value-type="float">
            <text:p>0,406306</text:p>
          </table:table-cell>
          <table:table-cell table:style-name="ce2"/>
          <table:table-cell table:style-name="ce2" table:formula="of:=MAX([.T17];[.T11];[.T5];[.T23];[.T27])" office:value-type="float" office:value="0.463084" calcext:value-type="float">
            <text:p>0,463084</text:p>
          </table:table-cell>
          <table:table-cell table:style-name="ce1" table:formula="of:=MAX([.U17];[.U11];[.U5];[.U23];[.U27])" office:value-type="float" office:value="0.474164" calcext:value-type="float">
            <text:p>0,474164</text:p>
          </table:table-cell>
          <table:table-cell table:style-name="ce2"/>
          <table:table-cell table:style-name="ce1" table:formula="of:=MAX([.W17];[.W11];[.W5];[.W23];[.W27])" office:value-type="float" office:value="0.463978" calcext:value-type="float">
            <text:p>0,463978</text:p>
          </table:table-cell>
          <table:table-cell table:style-name="ce2" table:formula="of:=MAX([.X17];[.X11];[.X5];[.X23];[.X27])" office:value-type="float" office:value="0.45524" calcext:value-type="float">
            <text:p>0,45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MAX([.B18];[.B12];[.B6];[.B24];[.B30])" office:value-type="float" office:value="0.347087141138" calcext:value-type="float">
            <text:p>0,3470871411</text:p>
          </table:table-cell>
          <table:table-cell table:style-name="ce1" table:formula="of:=MAX([.C18];[.C12];[.C6];[.C24];[.C30])" office:value-type="float" office:value="0.401538195268" calcext:value-type="float">
            <text:p>0,4015381953</text:p>
          </table:table-cell>
          <table:table-cell/>
          <table:table-cell table:style-name="ce2" table:formula="of:=MAX([.E18];[.E12];[.E6];[.E24];[.E30])" office:value-type="float" office:value="0.375892737201" calcext:value-type="float">
            <text:p>0,3758927372</text:p>
          </table:table-cell>
          <table:table-cell table:style-name="ce5" table:formula="of:=MAX([.F18];[.F12];[.F6];[.F24];[.F30])" office:value-type="float" office:value="0.436161772113" calcext:value-type="float">
            <text:p>0,4361617721</text:p>
          </table:table-cell>
          <table:table-cell/>
          <table:table-cell table:formula="of:=MAX([.H18];[.H12];[.H6];[.H24];[.H30])" office:value-type="float" office:value="0.350479" calcext:value-type="float">
            <text:p>0,350479</text:p>
          </table:table-cell>
          <table:table-cell table:formula="of:=MAX([.I18];[.I12];[.I6];[.I24];[.I30])" office:value-type="float" office:value="0.37454" calcext:value-type="float">
            <text:p>0,37454</text:p>
          </table:table-cell>
          <table:table-cell/>
          <table:table-cell table:style-name="ce10" table:formula="of:=MAX([.K18];[.K12];[.K6];[.K24];[.K30])" office:value-type="float" office:value="0.379025284004" calcext:value-type="float">
            <text:p>0,379025284</text:p>
          </table:table-cell>
          <table:table-cell table:formula="of:=MAX([.L18];[.L12];[.L6];[.L24];[.L30])" office:value-type="float" office:value="0.307567783605" calcext:value-type="float">
            <text:p>0,3075677836</text:p>
          </table:table-cell>
          <table:table-cell/>
          <table:table-cell table:style-name="ce2" table:formula="of:=MAX([.N18];[.N12];[.N6];[.N24];[.N30])" office:value-type="float" office:value="0.419767100492" calcext:value-type="float">
            <text:p>0,4197671005</text:p>
          </table:table-cell>
          <table:table-cell table:style-name="ce1" table:formula="of:=MAX([.O18];[.O12];[.O6];[.O24];[.O30])" office:value-type="float" office:value="0.436210795726" calcext:value-type="float">
            <text:p>0,4362107957</text:p>
          </table:table-cell>
          <table:table-cell/>
          <table:table-cell table:style-name="ce2" table:formula="of:=MAX([.Q18];[.Q12];[.Q6];[.Q24];[.Q30])" office:value-type="float" office:value="0.363968" calcext:value-type="float">
            <text:p>0,363968</text:p>
          </table:table-cell>
          <table:table-cell table:formula="of:=MAX([.R18];[.R12];[.R6];[.R24];[.R30])" office:value-type="float" office:value="0.390963" calcext:value-type="float">
            <text:p>0,390963</text:p>
          </table:table-cell>
          <table:table-cell table:style-name="ce2"/>
          <table:table-cell table:style-name="ce2" table:formula="of:=MAX([.T18];[.T12];[.T6];[.T24];[.T30])" office:value-type="float" office:value="0.411409" calcext:value-type="float">
            <text:p>0,411409</text:p>
          </table:table-cell>
          <table:table-cell table:style-name="ce1" table:formula="of:=MAX([.U18];[.U12];[.U6];[.U24];[.U30])" office:value-type="float" office:value="0.434159" calcext:value-type="float">
            <text:p>0,434159</text:p>
          </table:table-cell>
          <table:table-cell table:style-name="ce2"/>
          <table:table-cell table:style-name="ce2" table:formula="of:=MAX([.W18];[.W12];[.W6];[.W24];[.W30])" office:value-type="float" office:value="0.415974" calcext:value-type="float">
            <text:p>0,415974</text:p>
          </table:table-cell>
          <table:table-cell table:style-name="ce1" table:formula="of:=MAX([.X18];[.X12];[.X6];[.X24];[.X30])" office:value-type="float" office:value="0.435241" calcext:value-type="float">
            <text:p>0,435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'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9:46:46.081995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0:31:14.796455200</dc:date>
    <meta:editing-duration>PT3H30M58S</meta:editing-duration>
    <meta:editing-cycles>118</meta:editing-cycles>
    <meta:generator>LibreOffice/5.1.6.2$Linux_X86_64 LibreOffice_project/10m0$Build-2</meta:generator>
    <meta:document-statistic meta:table-count="4" meta:cell-count="1440" meta:object-count="0"/>
  </office:meta>
</office:document-meta>
</file>